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075in" fo:margin-left="-0.075in" fo:margin-top="0in" fo:margin-bottom="0in" table:align="left" style:writing-mode="lr-tb"/>
    </style:style>
    <style:style style:name="Table1.A" style:family="table-column">
      <style:table-column-properties style:column-width="1.1632in"/>
    </style:style>
    <style:style style:name="Table1.B" style:family="table-column">
      <style:table-column-properties style:column-width="2.9111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8" style:family="table-row">
      <style:table-row-properties fo:keep-together="always"/>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6.2639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0.7493in"/>
    </style:style>
    <style:style style:name="Table2.C" style:family="table-column">
      <style:table-column-properties style:column-width="0.5in"/>
    </style:style>
    <style:style style:name="Table2.F" style:family="table-column">
      <style:table-column-properties style:column-width="2in"/>
    </style:style>
    <style:style style:name="Table2.G" style:family="table-column">
      <style:table-column-properties style:column-width="0.625in"/>
    </style:style>
    <style:style style:name="Table2.H" style:family="table-column">
      <style:table-column-properties style:column-width="0.813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3" style:family="table-cell">
      <style:table-cell-properties style:vertical-align="" fo:padding-left="0.075in" fo:padding-right="0.075in" fo:padding-top="0in" fo:padding-bottom="0in" fo:border-left="none" fo:border-right="none" fo:border-top="0.5pt solid #000001" fo:border-bottom="0.5pt solid #000001"/>
    </style:style>
    <style:style style:name="Table2.A1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8257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0.875in"/>
    </style:style>
    <style:style style:name="Table3.C" style:family="table-column">
      <style:table-column-properties style:column-width="0.4993in"/>
    </style:style>
    <style:style style:name="Table3.D" style:family="table-column">
      <style:table-column-properties style:column-width="0.5in"/>
    </style:style>
    <style:style style:name="Table3.F" style:family="table-column">
      <style:table-column-properties style:column-width="1.375in"/>
    </style:style>
    <style:style style:name="Table3.G" style:family="table-column">
      <style:table-column-properties style:column-width="0.6257in"/>
    </style:style>
    <style:style style:name="Table3.1" style:family="table-row">
      <style:table-row-properties fo:keep-together="always"/>
    </style:style>
    <style:style style:name="Table3.A1" style:family="table-cell">
      <style:table-cell-properties style:vertical-align="bottom"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1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9507in" fo:margin-left="-0.075in" fo:margin-top="0in" fo:margin-bottom="0in" table:align="left" style:writing-mode="lr-tb"/>
    </style:style>
    <style:style style:name="Table4.A" style:family="table-column">
      <style:table-column-properties style:column-width="0.575in"/>
    </style:style>
    <style:style style:name="Table4.B" style:family="table-column">
      <style:table-column-properties style:column-width="0.8757in"/>
    </style:style>
    <style:style style:name="Table4.C" style:family="table-column">
      <style:table-column-properties style:column-width="0.4993in"/>
    </style:style>
    <style:style style:name="Table4.D" style:family="table-column">
      <style:table-column-properties style:column-width="0.5in"/>
    </style:style>
    <style:style style:name="Table4.E" style:family="table-column">
      <style:table-column-properties style:column-width="0.4278in"/>
    </style:style>
    <style:style style:name="Table4.F" style:family="table-column">
      <style:table-column-properties style:column-width="1.5722in"/>
    </style:style>
    <style:style style:name="Table4.G" style:family="table-column">
      <style:table-column-properties style:column-width="0.6257in"/>
    </style:style>
    <style:style style:name="Table4.H" style:family="table-column">
      <style:table-column-properties style:column-width="0.8743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6.2007in" fo:margin-left="-0.075in" fo:margin-top="0in" fo:margin-bottom="0in" table:align="left" style:writing-mode="lr-tb"/>
    </style:style>
    <style:style style:name="Table5.A" style:family="table-column">
      <style:table-column-properties style:column-width="0.575in"/>
    </style:style>
    <style:style style:name="Table5.B" style:family="table-column">
      <style:table-column-properties style:column-width="0.8743in"/>
    </style:style>
    <style:style style:name="Table5.C" style:family="table-column">
      <style:table-column-properties style:column-width="0.5in"/>
    </style:style>
    <style:style style:name="Table5.D" style:family="table-column">
      <style:table-column-properties style:column-width="0.4278in"/>
    </style:style>
    <style:style style:name="Table5.E" style:family="table-column">
      <style:table-column-properties style:column-width="0.4472in"/>
    </style:style>
    <style:style style:name="Table5.F" style:family="table-column">
      <style:table-column-properties style:column-width="1.875in"/>
    </style:style>
    <style:style style:name="Table5.G" style:family="table-column">
      <style:table-column-properties style:column-width="0.625in"/>
    </style:style>
    <style:style style:name="Table5.H" style:family="table-column">
      <style:table-column-properties style:column-width="0.8757in"/>
    </style:style>
    <style:style style:name="Table5.1" style:family="table-row">
      <style:table-row-properties fo:keep-together="always"/>
    </style:style>
    <style:style style:name="Table5.A1" style:family="table-cell">
      <style:table-cell-properties style:vertical-align="bottom"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3" style:family="table-cell">
      <style:table-cell-properties style:vertical-align="" fo:padding-left="0.075in" fo:padding-right="0.075in" fo:padding-top="0in" fo:padding-bottom="0in" fo:border-left="none" fo:border-right="none" fo:border-top="0.5pt solid #000001" fo:border-bottom="0.5pt solid #000001"/>
    </style:style>
    <style:style style:name="Table5.A1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9507in" fo:margin-left="-0.075in" fo:margin-top="0in" fo:margin-bottom="0in" table:align="left" style:writing-mode="lr-tb"/>
    </style:style>
    <style:style style:name="Table6.A" style:family="table-column">
      <style:table-column-properties style:column-width="0.575in"/>
    </style:style>
    <style:style style:name="Table6.B" style:family="table-column">
      <style:table-column-properties style:column-width="0.8757in"/>
    </style:style>
    <style:style style:name="Table6.C" style:family="table-column">
      <style:table-column-properties style:column-width="0.4993in"/>
    </style:style>
    <style:style style:name="Table6.D" style:family="table-column">
      <style:table-column-properties style:column-width="0.5in"/>
    </style:style>
    <style:style style:name="Table6.F" style:family="table-column">
      <style:table-column-properties style:column-width="1.375in"/>
    </style:style>
    <style:style style:name="Table6.G" style:family="table-column">
      <style:table-column-properties style:column-width="0.75in"/>
    </style:style>
    <style:style style:name="Table6.H" style:family="table-column">
      <style:table-column-properties style:column-width="0.875in"/>
    </style:style>
    <style:style style:name="Table6.1" style:family="table-row">
      <style:table-row-properties fo:keep-together="always"/>
    </style:style>
    <style:style style:name="Table6.A1" style:family="table-cell">
      <style:table-cell-properties style:vertical-align="bottom"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3" style:family="table-cell">
      <style:table-cell-properties style:vertical-align="" fo:padding-left="0.075in" fo:padding-right="0.075in" fo:padding-top="0in" fo:padding-bottom="0in" fo:border-left="none" fo:border-right="none" fo:border-top="0.5pt solid #000001" fo:border-bottom="0.5pt solid #000001"/>
    </style:style>
    <style:style style:name="Table6.A1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9507in" fo:margin-left="-0.075in" fo:margin-top="0in" fo:margin-bottom="0in" table:align="left" style:writing-mode="lr-tb"/>
    </style:style>
    <style:style style:name="Table7.A" style:family="table-column">
      <style:table-column-properties style:column-width="0.5736in"/>
    </style:style>
    <style:style style:name="Table7.B" style:family="table-column">
      <style:table-column-properties style:column-width="0.8757in"/>
    </style:style>
    <style:style style:name="Table7.C" style:family="table-column">
      <style:table-column-properties style:column-width="0.5in"/>
    </style:style>
    <style:style style:name="Table7.E" style:family="table-column">
      <style:table-column-properties style:column-width="0.4993in"/>
    </style:style>
    <style:style style:name="Table7.F" style:family="table-column">
      <style:table-column-properties style:column-width="1.5007in"/>
    </style:style>
    <style:style style:name="Table7.G" style:family="table-column">
      <style:table-column-properties style:column-width="0.625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3" style:family="table-cell">
      <style:table-cell-properties style:vertical-align="" fo:padding-left="0.075in" fo:padding-right="0.075in" fo:padding-top="0in" fo:padding-bottom="0in" fo:border-left="none" fo:border-right="none" fo:border-top="0.5pt solid #000001" fo:border-bottom="0.5pt solid #000001"/>
    </style:style>
    <style:style style:name="Table7.A1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6.2007in" fo:margin-left="-0.075in" fo:margin-top="0in" fo:margin-bottom="0in" table:align="left" style:writing-mode="lr-tb"/>
    </style:style>
    <style:style style:name="Table8.A" style:family="table-column">
      <style:table-column-properties style:column-width="0.5736in"/>
    </style:style>
    <style:style style:name="Table8.B" style:family="table-column">
      <style:table-column-properties style:column-width="0.8757in"/>
    </style:style>
    <style:style style:name="Table8.C" style:family="table-column">
      <style:table-column-properties style:column-width="0.5in"/>
    </style:style>
    <style:style style:name="Table8.D" style:family="table-column">
      <style:table-column-properties style:column-width="0.4993in"/>
    </style:style>
    <style:style style:name="Table8.F" style:family="table-column">
      <style:table-column-properties style:column-width="1.625in"/>
    </style:style>
    <style:style style:name="Table8.G" style:family="table-column">
      <style:table-column-properties style:column-width="0.7507in"/>
    </style:style>
    <style:style style:name="Table8.1" style:family="table-row">
      <style:table-row-properties fo:keep-together="always"/>
    </style:style>
    <style:style style:name="Table8.A1" style:family="table-cell">
      <style:table-cell-properties style:vertical-align="bottom" fo:padding-left="0.075in" fo:padding-right="0.075in" fo:padding-top="0in" fo:padding-bottom="0in" fo:border-left="none" fo:border-right="none" fo:border-top="none" fo:border-bottom="0.5pt solid #000001"/>
    </style:style>
    <style:style style:name="Table8.2" style:family="table-row">
      <style:table-row-properties fo:keep-together="auto"/>
    </style:style>
    <style:style style:name="Table8.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8.A3" style:family="table-cell">
      <style:table-cell-properties style:vertical-align="" fo:padding-left="0.075in" fo:padding-right="0.075in" fo:padding-top="0in" fo:padding-bottom="0in" fo:border-left="none" fo:border-right="none" fo:border-top="0.5pt solid #000001" fo:border-bottom="0.5pt solid #000001"/>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7007in" fo:margin-left="-0.075in" fo:margin-top="0in" fo:margin-bottom="0in" table:align="left" style:writing-mode="lr-tb"/>
    </style:style>
    <style:style style:name="Table9.A" style:family="table-column">
      <style:table-column-properties style:column-width="0.575in"/>
    </style:style>
    <style:style style:name="Table9.B" style:family="table-column">
      <style:table-column-properties style:column-width="0.875in"/>
    </style:style>
    <style:style style:name="Table9.C" style:family="table-column">
      <style:table-column-properties style:column-width="0.5in"/>
    </style:style>
    <style:style style:name="Table9.F" style:family="table-column">
      <style:table-column-properties style:column-width="1.25in"/>
    </style:style>
    <style:style style:name="Table9.G" style:family="table-column">
      <style:table-column-properties style:column-width="0.625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3" style:family="table-cell">
      <style:table-cell-properties style:vertical-align="" fo:padding-left="0.075in" fo:padding-right="0.075in" fo:padding-top="0in" fo:padding-bottom="0in" fo:border-left="none" fo:border-right="none" fo:border-top="0.5pt solid #000001" fo:border-bottom="0.5pt solid #000001"/>
    </style:style>
    <style:style style:name="Table9.A1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3.8174in" fo:margin-left="-0.075in" fo:margin-top="0in" fo:margin-bottom="0in" table:align="left" style:writing-mode="lr-tb"/>
    </style:style>
    <style:style style:name="Table10.A" style:family="table-column">
      <style:table-column-properties style:column-width="1.7222in"/>
    </style:style>
    <style:style style:name="Table10.B" style:family="table-column">
      <style:table-column-properties style:column-width="0.7104in"/>
    </style:style>
    <style:style style:name="Table10.C" style:family="table-column">
      <style:table-column-properties style:column-width="1.384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15"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1.7167in" fo:margin-left="-0.075in" fo:margin-top="0in" fo:margin-bottom="0in" table:align="left" style:writing-mode="lr-tb"/>
    </style:style>
    <style:style style:name="Table11.A" style:family="table-column">
      <style:table-column-properties style:column-width="0.7826in"/>
    </style:style>
    <style:style style:name="Table11.B" style:family="table-column">
      <style:table-column-properties style:column-width="0.933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3"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1.4931in" fo:margin-left="-0.075in" fo:margin-top="0in" fo:margin-bottom="0in" table:align="left" style:writing-mode="lr-tb"/>
    </style:style>
    <style:style style:name="Table12.A" style:family="table-column">
      <style:table-column-properties style:column-width="0.7833in"/>
    </style:style>
    <style:style style:name="Table12.B" style:family="table-column">
      <style:table-column-properties style:column-width="0.70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3"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3.8611in" fo:margin-left="-0.075in" fo:margin-top="0in" fo:margin-bottom="0in" table:align="left" style:writing-mode="lr-tb"/>
    </style:style>
    <style:style style:name="Table13.A" style:family="table-column">
      <style:table-column-properties style:column-width="2.6146in"/>
    </style:style>
    <style:style style:name="Table13.B" style:family="table-column">
      <style:table-column-properties style:column-width="1.2458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14" style:family="table-row">
      <style:table-row-properties fo:keep-together="always"/>
    </style:style>
    <style:style style:name="Table13.A16"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5.9507in" fo:margin-left="-0.075in" fo:margin-top="0in" fo:margin-bottom="0in" table:align="left" style:writing-mode="lr-tb"/>
    </style:style>
    <style:style style:name="Table14.A" style:family="table-column">
      <style:table-column-properties style:column-width="0.5736in"/>
    </style:style>
    <style:style style:name="Table14.B" style:family="table-column">
      <style:table-column-properties style:column-width="0.8757in"/>
    </style:style>
    <style:style style:name="Table14.C" style:family="table-column">
      <style:table-column-properties style:column-width="0.5007in"/>
    </style:style>
    <style:style style:name="Table14.D" style:family="table-column">
      <style:table-column-properties style:column-width="0.5in"/>
    </style:style>
    <style:style style:name="Table14.F" style:family="table-column">
      <style:table-column-properties style:column-width="1.5in"/>
    </style:style>
    <style:style style:name="Table14.G" style:family="table-column">
      <style:table-column-properties style:column-width="0.6257in"/>
    </style:style>
    <style:style style:name="Table14.H" style:family="table-column">
      <style:table-column-properties style:column-width="0.8743in"/>
    </style:style>
    <style:style style:name="Table14.1" style:family="table-row">
      <style:table-row-properties fo:keep-together="always"/>
    </style:style>
    <style:style style:name="Table14.A1" style:family="table-cell">
      <style:table-cell-properties style:vertical-align="bottom" fo:padding-left="0.075in" fo:padding-right="0.075in" fo:padding-top="0in" fo:padding-bottom="0in" fo:border-left="none" fo:border-right="none" fo:border-top="none" fo:border-bottom="0.5pt solid #000001"/>
    </style:style>
    <style:style style:name="Table14.2" style:family="table-row">
      <style:table-row-properties fo:keep-together="auto"/>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A3" style:family="table-cell">
      <style:table-cell-properties style:vertical-align="" fo:padding-left="0.075in" fo:padding-right="0.075in" fo:padding-top="0in" fo:padding-bottom="0in" fo:border-left="none" fo:border-right="none" fo:border-top="0.5pt solid #000001" fo:border-bottom="0.5pt solid #000001"/>
    </style:style>
    <style:style style:name="Table14.A1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8257in" fo:margin-left="-0.075in" fo:margin-top="0in" fo:margin-bottom="0in" table:align="left" style:writing-mode="lr-tb"/>
    </style:style>
    <style:style style:name="Table15.A" style:family="table-column">
      <style:table-column-properties style:column-width="0.5743in"/>
    </style:style>
    <style:style style:name="Table15.B" style:family="table-column">
      <style:table-column-properties style:column-width="0.8757in"/>
    </style:style>
    <style:style style:name="Table15.C" style:family="table-column">
      <style:table-column-properties style:column-width="0.4993in"/>
    </style:style>
    <style:style style:name="Table15.D" style:family="table-column">
      <style:table-column-properties style:column-width="0.5in"/>
    </style:style>
    <style:style style:name="Table15.E" style:family="table-column">
      <style:table-column-properties style:column-width="0.4285in"/>
    </style:style>
    <style:style style:name="Table15.F" style:family="table-column">
      <style:table-column-properties style:column-width="1.4465in"/>
    </style:style>
    <style:style style:name="Table15.G" style:family="table-column">
      <style:table-column-properties style:column-width="0.6257in"/>
    </style:style>
    <style:style style:name="Table15.H" style:family="table-column">
      <style:table-column-properties style:column-width="0.875in"/>
    </style:style>
    <style:style style:name="Table15.1" style:family="table-row">
      <style:table-row-properties fo:keep-together="always"/>
    </style:style>
    <style:style style:name="Table15.A1" style:family="table-cell">
      <style:table-cell-properties style:vertical-align="bottom"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3" style:family="table-cell">
      <style:table-cell-properties style:vertical-align="" fo:padding-left="0.075in" fo:padding-right="0.075in" fo:padding-top="0in" fo:padding-bottom="0in" fo:border-left="none" fo:border-right="none" fo:border-top="0.5pt solid #000001" fo:border-bottom="0.5pt solid #000001"/>
    </style:style>
    <style:style style:name="Table15.A12"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6.0757in" fo:margin-left="-0.075in" fo:margin-top="0in" fo:margin-bottom="0in" table:align="left" style:writing-mode="lr-tb"/>
    </style:style>
    <style:style style:name="Table16.A" style:family="table-column">
      <style:table-column-properties style:column-width="0.575in"/>
    </style:style>
    <style:style style:name="Table16.B" style:family="table-column">
      <style:table-column-properties style:column-width="0.875in"/>
    </style:style>
    <style:style style:name="Table16.C" style:family="table-column">
      <style:table-column-properties style:column-width="0.5in"/>
    </style:style>
    <style:style style:name="Table16.F" style:family="table-column">
      <style:table-column-properties style:column-width="1.625in"/>
    </style:style>
    <style:style style:name="Table16.G" style:family="table-column">
      <style:table-column-properties style:column-width="0.6257in"/>
    </style:style>
    <style:style style:name="Table16.H" style:family="table-column">
      <style:table-column-properties style:column-width="0.8743in"/>
    </style:style>
    <style:style style:name="Table16.1" style:family="table-row">
      <style:table-row-properties fo:keep-together="always"/>
    </style:style>
    <style:style style:name="Table16.A1" style:family="table-cell">
      <style:table-cell-properties style:vertical-align="bottom" fo:padding-left="0.075in" fo:padding-right="0.075in" fo:padding-top="0in" fo:padding-bottom="0in" fo:border-left="none" fo:border-right="none" fo:border-top="none" fo:border-bottom="0.5pt solid #000001"/>
    </style:style>
    <style:style style:name="Table16.2" style:family="table-row">
      <style:table-row-properties fo:keep-together="auto"/>
    </style:style>
    <style:style style:name="Table1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6.A3" style:family="table-cell">
      <style:table-cell-properties style:vertical-align="" fo:padding-left="0.075in" fo:padding-right="0.075in" fo:padding-top="0in" fo:padding-bottom="0in" fo:border-left="none" fo:border-right="none" fo:border-top="0.5pt solid #000001" fo:border-bottom="0.5pt solid #000001"/>
    </style:style>
    <style:style style:name="Table16.A12"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3.5215in" fo:margin-left="-0.075in" fo:margin-top="0in" fo:margin-bottom="0in" table:align="left" style:writing-mode="lr-tb"/>
    </style:style>
    <style:style style:name="Table17.A" style:family="table-column">
      <style:table-column-properties style:column-width="2.4951in"/>
    </style:style>
    <style:style style:name="Table17.B" style:family="table-column">
      <style:table-column-properties style:column-width="1.025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5"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6.3257in" fo:margin-left="-0.075in" fo:margin-top="0in" fo:margin-bottom="0in" table:align="left" style:writing-mode="lr-tb"/>
    </style:style>
    <style:style style:name="Table18.A" style:family="table-column">
      <style:table-column-properties style:column-width="0.575in"/>
    </style:style>
    <style:style style:name="Table18.B" style:family="table-column">
      <style:table-column-properties style:column-width="0.8743in"/>
    </style:style>
    <style:style style:name="Table18.C" style:family="table-column">
      <style:table-column-properties style:column-width="0.5in"/>
    </style:style>
    <style:style style:name="Table18.E" style:family="table-column">
      <style:table-column-properties style:column-width="0.4993in"/>
    </style:style>
    <style:style style:name="Table18.F" style:family="table-column">
      <style:table-column-properties style:column-width="1.875in"/>
    </style:style>
    <style:style style:name="Table18.G" style:family="table-column">
      <style:table-column-properties style:column-width="0.625in"/>
    </style:style>
    <style:style style:name="Table18.H" style:family="table-column">
      <style:table-column-properties style:column-width="0.8764in"/>
    </style:style>
    <style:style style:name="Table18.1" style:family="table-row">
      <style:table-row-properties fo:keep-together="always"/>
    </style:style>
    <style:style style:name="Table18.A1" style:family="table-cell">
      <style:table-cell-properties style:vertical-align="bottom" fo:padding-left="0.075in" fo:padding-right="0.075in" fo:padding-top="0in" fo:padding-bottom="0in" fo:border-left="none" fo:border-right="none" fo:border-top="none" fo:border-bottom="0.5pt solid #000001"/>
    </style:style>
    <style:style style:name="Table18.2" style:family="table-row">
      <style:table-row-properties fo:keep-together="auto"/>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8.A1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align="center" style:justify-single-word="false" fo:orphans="2" fo:widows="2" fo:text-indent="0in" style:auto-text-indent="false" style:vertical-align="auto">
        <style:tab-stops/>
      </style:paragraph-properties>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align="center" style:justify-single-word="false" fo:orphans="2" fo:widows="2" fo:text-indent="0in" style:auto-text-indent="false" style:vertical-align="auto"/>
      <style:text-properties style:font-name="Times New Roman" fo:font-size="10pt" fo:language="en" fo:country="US" style:font-size-asian="10pt" style:language-asian="en" style:country-asian="US"/>
    </style:style>
    <style:style style:name="P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start" style:justify-single-word="false" fo:orphans="2" fo:widows="2" fo:text-indent="0in" style:auto-text-indent="false" style:vertical-align="auto"/>
    </style:style>
    <style:style style:name="P8" style:family="paragraph" style:parent-style-name="Standard">
      <style:paragraph-properties fo:margin-left="0in" fo:margin-right="0in" fo:text-align="start" style:justify-single-word="false" fo:orphans="2" fo:widows="2" fo:text-indent="0in" style:auto-text-indent="false" style:vertical-align="auto">
        <style:tab-stops/>
      </style:paragraph-properties>
    </style:style>
    <style:style style:name="P9" style:family="paragraph" style:parent-style-name="Standard">
      <style:paragraph-properties fo:margin-left="0in" fo:margin-right="0in" fo:text-align="start" style:justify-single-word="false"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master-page-name="Standard">
      <style:paragraph-properties fo:margin-left="0in" fo:margin-right="0in" fo:text-indent="0in" style:auto-text-indent="false" style:page-number="auto"/>
    </style:style>
    <style:style style:name="P13" style:family="paragraph" style:parent-style-name="Standard">
      <style:paragraph-properties fo:margin-left="0in" fo:margin-right="0in" fo:text-indent="0.1252in" style:auto-text-indent="false"/>
    </style:style>
    <style:style style:name="P14" style:family="paragraph" style:parent-style-name="Standard">
      <style:paragraph-properties fo:margin-left="0in" fo:margin-right="0in" fo:text-indent="0.1252in" style:auto-text-indent="false">
        <style:tab-stops/>
      </style:paragraph-properties>
    </style:style>
    <style:style style:name="P15" style:family="paragraph" style:parent-style-name="Text_20_body">
      <style:paragraph-properties fo:margin-left="0in" fo:margin-right="0in" fo:text-indent="0in" style:auto-text-indent="false"/>
    </style:style>
    <style:style style:name="P16" style:family="paragraph" style:parent-style-name="Heading_20_3">
      <style:paragraph-properties fo:margin-left="0in" fo:margin-right="0in" fo:text-indent="0in" style:auto-text-indent="false"/>
    </style:style>
    <style:style style:name="P17" style:family="paragraph" style:parent-style-name="Heading_20_3">
      <style:paragraph-properties fo:margin-left="0in" fo:margin-right="0in" fo:text-indent="0in" style:auto-text-indent="false">
        <style:tab-stops/>
      </style:paragraph-properties>
    </style:style>
    <style:style style:name="P18" style:family="paragraph" style:parent-style-name="Heading_20_3">
      <style:paragraph-properties fo:margin-left="0in" fo:margin-right="0in" fo:text-align="center" style:justify-single-word="false" fo:text-indent="0in" style:auto-text-indent="false">
        <style:tab-stops/>
      </style:paragraph-properties>
    </style:style>
    <style:style style:name="P19" style:family="paragraph" style:parent-style-name="Heading_20_2" style:list-style-name="">
      <style:paragraph-properties fo:margin-left="0in" fo:margin-right="0in" fo:text-indent="0in" style:auto-text-indent="false"/>
    </style:style>
    <style:style style:name="P20" style:family="paragraph" style:parent-style-name="Heading_20_2" style:list-style-name="">
      <style:paragraph-properties fo:margin-left="0in" fo:margin-right="0in" fo:text-indent="0in" style:auto-text-indent="false"/>
      <style:text-properties style:font-name="Times New Roman" fo:font-size="18pt" fo:language="en" fo:country="US" fo:font-style="normal" style:font-size-asian="18pt" style:language-asian="en" style:country-asian="US" style:font-style-asian="normal"/>
    </style:style>
    <style:style style:name="P21" style:family="paragraph" style:parent-style-name="Heading_20_4">
      <style:paragraph-properties fo:margin-left="0in" fo:margin-right="0in" fo:text-indent="0in" style:auto-text-indent="false">
        <style:tab-stops/>
      </style:paragraph-properties>
    </style:style>
    <style:style style:name="P22" style:family="paragraph" style:parent-style-name="Normal_20__28_Web_29_">
      <style:paragraph-properties fo:margin-left="0in" fo:margin-right="0in" fo:margin-top="0in" fo:margin-bottom="0in" loext:contextual-spacing="false" fo:text-indent="0in" style:auto-text-indent="false"/>
    </style:style>
    <style:style style:name="P23"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0pt" fo:language="en" fo:country="US" style:font-size-asian="10pt" style:language-asian="en" style:country-asian="US"/>
    </style:style>
    <style:style style:name="P24" style:family="paragraph" style:parent-style-name="Normal_20__28_Web_29_">
      <style:paragraph-properties fo:margin-left="0in" fo:margin-right="0in" fo:margin-top="0in" fo:margin-bottom="0in" loext:contextual-spacing="false" fo:text-indent="0in" style:auto-text-indent="false"/>
      <style:text-properties style:font-name="Times New Roman" fo:font-size="18pt" fo:language="en" fo:country="US" style:font-size-asian="18pt" style:language-asian="en" style:country-asian="US"/>
    </style:style>
    <style:style style:name="P25" style:family="paragraph" style:parent-style-name="Body_20_Text_20_2">
      <style:paragraph-properties fo:margin-left="0in" fo:margin-right="-0.3335in" fo:text-indent="0in" style:auto-text-indent="false"/>
    </style:style>
    <style:style style:name="P26" style:family="paragraph" style:parent-style-name="caption">
      <style:paragraph-properties fo:margin-left="0in" fo:margin-right="0in"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8pt" fo:language="en" fo:country="US" fo:font-style="normal" style:font-size-asian="18pt" style:language-asian="en" style:country-asian="US" style:font-style-asian="normal"/>
    </style:style>
    <style:style style:name="T5" style:family="text">
      <style:text-properties style:font-name="Times New Roman" fo:font-size="10pt" fo:language="en" fo:country="US" style:font-size-asian="10pt" style:language-asian="en" style:country-asian="US"/>
    </style:style>
    <style:style style:name="T6" style:family="text">
      <style:text-properties style:font-name="Times New Roman" fo:font-size="10pt" fo:language="en" fo:country="US" fo:font-style="normal" fo:font-weight="bold" style:font-size-asian="10pt" style:language-asian="en" style:country-asian="US" style:font-style-asian="normal" style:font-weight-asian="bold"/>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0pt" style:font-size-asian="10pt"/>
    </style:style>
    <style:style style:name="T10" style:family="text">
      <style:text-properties style:text-position="super 58%" style:font-name="Times New Roman" fo:font-size="10pt" fo:font-weight="bold" style:font-size-asian="10pt" style:font-weight-asian="bold"/>
    </style:style>
    <style:style style:name="T11" style:family="text">
      <style:text-properties style:text-position="super 58%" style:font-name="Times New Roman" fo:font-size="10pt" fo:language="en" fo:country="US" fo:font-weight="bold" style:font-size-asian="10pt" style:language-asian="en" style:country-asian="US" style:font-weight-asian="bold"/>
    </style:style>
    <style:style style:name="T12"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is material is Open Game Content, and is licensed for public use under the terms of the Open Game License v1.0a.</text:span></text:p>
      <text:p text:style-name="P22"><text:span text:style-name="T3">ADVANCED CLASSES</text:span></text:p>
      <text:p text:style-name="P23"/>
      <text:p text:style-name="P1"><text:span text:style-name="T5">An advanced class represents a focus and a calling for the experienced adventurer. It provides a specialization and a range of power and ability to give a character that something extra to set him or her apart.</text:span></text:p>
      <text:p text:style-name="P1"><text:span text:style-name="T5">Although each advanced class naturally builds from a certain basic class, every advanced class is available to all characters who fulfill the prerequisites of the class, regardless of what basic classes they have gained levels in. The associations between basic classes and advanced classes are summarized on the following table.</text:span></text:p>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8">Basic Class</text:span><text:span text:style-name="superscript_20__23__20_in_20_tables"><text:span text:style-name="T10">1</text:span></text:span></text:p>
          </table:table-cell>
          <table:table-cell table:style-name="Table1.A1" office:value-type="string">
            <text:p text:style-name="P6"><text:span text:style-name="T8">Advanced Class</text:span></text:p>
          </table:table-cell>
        </table:table-row>
        <table:table-row table:style-name="Table1.1">
          <table:table-cell table:style-name="Table1.A2" office:value-type="string">
            <text:p text:style-name="P6"><text:span text:style-name="T9">Strong</text:span></text:p>
          </table:table-cell>
          <table:table-cell table:style-name="Table1.A2" office:value-type="string">
            <text:p text:style-name="P6"><text:span text:style-name="T9">Soldier; Martial Artist</text:span></text:p>
          </table:table-cell>
        </table:table-row>
        <table:table-row table:style-name="Table1.1">
          <table:table-cell table:style-name="Table1.A2" office:value-type="string">
            <text:p text:style-name="P1"><text:span text:style-name="T9">Fast</text:span></text:p>
          </table:table-cell>
          <table:table-cell table:style-name="Table1.A2" office:value-type="string">
            <text:p text:style-name="P1"><text:span text:style-name="T9">Gunslinger; Infiltrator</text:span></text:p>
          </table:table-cell>
        </table:table-row>
        <table:table-row table:style-name="Table1.1">
          <table:table-cell table:style-name="Table1.A2" office:value-type="string">
            <text:p text:style-name="P1"><text:span text:style-name="T9">Tough</text:span></text:p>
          </table:table-cell>
          <table:table-cell table:style-name="Table1.A2" office:value-type="string">
            <text:p text:style-name="P1"><text:span text:style-name="T9">Daredevil; Bodyguard</text:span></text:p>
          </table:table-cell>
        </table:table-row>
        <table:table-row table:style-name="Table1.1">
          <table:table-cell table:style-name="Table1.A2" office:value-type="string">
            <text:p text:style-name="P1"><text:span text:style-name="T9">Smart</text:span></text:p>
          </table:table-cell>
          <table:table-cell table:style-name="Table1.A2" office:value-type="string">
            <text:p text:style-name="P1"><text:span text:style-name="T9">Field Scientist; Techie, Mage</text:span></text:p>
          </table:table-cell>
        </table:table-row>
        <table:table-row table:style-name="Table1.1">
          <table:table-cell table:style-name="Table1.A2" office:value-type="string">
            <text:p text:style-name="P1"><text:span text:style-name="T9">Dedicated</text:span></text:p>
          </table:table-cell>
          <table:table-cell table:style-name="Table1.A2" office:value-type="string">
            <text:p text:style-name="P1"><text:span text:style-name="T9">Field Medic; Investigator, Acolyte</text:span></text:p>
          </table:table-cell>
        </table:table-row>
        <table:table-row table:style-name="Table1.1">
          <table:table-cell table:style-name="Table1.A2" office:value-type="string">
            <text:p text:style-name="P1"><text:span text:style-name="T9">Charismatic</text:span></text:p>
          </table:table-cell>
          <table:table-cell table:style-name="Table1.A2" office:value-type="string">
            <text:p text:style-name="P1"><text:span text:style-name="T9">Personality; Negotiator</text:span></text:p>
          </table:table-cell>
        </table:table-row>
        <table:table-row table:style-name="Table1.8">
          <table:table-cell table:style-name="Table1.A8" table:number-columns-spanned="2" office:value-type="string">
            <text:p text:style-name="P6"><text:span text:style-name="T9">1 The given basic class provides the fastest path to both of the associated advanced classes, though not the only path.</text:span></text:p>
          </table:table-cell>
          <table:covered-table-cell/>
        </table:table-row>
      </table:table>
      <text:p text:style-name="P2"/>
      <text:p text:style-name="P1"><text:span text:style-name="T5">The Gamemaster may add advanced classes specifically suited to his or her campaign. Conversely, the GM can decide that certain advanced classes aren’t available in the campaign. Check with your GM before selecting an advanced class.</text:span></text:p>
      <text:p text:style-name="P2"/>
      <text:h text:style-name="P19" text:outline-level="2"><text:span text:style-name="T6">Qualifying for an Advanced Class</text:span></text:h>
      <text:p text:style-name="P1"><text:span text:style-name="T5">Advanced classes are like basic classes, except that they have requirements that must be met before a character can attain 1st level in the class. A character who qualifies can choose an advanced class as an additional class as he or she gains levels, using the multiclassing rules. Some combination of base attack bonus, feats, and skill ranks determines whether a character is eligible to gain a level in an advanced class. </text:span></text:p>
      <text:h text:style-name="P20" text:outline-level="2"/>
      <text:h text:style-name="P19" text:outline-level="2"><text:span text:style-name="T4">SOLDIER</text:span></text:h>
      <text:h text:style-name="P16" text:outline-level="3"><text:span text:style-name="T7">Requirements</text:span></text:h>
      <text:p text:style-name="P1"><text:span text:style-name="T5">To qualify to become a Soldier, a character must fulfill the following criteria.</text:span></text:p>
      <text:p text:style-name="P1"><text:span text:style-name="T7">Base Attack Bonus: </text:span><text:span text:style-name="T5">+3.</text:span></text:p>
      <text:p text:style-name="P1"><text:span text:style-name="T7">Skill:</text:span><text:span text:style-name="T5"> Knowledge (tactics) 3 ranks.</text:span></text:p>
      <text:p text:style-name="P15"><text:span text:style-name="T7">Feat:</text:span><text:span text:style-name="T5"> Personal Firearms Proficiency.</text:span></text:p>
      <text:h text:style-name="P16" text:outline-level="3"><text:span text:style-name="T7">Class Information</text:span></text:h>
      <text:p text:style-name="P1"><text:span text:style-name="T7">Hit Die:</text:span><text:span text:style-name="T5"> 1d10</text:span></text:p>
      <text:p text:style-name="P1"><text:span text:style-name="T7">Action Points:</text:span><text:span text:style-name="T5"> 6 + one-half character level, rounded down, every time the character attains a new level in this class.</text:span></text:p>
      <text:p text:style-name="P1"><text:soft-page-break/><text:span text:style-name="T7">Class Skills</text:span></text:p>
      <text:p text:style-name="P1"><text:span text:style-name="T5">The Soldier’s class skills (and the key ability for each skill) are: Demolitions (Int), Drive (Dex), Intimidate (Cha), Jump (Str), Knowledge (current events, history, popular culture, tactics) (Int), Listen (Wis), Navigate (Int), Profession (Wis), Read/Write Language (none), Speak Language (none), Spot (Wis), Survival (Wis), Swim (Str).</text:span></text:p>
      <text:p text:style-name="P1"><text:span text:style-name="T7">Skill Points at Each Level:</text:span><text:span text:style-name="T5"> 5 + Int modifier.</text:span></text:p>
      <text:p text:style-name="P2"/>
      <table:table table:name="Table2" table:style-name="Table2">
        <table:table-column table:style-name="Table2.A"/>
        <table:table-column table:style-name="Table2.B"/>
        <table:table-column table:style-name="Table2.C" table:number-columns-repeated="3"/>
        <table:table-column table:style-name="Table2.F"/>
        <table:table-column table:style-name="Table2.G"/>
        <table:table-column table:style-name="Table2.H"/>
        <table:table-row table:style-name="Table2.1">
          <table:table-cell table:style-name="Table2.A1" table:number-columns-spanned="8" office:value-type="string">
            <text:p text:style-name="P6"><text:span text:style-name="T8">Table: The Soldier</text:span></text:p>
          </table: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6"><text:span text:style-name="T2">Class Level</text:span></text:p>
          </table:table-cell>
          <table:table-cell table:style-name="Table2.A2" office:value-type="string">
            <text:p text:style-name="P6"><text:span text:style-name="T2">Base Attack Bonus</text:span></text:p>
          </table:table-cell>
          <table:table-cell table:style-name="Table2.A2" office:value-type="string">
            <text:p text:style-name="P6"><text:span text:style-name="T2">Fort Save</text:span></text:p>
          </table:table-cell>
          <table:table-cell table:style-name="Table2.A2" office:value-type="string">
            <text:p text:style-name="P6"><text:span text:style-name="T2">Ref Save</text:span></text:p>
          </table:table-cell>
          <table:table-cell table:style-name="Table2.A2" office:value-type="string">
            <text:p text:style-name="P6"><text:span text:style-name="T2">Will Save</text:span></text:p>
          </table:table-cell>
          <table:table-cell table:style-name="Table2.A2" office:value-type="string">
            <text:h text:style-name="P17" text:outline-level="3"><text:span text:style-name="T2">Special</text:span></text:h>
          </table:table-cell>
          <table:table-cell table:style-name="Table2.A2" office:value-type="string">
            <text:h text:style-name="P17" text:outline-level="3"><text:span text:style-name="T2">Defense Bonus</text:span></text:h>
          </table:table-cell>
          <table:table-cell table:style-name="Table2.A2" office:value-type="string">
            <text:h text:style-name="P17" text:outline-level="3"><text:span text:style-name="T2">Reputation bonus</text:span></text:h>
          </table:table-cell>
        </table:table-row>
        <table:table-row table:style-name="Table2.1">
          <table:table-cell table:style-name="Table2.A3" office:value-type="string">
            <text:p text:style-name="P6"><text:span text:style-name="T9">1st</text:span></text:p>
          </table:table-cell>
          <table:table-cell table:style-name="Table2.A3" office:value-type="string">
            <text:p text:style-name="P6"><text:span text:style-name="T9">+0</text:span></text:p>
          </table:table-cell>
          <table:table-cell table:style-name="Table2.A3" office:value-type="string">
            <text:p text:style-name="P6"><text:span text:style-name="T9">+1</text:span></text:p>
          </table:table-cell>
          <table:table-cell table:style-name="Table2.A3" office:value-type="string">
            <text:p text:style-name="P6"><text:span text:style-name="T9">+1</text:span></text:p>
          </table:table-cell>
          <table:table-cell table:style-name="Table2.A3" office:value-type="string">
            <text:p text:style-name="P6"><text:span text:style-name="T9">+0</text:span></text:p>
          </table:table-cell>
          <table:table-cell table:style-name="Table2.A3" office:value-type="string">
            <text:p text:style-name="P6"><text:span text:style-name="T9">Weapon Focus</text:span></text:p>
          </table:table-cell>
          <table:table-cell table:style-name="Table2.A3" office:value-type="string">
            <text:p text:style-name="P6"><text:span text:style-name="T9">+1</text:span></text:p>
          </table:table-cell>
          <table:table-cell table:style-name="Table2.A3" office:value-type="string">
            <text:p text:style-name="P6"><text:span text:style-name="T9">+0</text:span></text:p>
          </table:table-cell>
        </table:table-row>
        <table:table-row table:style-name="Table2.1">
          <table:table-cell table:style-name="Table2.A3" office:value-type="string">
            <text:p text:style-name="P1"><text:span text:style-name="T9">2nd</text:span></text:p>
          </table:table-cell>
          <table:table-cell table:style-name="Table2.A3" office:value-type="string">
            <text:p text:style-name="P1"><text:span text:style-name="T9">+1</text:span></text:p>
          </table:table-cell>
          <table:table-cell table:style-name="Table2.A3" office:value-type="string">
            <text:p text:style-name="P1"><text:span text:style-name="T9">+2</text:span></text:p>
          </table:table-cell>
          <table:table-cell table:style-name="Table2.A3" office:value-type="string">
            <text:p text:style-name="P1"><text:span text:style-name="T9">+2</text:span></text:p>
          </table:table-cell>
          <table:table-cell table:style-name="Table2.A3" office:value-type="string">
            <text:p text:style-name="P1"><text:span text:style-name="T9">+0</text:span></text:p>
          </table:table-cell>
          <table:table-cell table:style-name="Table2.A3" office:value-type="string">
            <text:p text:style-name="P1"><text:span text:style-name="T9">Weapon specialization</text:span></text:p>
          </table:table-cell>
          <table:table-cell table:style-name="Table2.A3" office:value-type="string">
            <text:p text:style-name="P1"><text:span text:style-name="T9">+1</text:span></text:p>
          </table:table-cell>
          <table:table-cell table:style-name="Table2.A3" office:value-type="string">
            <text:p text:style-name="P1"><text:span text:style-name="T9">+0</text:span></text:p>
          </table:table-cell>
        </table:table-row>
        <table:table-row table:style-name="Table2.1">
          <table:table-cell table:style-name="Table2.A3" office:value-type="string">
            <text:p text:style-name="P1"><text:span text:style-name="T9">3rd</text:span></text:p>
          </table:table-cell>
          <table:table-cell table:style-name="Table2.A3" office:value-type="string">
            <text:p text:style-name="P1"><text:span text:style-name="T9">+2</text:span></text:p>
          </table:table-cell>
          <table:table-cell table:style-name="Table2.A3" office:value-type="string">
            <text:p text:style-name="P1"><text:span text:style-name="T9">+2</text:span></text:p>
          </table:table-cell>
          <table:table-cell table:style-name="Table2.A3" office:value-type="string">
            <text:p text:style-name="P1"><text:span text:style-name="T9">+2</text:span></text:p>
          </table:table-cell>
          <table:table-cell table:style-name="Table2.A3" office:value-type="string">
            <text:p text:style-name="P1"><text:span text:style-name="T9">+1</text:span></text:p>
          </table:table-cell>
          <table:table-cell table:style-name="Table2.A3" office:value-type="string">
            <text:p text:style-name="P1"><text:span text:style-name="T9">Bonus feat</text:span></text:p>
          </table:table-cell>
          <table:table-cell table:style-name="Table2.A3" office:value-type="string">
            <text:p text:style-name="P1"><text:span text:style-name="T9">+2</text:span></text:p>
          </table:table-cell>
          <table:table-cell table:style-name="Table2.A3" office:value-type="string">
            <text:p text:style-name="P1"><text:span text:style-name="T9">+0</text:span></text:p>
          </table:table-cell>
        </table:table-row>
        <table:table-row table:style-name="Table2.1">
          <table:table-cell table:style-name="Table2.A3" office:value-type="string">
            <text:p text:style-name="P1"><text:span text:style-name="T9">4th</text:span></text:p>
          </table:table-cell>
          <table:table-cell table:style-name="Table2.A3" office:value-type="string">
            <text:p text:style-name="P1"><text:span text:style-name="T9">+3</text:span></text:p>
          </table:table-cell>
          <table:table-cell table:style-name="Table2.A3" office:value-type="string">
            <text:p text:style-name="P1"><text:span text:style-name="T9">+2</text:span></text:p>
          </table:table-cell>
          <table:table-cell table:style-name="Table2.A3" office:value-type="string">
            <text:p text:style-name="P1"><text:span text:style-name="T9">+2</text:span></text:p>
          </table:table-cell>
          <table:table-cell table:style-name="Table2.A3" office:value-type="string">
            <text:p text:style-name="P1"><text:span text:style-name="T9">+1</text:span></text:p>
          </table:table-cell>
          <table:table-cell table:style-name="Table2.A3" office:value-type="string">
            <text:p text:style-name="P1"><text:span text:style-name="T9">Tactical aid</text:span></text:p>
          </table:table-cell>
          <table:table-cell table:style-name="Table2.A3" office:value-type="string">
            <text:p text:style-name="P1"><text:span text:style-name="T9">+2</text:span></text:p>
          </table:table-cell>
          <table:table-cell table:style-name="Table2.A3" office:value-type="string">
            <text:p text:style-name="P1"><text:span text:style-name="T9">+0</text:span></text:p>
          </table:table-cell>
        </table:table-row>
        <table:table-row table:style-name="Table2.1">
          <table:table-cell table:style-name="Table2.A3" office:value-type="string">
            <text:p text:style-name="P1"><text:span text:style-name="T9">5th</text:span></text:p>
          </table:table-cell>
          <table:table-cell table:style-name="Table2.A3" office:value-type="string">
            <text:p text:style-name="P1"><text:span text:style-name="T9">+3</text:span></text:p>
          </table:table-cell>
          <table:table-cell table:style-name="Table2.A3" office:value-type="string">
            <text:p text:style-name="P1"><text:span text:style-name="T9">+3</text:span></text:p>
          </table:table-cell>
          <table:table-cell table:style-name="Table2.A3" office:value-type="string">
            <text:p text:style-name="P1"><text:span text:style-name="T9">+3</text:span></text:p>
          </table:table-cell>
          <table:table-cell table:style-name="Table2.A3" office:value-type="string">
            <text:p text:style-name="P1"><text:span text:style-name="T9">+1</text:span></text:p>
          </table:table-cell>
          <table:table-cell table:style-name="Table2.A3" office:value-type="string">
            <text:p text:style-name="P1"><text:span text:style-name="T9">Improved critical</text:span></text:p>
          </table:table-cell>
          <table:table-cell table:style-name="Table2.A3" office:value-type="string">
            <text:p text:style-name="P1"><text:span text:style-name="T9">+3</text:span></text:p>
          </table:table-cell>
          <table:table-cell table:style-name="Table2.A3" office:value-type="string">
            <text:p text:style-name="P1"><text:span text:style-name="T9">+1</text:span></text:p>
          </table:table-cell>
        </table:table-row>
        <table:table-row table:style-name="Table2.1">
          <table:table-cell table:style-name="Table2.A3" office:value-type="string">
            <text:p text:style-name="P1"><text:span text:style-name="T9">6th</text:span></text:p>
          </table:table-cell>
          <table:table-cell table:style-name="Table2.A3" office:value-type="string">
            <text:p text:style-name="P1"><text:span text:style-name="T9">+4</text:span></text:p>
          </table:table-cell>
          <table:table-cell table:style-name="Table2.A3" office:value-type="string">
            <text:p text:style-name="P1"><text:span text:style-name="T9">+3</text:span></text:p>
          </table:table-cell>
          <table:table-cell table:style-name="Table2.A3" office:value-type="string">
            <text:p text:style-name="P1"><text:span text:style-name="T9">+3</text:span></text:p>
          </table:table-cell>
          <table:table-cell table:style-name="Table2.A3" office:value-type="string">
            <text:p text:style-name="P1"><text:span text:style-name="T9">+2</text:span></text:p>
          </table:table-cell>
          <table:table-cell table:style-name="Table2.A3" office:value-type="string">
            <text:p text:style-name="P1"><text:span text:style-name="T9">Bonus feat</text:span></text:p>
          </table:table-cell>
          <table:table-cell table:style-name="Table2.A3" office:value-type="string">
            <text:p text:style-name="P1"><text:span text:style-name="T9">+3</text:span></text:p>
          </table:table-cell>
          <table:table-cell table:style-name="Table2.A3" office:value-type="string">
            <text:p text:style-name="P1"><text:span text:style-name="T9">+1</text:span></text:p>
          </table:table-cell>
        </table:table-row>
        <table:table-row table:style-name="Table2.1">
          <table:table-cell table:style-name="Table2.A3" office:value-type="string">
            <text:p text:style-name="P1"><text:span text:style-name="T9">7th</text:span></text:p>
          </table:table-cell>
          <table:table-cell table:style-name="Table2.A3" office:value-type="string">
            <text:p text:style-name="P1"><text:span text:style-name="T9">+5</text:span></text:p>
          </table:table-cell>
          <table:table-cell table:style-name="Table2.A3" office:value-type="string">
            <text:p text:style-name="P1"><text:span text:style-name="T9">+4</text:span></text:p>
          </table:table-cell>
          <table:table-cell table:style-name="Table2.A3" office:value-type="string">
            <text:p text:style-name="P1"><text:span text:style-name="T9">+4</text:span></text:p>
          </table:table-cell>
          <table:table-cell table:style-name="Table2.A3" office:value-type="string">
            <text:p text:style-name="P1"><text:span text:style-name="T9">+2</text:span></text:p>
          </table:table-cell>
          <table:table-cell table:style-name="Table2.A3" office:value-type="string">
            <text:p text:style-name="P1"><text:span text:style-name="T9">Improved reaction</text:span></text:p>
          </table:table-cell>
          <table:table-cell table:style-name="Table2.A3" office:value-type="string">
            <text:p text:style-name="P1"><text:span text:style-name="T9">+4</text:span></text:p>
          </table:table-cell>
          <table:table-cell table:style-name="Table2.A3" office:value-type="string">
            <text:p text:style-name="P1"><text:span text:style-name="T9">+1</text:span></text:p>
          </table:table-cell>
        </table:table-row>
        <table:table-row table:style-name="Table2.1">
          <table:table-cell table:style-name="Table2.A3" office:value-type="string">
            <text:p text:style-name="P1"><text:span text:style-name="T9">8th</text:span></text:p>
          </table:table-cell>
          <table:table-cell table:style-name="Table2.A3" office:value-type="string">
            <text:p text:style-name="P1"><text:span text:style-name="T9">+6</text:span></text:p>
          </table:table-cell>
          <table:table-cell table:style-name="Table2.A3" office:value-type="string">
            <text:p text:style-name="P1"><text:span text:style-name="T9">+4</text:span></text:p>
          </table:table-cell>
          <table:table-cell table:style-name="Table2.A3" office:value-type="string">
            <text:p text:style-name="P1"><text:span text:style-name="T9">+4</text:span></text:p>
          </table:table-cell>
          <table:table-cell table:style-name="Table2.A3" office:value-type="string">
            <text:p text:style-name="P1"><text:span text:style-name="T9">+2</text:span></text:p>
          </table:table-cell>
          <table:table-cell table:style-name="Table2.A3" office:value-type="string">
            <text:p text:style-name="P1"><text:span text:style-name="T9">Greater weapon specialization</text:span></text:p>
          </table:table-cell>
          <table:table-cell table:style-name="Table2.A3" office:value-type="string">
            <text:p text:style-name="P1"><text:span text:style-name="T9">+4</text:span></text:p>
          </table:table-cell>
          <table:table-cell table:style-name="Table2.A3" office:value-type="string">
            <text:p text:style-name="P1"><text:span text:style-name="T9">+1</text:span></text:p>
          </table:table-cell>
        </table:table-row>
        <table:table-row table:style-name="Table2.1">
          <table:table-cell table:style-name="Table2.A3" office:value-type="string">
            <text:p text:style-name="P1"><text:span text:style-name="T9">9th</text:span></text:p>
          </table:table-cell>
          <table:table-cell table:style-name="Table2.A3" office:value-type="string">
            <text:p text:style-name="P1"><text:span text:style-name="T9">+6</text:span></text:p>
          </table:table-cell>
          <table:table-cell table:style-name="Table2.A3" office:value-type="string">
            <text:p text:style-name="P1"><text:span text:style-name="T9">+4</text:span></text:p>
          </table:table-cell>
          <table:table-cell table:style-name="Table2.A3" office:value-type="string">
            <text:p text:style-name="P1"><text:span text:style-name="T9">+4</text:span></text:p>
          </table:table-cell>
          <table:table-cell table:style-name="Table2.A3" office:value-type="string">
            <text:p text:style-name="P1"><text:span text:style-name="T9">+3</text:span></text:p>
          </table:table-cell>
          <table:table-cell table:style-name="Table2.A3" office:value-type="string">
            <text:p text:style-name="P1"><text:span text:style-name="T9">Bonus feat</text:span></text:p>
          </table:table-cell>
          <table:table-cell table:style-name="Table2.A3" office:value-type="string">
            <text:p text:style-name="P1"><text:span text:style-name="T9">+5</text:span></text:p>
          </table:table-cell>
          <table:table-cell table:style-name="Table2.A3" office:value-type="string">
            <text:p text:style-name="P1"><text:span text:style-name="T9">+2</text:span></text:p>
          </table:table-cell>
        </table:table-row>
        <table:table-row table:style-name="Table2.1">
          <table:table-cell table:style-name="Table2.A12" office:value-type="string">
            <text:p text:style-name="P6"><text:span text:style-name="T9">10th</text:span></text:p>
          </table:table-cell>
          <table:table-cell table:style-name="Table2.A12" office:value-type="string">
            <text:p text:style-name="P6"><text:span text:style-name="T9">+7</text:span></text:p>
          </table:table-cell>
          <table:table-cell table:style-name="Table2.A12" office:value-type="string">
            <text:p text:style-name="P6"><text:span text:style-name="T9">+5</text:span></text:p>
          </table:table-cell>
          <table:table-cell table:style-name="Table2.A12" office:value-type="string">
            <text:p text:style-name="P6"><text:span text:style-name="T9">+5</text:span></text:p>
          </table:table-cell>
          <table:table-cell table:style-name="Table2.A12" office:value-type="string">
            <text:p text:style-name="P6"><text:span text:style-name="T9">+3</text:span></text:p>
          </table:table-cell>
          <table:table-cell table:style-name="Table2.A12" office:value-type="string">
            <text:p text:style-name="P6"><text:span text:style-name="T9">Critical strike</text:span></text:p>
          </table:table-cell>
          <table:table-cell table:style-name="Table2.A12" office:value-type="string">
            <text:p text:style-name="P6"><text:span text:style-name="T9">+5</text:span></text:p>
          </table:table-cell>
          <table:table-cell table:style-name="Table2.A12" office:value-type="string">
            <text:p text:style-name="P6"><text:span text:style-name="T9">+2</text:span></text:p>
          </table:table-cell>
        </table:table-row>
      </table:table>
      <text:p text:style-name="P2"/>
      <text:h text:style-name="P16" text:outline-level="3"><text:span text:style-name="T7">Class Features</text:span></text:h>
      <text:p text:style-name="P1"><text:span text:style-name="T5">The following features pertain to the Soldier advanced class.</text:span></text:p>
      <text:h text:style-name="P16" text:outline-level="3"><text:span text:style-name="T7">Weapon Focus</text:span></text:h>
      <text:p text:style-name="P25"><text:span text:style-name="T5">At 1st level, a Soldier gains the Weapon Focus class feature, providing the benefit of the feat with the same name. The Soldier chooses a specific weapon. The soldier can choose unarmed strike or grapple as the weapon. The soldier must be proficient with the chosen weapon.</text:span></text:p>
      <text:p text:style-name="P1"><text:span text:style-name="T5">The soldier adds +1 to all attack rolls made using the selected weapon.</text:span></text:p>
      <text:p text:style-name="P1"><text:span text:style-name="T7">Weapon Specialization</text:span></text:p>
      <text:p text:style-name="P1"><text:span text:style-name="T5">At 2nd level, a Soldier gains weapon specialization with a specific melee or ranged weapon that he or she also has applied the Weapon Focus feat or class feature to. The soldier gets a +2 bonus on damage rolls with the chosen weapon.</text:span></text:p>
      <text:h text:style-name="P16" text:outline-level="3"><text:span text:style-name="T7">Bonus Feats</text:span></text:h>
      <text:p text:style-name="P1"><text:span text:style-name="T5">At 3rd, 6th, and 9th level, the Soldier gets a bonus feat. The bonus feat must be selected from the following list, and the Soldier must meet all the prerequisites of the feat to select it.</text:span></text:p>
      <text:p text:style-name="P1"><text:span text:style-name="T5">Advanced Firearms Proficiency, Archaic Weapons Proficiency, Armor Proficiency (light), Armor Proficiency (medium), Armor Proficiency (heavy), Brawl, Burst Fire, Cleave, Combat Reflexes, Exotic Firearms Proficiency, Exotic Melee Weapon Proficiency, Far Shot, Great Cleave, Im­proved Brawl, Improved Knockout Punch, Knockout Punch, Power Attack.</text:span></text:p>
      <text:h text:style-name="P16" text:outline-level="3"><text:span text:style-name="T7">Tactical Aid</text:span></text:h>
      <text:p text:style-name="P1"><text:span text:style-name="T5">As a full-round action, the Soldier provides tactical aid to all of his allies (including himself) within sight and voice</text:span></text:p>
      <text:p text:style-name="P15"><text:span text:style-name="T5">range of his position. This use of tactical aid requires an action point.</text:span></text:p>
      <text:p text:style-name="P1"><text:soft-page-break/><text:span text:style-name="T5">This aid provides a +1 competence bonus on attack rolls. The bonus lasts for a number of rounds equal to one-half</text:span></text:p>
      <text:p text:style-name="P1"><text:span text:style-name="T5">of the Soldier’s level in the advanced class, rounded down.</text:span></text:p>
      <text:h text:style-name="P16" text:outline-level="3"><text:span text:style-name="T7">Improved Critical</text:span></text:h>
      <text:p text:style-name="P1"><text:span text:style-name="T5">For the weapon the Soldier has applied weapon specialization to the Soldier’s threat range increases by one. </text:span></text:p>
      <text:h text:style-name="P16" text:outline-level="3"><text:span text:style-name="T7">Improved Reaction</text:span></text:h>
      <text:p text:style-name="P1"><text:span text:style-name="T5">At 7th level, a Soldier gains a +2 competence bonus on initiative checks.</text:span></text:p>
      <text:h text:style-name="P16" text:outline-level="3"><text:span text:style-name="T7">Greater Weapon Specialization</text:span></text:h>
      <text:p text:style-name="P1"><text:span text:style-name="T5">At 8th level, a Soldier gains greater weapon specialization with the weapon he <text:s/>or she selected at 2nd level. This ability increases the bonus on damage rolls to +4 when using the selected weapon.</text:span></text:p>
      <text:h text:style-name="P16" text:outline-level="3"><text:span text:style-name="T7">Critical Strike</text:span></text:h>
      <text:p text:style-name="P1"><text:span text:style-name="T5">At 10th level, a Soldier gains the ability to automatically confirm a threat as a critical hit when attacking with the weapon he or she has applied weapon specialization to, eliminating the need to make a roll to confirm the critical hit.</text:span></text:p>
      <text:h text:style-name="P20" text:outline-level="2"/>
      <text:h text:style-name="P19" text:outline-level="2"><text:span text:style-name="T4">MARTIAL ARTIST</text:span></text:h>
      <text:h text:style-name="P16" text:outline-level="3"><text:span text:style-name="T7">Requirements</text:span></text:h>
      <text:p text:style-name="P1"><text:span text:style-name="T5">To qualify to become a Martial Artist, a character must fulfill the following criteria.</text:span></text:p>
      <text:p text:style-name="P1"><text:span text:style-name="T7">Base Attack Bonus: </text:span><text:span text:style-name="T5">+3.</text:span></text:p>
      <text:p text:style-name="P1"><text:span text:style-name="T7">Skill:</text:span><text:span text:style-name="T5"> Jump 3 ranks.</text:span></text:p>
      <text:p text:style-name="P1"><text:span text:style-name="T7">Feats:</text:span><text:span text:style-name="T5"> Combat Martial Arts, Defensive Martial Arts.</text:span></text:p>
      <text:h text:style-name="P16" text:outline-level="3"><text:span text:style-name="T7">Class Information</text:span></text:h>
      <text:p text:style-name="P1"><text:span text:style-name="T7">Hit Die:</text:span><text:span text:style-name="T5"> 1d8 </text:span></text:p>
      <text:p text:style-name="P1"><text:span text:style-name="T7">Action Points:</text:span><text:span text:style-name="T5"> 6 + one-half character level, rounded down, every time the martial artist attains a new level in this class.</text:span></text:p>
      <text:h text:style-name="P16" text:outline-level="3"><text:span text:style-name="T7">Class Skills</text:span></text:h>
      <text:p text:style-name="P1"><text:span text:style-name="T5">The Martial Artist’s class skills (and the key ability for each skill) are: Balance (Dex), Climb (Str), Escape Artist (Dex), Hide (Dex), Intimidate (Cha), Jump (Str), Knowledge (current events, popular culture, theology and philosophy) (Int), Move Silently (Dex), Perform (dance) (Cha), Profession (Wis), Read/Write Language (none), Speak Language (none), Spot (Wis), Tumble (Dex).</text:span></text:p>
      <text:p text:style-name="P1"><text:span text:style-name="T7">Skill Points at Each Level:</text:span><text:span text:style-name="T5"> 3 + Int modifier.</text:span></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B"/>
        <text:soft-page-break/>
        <table:table-row table:style-name="Table3.1">
          <table:table-cell table:style-name="Table3.A1" table:number-columns-spanned="8" office:value-type="string">
            <text:p text:style-name="P6"><text:span text:style-name="T8">Table: The Martial Artist</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6"><text:span text:style-name="T8">Class Level</text:span></text:p>
          </table:table-cell>
          <table:table-cell table:style-name="Table3.A2" office:value-type="string">
            <text:p text:style-name="P6"><text:span text:style-name="T8">Base Attack Bonus</text:span></text:p>
          </table:table-cell>
          <table:table-cell table:style-name="Table3.A2" office:value-type="string">
            <text:p text:style-name="P6"><text:span text:style-name="T8">Fort Save</text:span></text:p>
          </table:table-cell>
          <table:table-cell table:style-name="Table3.A2" office:value-type="string">
            <text:p text:style-name="P6"><text:span text:style-name="T8">Ref Save</text:span></text:p>
          </table:table-cell>
          <table:table-cell table:style-name="Table3.A2" office:value-type="string">
            <text:p text:style-name="P6"><text:span text:style-name="T8">Will Save</text:span></text:p>
          </table:table-cell>
          <table:table-cell table:style-name="Table3.A2" office:value-type="string">
            <text:p text:style-name="P6"><text:span text:style-name="T8">Special</text:span></text:p>
          </table:table-cell>
          <table:table-cell table:style-name="Table3.A2" office:value-type="string">
            <text:p text:style-name="P6"><text:span text:style-name="T8">Defense Bonus</text:span></text:p>
          </table:table-cell>
          <table:table-cell table:style-name="Table3.A2" office:value-type="string">
            <text:p text:style-name="P6"><text:span text:style-name="T8">Reputation Bonus</text:span></text:p>
          </table:table-cell>
        </table:table-row>
        <table:table-row table:style-name="Table3.2">
          <table:table-cell table:style-name="Table3.A3" office:value-type="string">
            <text:p text:style-name="P6"><text:span text:style-name="T9">1st</text:span></text:p>
          </table:table-cell>
          <table:table-cell table:style-name="Table3.A3" office:value-type="string">
            <text:p text:style-name="P6"><text:span text:style-name="T9">+1</text:span></text:p>
          </table:table-cell>
          <table:table-cell table:style-name="Table3.A3" office:value-type="string">
            <text:p text:style-name="P6"><text:span text:style-name="T9">+0</text:span></text:p>
          </table:table-cell>
          <table:table-cell table:style-name="Table3.A3" office:value-type="string">
            <text:p text:style-name="P6"><text:span text:style-name="T9">+2</text:span></text:p>
          </table:table-cell>
          <table:table-cell table:style-name="Table3.A3" office:value-type="string">
            <text:p text:style-name="P6"><text:span text:style-name="T9">+0</text:span></text:p>
          </table:table-cell>
          <table:table-cell table:style-name="Table3.A3" office:value-type="string">
            <text:p text:style-name="P6"><text:span text:style-name="T9">Living weapon 1d6</text:span></text:p>
          </table:table-cell>
          <table:table-cell table:style-name="Table3.A3" office:value-type="string">
            <text:p text:style-name="P6"><text:span text:style-name="T9">+1</text:span></text:p>
          </table:table-cell>
          <table:table-cell table:style-name="Table3.A3" office:value-type="string">
            <text:p text:style-name="P6"><text:span text:style-name="T9">+0</text:span></text:p>
          </table:table-cell>
        </table:table-row>
        <table:table-row table:style-name="Table3.2">
          <table:table-cell table:style-name="Table3.A3" office:value-type="string">
            <text:p text:style-name="P1"><text:span text:style-name="T9">2nd</text:span></text:p>
          </table:table-cell>
          <table:table-cell table:style-name="Table3.A3" office:value-type="string">
            <text:p text:style-name="P1"><text:span text:style-name="T9">+2</text:span></text:p>
          </table:table-cell>
          <table:table-cell table:style-name="Table3.A3" office:value-type="string">
            <text:p text:style-name="P1"><text:span text:style-name="T9">+0</text:span></text:p>
          </table:table-cell>
          <table:table-cell table:style-name="Table3.A3" office:value-type="string">
            <text:p text:style-name="P1"><text:span text:style-name="T9">+3</text:span></text:p>
          </table:table-cell>
          <table:table-cell table:style-name="Table3.A3" office:value-type="string">
            <text:p text:style-name="P1"><text:span text:style-name="T9">+0</text:span></text:p>
          </table:table-cell>
          <table:table-cell table:style-name="Table3.A3" office:value-type="string">
            <text:p text:style-name="P1"><text:span text:style-name="T9">Flying kick</text:span></text:p>
          </table:table-cell>
          <table:table-cell table:style-name="Table3.A3" office:value-type="string">
            <text:p text:style-name="P1"><text:span text:style-name="T9">+2</text:span></text:p>
          </table:table-cell>
          <table:table-cell table:style-name="Table3.A3" office:value-type="string">
            <text:p text:style-name="P1"><text:span text:style-name="T9">+0</text:span></text:p>
          </table:table-cell>
        </table:table-row>
        <table:table-row table:style-name="Table3.2">
          <table:table-cell table:style-name="Table3.A3" office:value-type="string">
            <text:p text:style-name="P1"><text:span text:style-name="T9">3rd</text:span></text:p>
          </table:table-cell>
          <table:table-cell table:style-name="Table3.A3" office:value-type="string">
            <text:p text:style-name="P1"><text:span text:style-name="T9">+3</text:span></text:p>
          </table:table-cell>
          <table:table-cell table:style-name="Table3.A3" office:value-type="string">
            <text:p text:style-name="P1"><text:span text:style-name="T9">+1</text:span></text:p>
          </table:table-cell>
          <table:table-cell table:style-name="Table3.A3" office:value-type="string">
            <text:p text:style-name="P1"><text:span text:style-name="T9">+3</text:span></text:p>
          </table:table-cell>
          <table:table-cell table:style-name="Table3.A3" office:value-type="string">
            <text:p text:style-name="P1"><text:span text:style-name="T9">+1</text:span></text:p>
          </table:table-cell>
          <table:table-cell table:style-name="Table3.A3" office:value-type="string">
            <text:p text:style-name="P1"><text:span text:style-name="T9">Bonus feat</text:span></text:p>
          </table:table-cell>
          <table:table-cell table:style-name="Table3.A3" office:value-type="string">
            <text:p text:style-name="P1"><text:span text:style-name="T9">+2</text:span></text:p>
          </table:table-cell>
          <table:table-cell table:style-name="Table3.A3" office:value-type="string">
            <text:p text:style-name="P1"><text:span text:style-name="T9">+0</text:span></text:p>
          </table:table-cell>
        </table:table-row>
        <table:table-row table:style-name="Table3.2">
          <table:table-cell table:style-name="Table3.A3" office:value-type="string">
            <text:p text:style-name="P1"><text:span text:style-name="T9">4th</text:span></text:p>
          </table:table-cell>
          <table:table-cell table:style-name="Table3.A3" office:value-type="string">
            <text:p text:style-name="P1"><text:span text:style-name="T9">+4</text:span></text:p>
          </table:table-cell>
          <table:table-cell table:style-name="Table3.A3" office:value-type="string">
            <text:p text:style-name="P1"><text:span text:style-name="T9">+1</text:span></text:p>
          </table:table-cell>
          <table:table-cell table:style-name="Table3.A3" office:value-type="string">
            <text:p text:style-name="P1"><text:span text:style-name="T9">+4</text:span></text:p>
          </table:table-cell>
          <table:table-cell table:style-name="Table3.A3" office:value-type="string">
            <text:p text:style-name="P1"><text:span text:style-name="T9">+1</text:span></text:p>
          </table:table-cell>
          <table:table-cell table:style-name="Table3.A3" office:value-type="string">
            <text:p text:style-name="P1"><text:span text:style-name="T9">Living weapon 1d8</text:span></text:p>
          </table:table-cell>
          <table:table-cell table:style-name="Table3.A3" office:value-type="string">
            <text:p text:style-name="P1"><text:span text:style-name="T9">+3</text:span></text:p>
          </table:table-cell>
          <table:table-cell table:style-name="Table3.A3" office:value-type="string">
            <text:p text:style-name="P1"><text:span text:style-name="T9">+0</text:span></text:p>
          </table:table-cell>
        </table:table-row>
        <table:table-row table:style-name="Table3.2">
          <table:table-cell table:style-name="Table3.A3" office:value-type="string">
            <text:p text:style-name="P1"><text:span text:style-name="T9">5th</text:span></text:p>
          </table:table-cell>
          <table:table-cell table:style-name="Table3.A3" office:value-type="string">
            <text:p text:style-name="P1"><text:span text:style-name="T9">+5</text:span></text:p>
          </table:table-cell>
          <table:table-cell table:style-name="Table3.A3" office:value-type="string">
            <text:p text:style-name="P1"><text:span text:style-name="T9">+1</text:span></text:p>
          </table:table-cell>
          <table:table-cell table:style-name="Table3.A3" office:value-type="string">
            <text:p text:style-name="P1"><text:span text:style-name="T9">+4</text:span></text:p>
          </table:table-cell>
          <table:table-cell table:style-name="Table3.A3" office:value-type="string">
            <text:p text:style-name="P1"><text:span text:style-name="T9">+1</text:span></text:p>
          </table:table-cell>
          <table:table-cell table:style-name="Table3.A3" office:value-type="string">
            <text:p text:style-name="P1"><text:span text:style-name="T9">Iron fist (one attack)</text:span></text:p>
          </table:table-cell>
          <table:table-cell table:style-name="Table3.A3" office:value-type="string">
            <text:p text:style-name="P1"><text:span text:style-name="T9">+4</text:span></text:p>
          </table:table-cell>
          <table:table-cell table:style-name="Table3.A3" office:value-type="string">
            <text:p text:style-name="P1"><text:span text:style-name="T9">+1</text:span></text:p>
          </table:table-cell>
        </table:table-row>
        <table:table-row table:style-name="Table3.2">
          <table:table-cell table:style-name="Table3.A3" office:value-type="string">
            <text:p text:style-name="P1"><text:span text:style-name="T9">6th</text:span></text:p>
          </table:table-cell>
          <table:table-cell table:style-name="Table3.A3" office:value-type="string">
            <text:p text:style-name="P1"><text:span text:style-name="T9">+6</text:span></text:p>
          </table:table-cell>
          <table:table-cell table:style-name="Table3.A3" office:value-type="string">
            <text:p text:style-name="P1"><text:span text:style-name="T9">+2</text:span></text:p>
          </table:table-cell>
          <table:table-cell table:style-name="Table3.A3" office:value-type="string">
            <text:p text:style-name="P1"><text:span text:style-name="T9">+5</text:span></text:p>
          </table:table-cell>
          <table:table-cell table:style-name="Table3.A3" office:value-type="string">
            <text:p text:style-name="P1"><text:span text:style-name="T9">+2</text:span></text:p>
          </table:table-cell>
          <table:table-cell table:style-name="Table3.A3" office:value-type="string">
            <text:p text:style-name="P1"><text:span text:style-name="T9">Bonus feat</text:span></text:p>
          </table:table-cell>
          <table:table-cell table:style-name="Table3.A3" office:value-type="string">
            <text:p text:style-name="P1"><text:span text:style-name="T9">+4</text:span></text:p>
          </table:table-cell>
          <table:table-cell table:style-name="Table3.A3" office:value-type="string">
            <text:p text:style-name="P1"><text:span text:style-name="T9">+1</text:span></text:p>
          </table:table-cell>
        </table:table-row>
        <table:table-row table:style-name="Table3.2">
          <table:table-cell table:style-name="Table3.A3" office:value-type="string">
            <text:p text:style-name="P1"><text:span text:style-name="T9">7th</text:span></text:p>
          </table:table-cell>
          <table:table-cell table:style-name="Table3.A3" office:value-type="string">
            <text:p text:style-name="P1"><text:span text:style-name="T9">+7</text:span></text:p>
          </table:table-cell>
          <table:table-cell table:style-name="Table3.A3" office:value-type="string">
            <text:p text:style-name="P1"><text:span text:style-name="T9">+2</text:span></text:p>
          </table:table-cell>
          <table:table-cell table:style-name="Table3.A3" office:value-type="string">
            <text:p text:style-name="P1"><text:span text:style-name="T9">+5</text:span></text:p>
          </table:table-cell>
          <table:table-cell table:style-name="Table3.A3" office:value-type="string">
            <text:p text:style-name="P1"><text:span text:style-name="T9">+2</text:span></text:p>
          </table:table-cell>
          <table:table-cell table:style-name="Table3.A3" office:value-type="string">
            <text:p text:style-name="P1"><text:span text:style-name="T9">Flurry of blows</text:span></text:p>
          </table:table-cell>
          <table:table-cell table:style-name="Table3.A3" office:value-type="string">
            <text:p text:style-name="P1"><text:span text:style-name="T9">+5</text:span></text:p>
          </table:table-cell>
          <table:table-cell table:style-name="Table3.A3" office:value-type="string">
            <text:p text:style-name="P1"><text:span text:style-name="T9">+1</text:span></text:p>
          </table:table-cell>
        </table:table-row>
        <table:table-row table:style-name="Table3.2">
          <table:table-cell table:style-name="Table3.A3" office:value-type="string">
            <text:p text:style-name="P1"><text:span text:style-name="T9">8th</text:span></text:p>
          </table:table-cell>
          <table:table-cell table:style-name="Table3.A3" office:value-type="string">
            <text:p text:style-name="P1"><text:span text:style-name="T9">+8</text:span></text:p>
          </table:table-cell>
          <table:table-cell table:style-name="Table3.A3" office:value-type="string">
            <text:p text:style-name="P1"><text:span text:style-name="T9">+2</text:span></text:p>
          </table:table-cell>
          <table:table-cell table:style-name="Table3.A3" office:value-type="string">
            <text:p text:style-name="P1"><text:span text:style-name="T9">+6</text:span></text:p>
          </table:table-cell>
          <table:table-cell table:style-name="Table3.A3" office:value-type="string">
            <text:p text:style-name="P1"><text:span text:style-name="T9">+2</text:span></text:p>
          </table:table-cell>
          <table:table-cell table:style-name="Table3.A3" office:value-type="string">
            <text:p text:style-name="P1"><text:span text:style-name="T9">Living weapon 1d10</text:span></text:p>
          </table:table-cell>
          <table:table-cell table:style-name="Table3.A3" office:value-type="string">
            <text:p text:style-name="P1"><text:span text:style-name="T9">+6</text:span></text:p>
          </table:table-cell>
          <table:table-cell table:style-name="Table3.A3" office:value-type="string">
            <text:p text:style-name="P1"><text:span text:style-name="T9">+1</text:span></text:p>
          </table:table-cell>
        </table:table-row>
        <table:table-row table:style-name="Table3.2">
          <table:table-cell table:style-name="Table3.A3" office:value-type="string">
            <text:p text:style-name="P1"><text:span text:style-name="T9">9th</text:span></text:p>
          </table:table-cell>
          <table:table-cell table:style-name="Table3.A3" office:value-type="string">
            <text:p text:style-name="P1"><text:span text:style-name="T9">+9</text:span></text:p>
          </table:table-cell>
          <table:table-cell table:style-name="Table3.A3" office:value-type="string">
            <text:p text:style-name="P1"><text:span text:style-name="T9">+3</text:span></text:p>
          </table:table-cell>
          <table:table-cell table:style-name="Table3.A3" office:value-type="string">
            <text:p text:style-name="P1"><text:span text:style-name="T9">+6</text:span></text:p>
          </table:table-cell>
          <table:table-cell table:style-name="Table3.A3" office:value-type="string">
            <text:p text:style-name="P1"><text:span text:style-name="T9">+3</text:span></text:p>
          </table:table-cell>
          <table:table-cell table:style-name="Table3.A3" office:value-type="string">
            <text:p text:style-name="P1"><text:span text:style-name="T9">Bonus feat</text:span></text:p>
          </table:table-cell>
          <table:table-cell table:style-name="Table3.A3" office:value-type="string">
            <text:p text:style-name="P1"><text:span text:style-name="T9">+6</text:span></text:p>
          </table:table-cell>
          <table:table-cell table:style-name="Table3.A3" office:value-type="string">
            <text:p text:style-name="P1"><text:span text:style-name="T9">+2</text:span></text:p>
          </table:table-cell>
        </table:table-row>
        <table:table-row table:style-name="Table3.2">
          <table:table-cell table:style-name="Table3.A12" office:value-type="string">
            <text:p text:style-name="P6"><text:span text:style-name="T9">10th</text:span></text:p>
          </table:table-cell>
          <table:table-cell table:style-name="Table3.A12" office:value-type="string">
            <text:p text:style-name="P6"><text:span text:style-name="T9">+10</text:span></text:p>
          </table:table-cell>
          <table:table-cell table:style-name="Table3.A12" office:value-type="string">
            <text:p text:style-name="P6"><text:span text:style-name="T9">+3</text:span></text:p>
          </table:table-cell>
          <table:table-cell table:style-name="Table3.A12" office:value-type="string">
            <text:p text:style-name="P6"><text:span text:style-name="T9">+7</text:span></text:p>
          </table:table-cell>
          <table:table-cell table:style-name="Table3.A12" office:value-type="string">
            <text:p text:style-name="P6"><text:span text:style-name="T9">+3</text:span></text:p>
          </table:table-cell>
          <table:table-cell table:style-name="Table3.A12" office:value-type="string">
            <text:p text:style-name="P6"><text:span text:style-name="T9">Iron fist (all attacks)</text:span></text:p>
          </table:table-cell>
          <table:table-cell table:style-name="Table3.A12" office:value-type="string">
            <text:p text:style-name="P6"><text:span text:style-name="T9">+7</text:span></text:p>
          </table:table-cell>
          <table:table-cell table:style-name="Table3.A12" office:value-type="string">
            <text:p text:style-name="P6"><text:span text:style-name="T9">+2</text:span></text:p>
          </table:table-cell>
        </table:table-row>
      </table:table>
      <text:p text:style-name="P2"/>
      <text:h text:style-name="P16" text:outline-level="3"><text:span text:style-name="T7">Class Features</text:span></text:h>
      <text:p text:style-name="P1"><text:span text:style-name="T5">The following features pertain to the Martial Artist advanced class.</text:span></text:p>
      <text:h text:style-name="P16" text:outline-level="3"><text:span text:style-name="T7">Living Weapon</text:span></text:h>
      <text:p text:style-name="P1"><text:span text:style-name="T5">The Martial Artist attacks with either fist interchangeably, or even with elbows, knees, and feet. This means that the Martial Artist may even make unarmed strikes when his or her hands are full, and there is no such thing as an off-hand attack for a Martial Artist striking unarmed.</text:span></text:p>
      <text:p text:style-name="P1"><text:span text:style-name="T5">The Martial Artist also deals more damage with unarmed strikes. At 1st level, the martial artist deals 1d6 points of damage with an unarmed strike. At 4th level, damage increases to 1d8. At 8th level, it increases to 1d10.</text:span></text:p>
      <text:p text:style-name="P1"><text:span text:style-name="T5">This is an increase to Combat Martial Arts damage; this has no effect on Brawl.</text:span></text:p>
      <text:h text:style-name="P16" text:outline-level="3"><text:span text:style-name="T7">Flying Kick</text:span></text:h>
      <text:p text:style-name="P1"><text:span text:style-name="T5">Starting at 2nd level, a Martial Artist can use a charge to deliver a devastating flying kick to an opponent. At the end of this charge, the martial artist adds his or her class level as a bonus to the damage he or she deals with an unarmed strike.</text:span></text:p>
      <text:h text:style-name="P16" text:outline-level="3"><text:span text:style-name="T7">Bonus Feats</text:span></text:h>
      <text:p text:style-name="P1"><text:span text:style-name="T5">At 3rd, 6th, and 9th level, the Martial Artist gets a bonus feat. The bonus feat must be selected from the following list, and the Martial Artist must meet all the prerequisites of the feat to select it.</text:span></text:p>
      <text:p text:style-name="P1"><text:span text:style-name="T5">Acrobatic, Advanced Combat Martial Arts, Archaic Weapons Proficiency, Combat Reflexes, Combat Throw, Elusive Target, Exotic Melee Weapon Proficiency, Improved Combat Throw, Improved Combat Martial Arts, Unbalance Opponent.</text:span></text:p>
      <text:h text:style-name="P16" text:outline-level="3"><text:span text:style-name="T7">Iron Fist</text:span></text:h>
      <text:p text:style-name="P1"><text:span text:style-name="T5">At 5th level, a Martial Artist gains the ability to spend 1 action point to increase the damage he or she deals to a single opponent with a single unarmed strike. The martial artist declares the use of the action point after making a successful unarmed strike. The result of the action point roll is added to the damage roll for that attack.</text:span></text:p>
      <text:p text:style-name="P1"><text:span text:style-name="T5">At 10th level, this ability im­proves. The Martial Artist now adds the result of the action point roll to all successful attacks he or she makes in a round.</text:span></text:p>
      <text:h text:style-name="P16" text:outline-level="3"><text:span text:style-name="T7">Flurry of Blows</text:span></text:h>
      <text:p text:style-name="P1"><text:span text:style-name="T5">At 7th level, a Martial Artist gains the ability to strike with a flurry of blows at the expense of accuracy. The Martial Artist must be unarmored to use this talent, and he or she must make unarmed strikes to gain the benefit. With a flurry of blows, the Martial Artist may make one extra attack in a round at his or her highest base attack bonus. This attack and each other attack made in the round take a –2 penalty. This ability can only be used when taking the full attack action. The penalty applies to all attacks for one full round, including attacks of opportunity.</text:span></text:p>
      <text:h text:style-name="P20" text:outline-level="2"/>
      <text:h text:style-name="P19" text:outline-level="2"><text:span text:style-name="T4">GUNSLINGER</text:span></text:h>
      <text:h text:style-name="P16" text:outline-level="3"><text:span text:style-name="T7">Requirements</text:span></text:h>
      <text:p text:style-name="P1"><text:span text:style-name="T5">To qualify to become a Gunslinger, a character must fulfill the following criteria.</text:span></text:p>
      <text:p text:style-name="P1"><text:span text:style-name="T7">Base Attack Bonus:</text:span><text:span text:style-name="T5"> +2.</text:span></text:p>
      <text:p text:style-name="P1"><text:span text:style-name="T7">Skills:</text:span><text:span text:style-name="T5"> Sleight of Hand 6 ranks, Tumble 6 ranks.</text:span></text:p>
      <text:p text:style-name="P1"><text:span text:style-name="T7">Feat:</text:span><text:span text:style-name="T5"> Personal Firearms Proficiency.</text:span></text:p>
      <text:h text:style-name="P16" text:outline-level="3"><text:span text:style-name="T7">Class Information</text:span></text:h>
      <text:p text:style-name="P1"><text:span text:style-name="T7">Hit Die:</text:span><text:span text:style-name="T5"> 1d10 </text:span></text:p>
      <text:p text:style-name="P1"><text:span text:style-name="T7">Action Points:</text:span><text:span text:style-name="T5"> 6 + one-half character level, rounded down, every time the gunslinger attains a new level in this class.</text:span></text:p>
      <text:h text:style-name="P16" text:outline-level="3"><text:span text:style-name="T7">Class Skills</text:span></text:h>
      <text:p text:style-name="P1"><text:span text:style-name="T5">The Gunslinger’s class skills (and the key ability for each skill) are: Bluff (Cha), Demolitions (Int), Drive (Dex), Escape Artist (Dex), Gamble (Wis), Intimidate (Cha), Knowledge (current events, popular culture, streetwise) (Int), Move Silently (Dex), Profession (Wis), Read/Write Language (none), Ride (Dex), Sleight of Hand (Dex), Speak Language (none), Spot (Wis), Survival (Wis), Tumble (Dex).</text:span></text:p>
      <text:p text:style-name="P1"><text:soft-page-break/><text:span text:style-name="T7">Skill Points at Each Level: </text:span><text:span text:style-name="T5">5 + Int modifier.</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h text:style-name="P17" text:outline-level="3"><text:span text:style-name="T2">Table: The Gunslinger</text:span></text:h>
          </table: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6"><text:span text:style-name="T8">Class Level</text:span></text:p>
          </table:table-cell>
          <table:table-cell table:style-name="Table4.A2" office:value-type="string">
            <text:p text:style-name="P6"><text:span text:style-name="T8">Base Attack Bonus</text:span></text:p>
          </table:table-cell>
          <table:table-cell table:style-name="Table4.A2" office:value-type="string">
            <text:p text:style-name="P6"><text:span text:style-name="T8">Fort Save</text:span></text:p>
          </table:table-cell>
          <table:table-cell table:style-name="Table4.A2" office:value-type="string">
            <text:p text:style-name="P6"><text:span text:style-name="T8">Ref Save</text:span></text:p>
          </table:table-cell>
          <table:table-cell table:style-name="Table4.A2" office:value-type="string">
            <text:p text:style-name="P6"><text:span text:style-name="T8">Will Save</text:span></text:p>
          </table:table-cell>
          <table:table-cell table:style-name="Table4.A2" office:value-type="string">
            <text:p text:style-name="P6"><text:span text:style-name="T8">Special</text:span></text:p>
          </table:table-cell>
          <table:table-cell table:style-name="Table4.A2" office:value-type="string">
            <text:p text:style-name="P6"><text:span text:style-name="T8">Defense Bonus</text:span></text:p>
          </table:table-cell>
          <table:table-cell table:style-name="Table4.A2" office:value-type="string">
            <text:p text:style-name="P6"><text:span text:style-name="T8">Reputation Bonus</text:span></text:p>
          </table:table-cell>
        </table:table-row>
        <table:table-row table:style-name="Table4.2">
          <table:table-cell table:style-name="Table4.A2" office:value-type="string">
            <text:p text:style-name="P1"><text:span text:style-name="T9">1st</text:span></text:p>
          </table:table-cell>
          <table:table-cell table:style-name="Table4.A2" office:value-type="string">
            <text:p text:style-name="P1"><text:span text:style-name="T9">+0</text:span></text:p>
          </table:table-cell>
          <table:table-cell table:style-name="Table4.A2" office:value-type="string">
            <text:p text:style-name="P1"><text:span text:style-name="T9">+0</text:span></text:p>
          </table:table-cell>
          <table:table-cell table:style-name="Table4.A2" office:value-type="string">
            <text:p text:style-name="P1"><text:span text:style-name="T9">+1</text:span></text:p>
          </table:table-cell>
          <table:table-cell table:style-name="Table4.A2" office:value-type="string">
            <text:p text:style-name="P1"><text:span text:style-name="T9">+1</text:span></text:p>
          </table:table-cell>
          <table:table-cell table:style-name="Table4.A2" office:value-type="string">
            <text:p text:style-name="P1"><text:span text:style-name="T9">Close combat shot</text:span></text:p>
          </table:table-cell>
          <table:table-cell table:style-name="Table4.A2" office:value-type="string">
            <text:p text:style-name="P1"><text:span text:style-name="T9">+1</text:span></text:p>
          </table:table-cell>
          <table:table-cell table:style-name="Table4.A2" office:value-type="string">
            <text:p text:style-name="P1"><text:span text:style-name="T9">+0</text:span></text:p>
          </table:table-cell>
        </table:table-row>
        <table:table-row table:style-name="Table4.2">
          <table:table-cell table:style-name="Table4.A2" office:value-type="string">
            <text:p text:style-name="P1"><text:span text:style-name="T9">2nd</text:span></text:p>
          </table:table-cell>
          <table:table-cell table:style-name="Table4.A2" office:value-type="string">
            <text:p text:style-name="P1"><text:span text:style-name="T9">+1</text:span></text:p>
          </table:table-cell>
          <table:table-cell table:style-name="Table4.A2" office:value-type="string">
            <text:p text:style-name="P1"><text:span text:style-name="T9">+0</text:span></text:p>
          </table:table-cell>
          <table:table-cell table:style-name="Table4.A2" office:value-type="string">
            <text:p text:style-name="P1"><text:span text:style-name="T9">+2</text:span></text:p>
          </table:table-cell>
          <table:table-cell table:style-name="Table4.A2" office:value-type="string">
            <text:p text:style-name="P1"><text:span text:style-name="T9">+2</text:span></text:p>
          </table:table-cell>
          <table:table-cell table:style-name="Table4.A2" office:value-type="string">
            <text:p text:style-name="P1"><text:span text:style-name="T9">Weapon focus</text:span></text:p>
          </table:table-cell>
          <table:table-cell table:style-name="Table4.A2" office:value-type="string">
            <text:p text:style-name="P1"><text:span text:style-name="T9">+1</text:span></text:p>
          </table:table-cell>
          <table:table-cell table:style-name="Table4.A2" office:value-type="string">
            <text:p text:style-name="P1"><text:span text:style-name="T9">+0</text:span></text:p>
          </table:table-cell>
        </table:table-row>
        <table:table-row table:style-name="Table4.2">
          <table:table-cell table:style-name="Table4.A2" office:value-type="string">
            <text:p text:style-name="P1"><text:span text:style-name="T9">3rd</text:span></text:p>
          </table:table-cell>
          <table:table-cell table:style-name="Table4.A2" office:value-type="string">
            <text:p text:style-name="P1"><text:span text:style-name="T9">+2</text:span></text:p>
          </table:table-cell>
          <table:table-cell table:style-name="Table4.A2" office:value-type="string">
            <text:p text:style-name="P1"><text:span text:style-name="T9">+1</text:span></text:p>
          </table:table-cell>
          <table:table-cell table:style-name="Table4.A2" office:value-type="string">
            <text:p text:style-name="P1"><text:span text:style-name="T9">+2</text:span></text:p>
          </table:table-cell>
          <table:table-cell table:style-name="Table4.A2" office:value-type="string">
            <text:p text:style-name="P1"><text:span text:style-name="T9">+2</text:span></text:p>
          </table:table-cell>
          <table:table-cell table:style-name="Table4.A2" office:value-type="string">
            <text:p text:style-name="P1"><text:span text:style-name="T9">Bonus feat</text:span></text:p>
          </table:table-cell>
          <table:table-cell table:style-name="Table4.A2" office:value-type="string">
            <text:p text:style-name="P1"><text:span text:style-name="T9">+2</text:span></text:p>
          </table:table-cell>
          <table:table-cell table:style-name="Table4.A2" office:value-type="string">
            <text:p text:style-name="P1"><text:span text:style-name="T9">+1</text:span></text:p>
          </table:table-cell>
        </table:table-row>
        <table:table-row table:style-name="Table4.2">
          <table:table-cell table:style-name="Table4.A2" office:value-type="string">
            <text:p text:style-name="P1"><text:span text:style-name="T9">4th</text:span></text:p>
          </table:table-cell>
          <table:table-cell table:style-name="Table4.A2" office:value-type="string">
            <text:p text:style-name="P1"><text:span text:style-name="T9">+3</text:span></text:p>
          </table:table-cell>
          <table:table-cell table:style-name="Table4.A2" office:value-type="string">
            <text:p text:style-name="P1"><text:span text:style-name="T9">+1</text:span></text:p>
          </table:table-cell>
          <table:table-cell table:style-name="Table4.A2" office:value-type="string">
            <text:p text:style-name="P1"><text:span text:style-name="T9">+2</text:span></text:p>
          </table:table-cell>
          <table:table-cell table:style-name="Table4.A2" office:value-type="string">
            <text:p text:style-name="P1"><text:span text:style-name="T9">+2</text:span></text:p>
          </table:table-cell>
          <table:table-cell table:style-name="Table4.A2" office:value-type="string">
            <text:p text:style-name="P1"><text:span text:style-name="T9">Defensive position </text:span></text:p>
          </table:table-cell>
          <table:table-cell table:style-name="Table4.A2" office:value-type="string">
            <text:p text:style-name="P1"><text:span text:style-name="T9">+2</text:span></text:p>
          </table:table-cell>
          <table:table-cell table:style-name="Table4.A2" office:value-type="string">
            <text:p text:style-name="P1"><text:span text:style-name="T9">+1</text:span></text:p>
          </table:table-cell>
        </table:table-row>
        <table:table-row table:style-name="Table4.2">
          <table:table-cell table:style-name="Table4.A2" office:value-type="string">
            <text:p text:style-name="P1"><text:span text:style-name="T9">5th</text:span></text:p>
          </table:table-cell>
          <table:table-cell table:style-name="Table4.A2" office:value-type="string">
            <text:p text:style-name="P1"><text:span text:style-name="T9">+3</text:span></text:p>
          </table:table-cell>
          <table:table-cell table:style-name="Table4.A2" office:value-type="string">
            <text:p text:style-name="P1"><text:span text:style-name="T9">+1</text:span></text:p>
          </table:table-cell>
          <table:table-cell table:style-name="Table4.A2" office:value-type="string">
            <text:p text:style-name="P1"><text:span text:style-name="T9">+3</text:span></text:p>
          </table:table-cell>
          <table:table-cell table:style-name="Table4.A2" office:value-type="string">
            <text:p text:style-name="P1"><text:span text:style-name="T9">+3</text:span></text:p>
          </table:table-cell>
          <table:table-cell table:style-name="Table4.A2" office:value-type="string">
            <text:p text:style-name="P1"><text:span text:style-name="T9">Lightning shot</text:span></text:p>
          </table:table-cell>
          <table:table-cell table:style-name="Table4.A2" office:value-type="string">
            <text:p text:style-name="P1"><text:span text:style-name="T9">+3</text:span></text:p>
          </table:table-cell>
          <table:table-cell table:style-name="Table4.A2" office:value-type="string">
            <text:p text:style-name="P1"><text:span text:style-name="T9">+1</text:span></text:p>
          </table:table-cell>
        </table:table-row>
        <table:table-row table:style-name="Table4.2">
          <table:table-cell table:style-name="Table4.A2" office:value-type="string">
            <text:p text:style-name="P1"><text:span text:style-name="T9">6th</text:span></text:p>
          </table:table-cell>
          <table:table-cell table:style-name="Table4.A2" office:value-type="string">
            <text:p text:style-name="P1"><text:span text:style-name="T9">+4</text:span></text:p>
          </table:table-cell>
          <table:table-cell table:style-name="Table4.A2" office:value-type="string">
            <text:p text:style-name="P1"><text:span text:style-name="T9">+2</text:span></text:p>
          </table:table-cell>
          <table:table-cell table:style-name="Table4.A2" office:value-type="string">
            <text:p text:style-name="P1"><text:span text:style-name="T9">+3</text:span></text:p>
          </table:table-cell>
          <table:table-cell table:style-name="Table4.A2" office:value-type="string">
            <text:p text:style-name="P1"><text:span text:style-name="T9">+3</text:span></text:p>
          </table:table-cell>
          <table:table-cell table:style-name="Table4.A2" office:value-type="string">
            <text:p text:style-name="P1"><text:span text:style-name="T9">Bonus feat</text:span></text:p>
          </table:table-cell>
          <table:table-cell table:style-name="Table4.A2" office:value-type="string">
            <text:p text:style-name="P1"><text:span text:style-name="T9">+3</text:span></text:p>
          </table:table-cell>
          <table:table-cell table:style-name="Table4.A2" office:value-type="string">
            <text:p text:style-name="P1"><text:span text:style-name="T9">+2</text:span></text:p>
          </table:table-cell>
        </table:table-row>
        <table:table-row table:style-name="Table4.2">
          <table:table-cell table:style-name="Table4.A2" office:value-type="string">
            <text:p text:style-name="P1"><text:span text:style-name="T9">7th</text:span></text:p>
          </table:table-cell>
          <table:table-cell table:style-name="Table4.A2" office:value-type="string">
            <text:p text:style-name="P1"><text:span text:style-name="T9">+5</text:span></text:p>
          </table:table-cell>
          <table:table-cell table:style-name="Table4.A2" office:value-type="string">
            <text:p text:style-name="P1"><text:span text:style-name="T9">+2</text:span></text:p>
          </table:table-cell>
          <table:table-cell table:style-name="Table4.A2" office:value-type="string">
            <text:p text:style-name="P1"><text:span text:style-name="T9">+4</text:span></text:p>
          </table:table-cell>
          <table:table-cell table:style-name="Table4.A2" office:value-type="string">
            <text:p text:style-name="P1"><text:span text:style-name="T9">+4</text:span></text:p>
          </table:table-cell>
          <table:table-cell table:style-name="Table4.A2" office:value-type="string">
            <text:p text:style-name="P1"><text:span text:style-name="T9">Sharp-shooting</text:span></text:p>
          </table:table-cell>
          <table:table-cell table:style-name="Table4.A2" office:value-type="string">
            <text:p text:style-name="P1"><text:span text:style-name="T9">+4</text:span></text:p>
          </table:table-cell>
          <table:table-cell table:style-name="Table4.A2" office:value-type="string">
            <text:p text:style-name="P1"><text:span text:style-name="T9">+2</text:span></text:p>
          </table:table-cell>
        </table:table-row>
        <table:table-row table:style-name="Table4.2">
          <table:table-cell table:style-name="Table4.A2" office:value-type="string">
            <text:p text:style-name="P1"><text:span text:style-name="T9">8th</text:span></text:p>
          </table:table-cell>
          <table:table-cell table:style-name="Table4.A2" office:value-type="string">
            <text:p text:style-name="P1"><text:span text:style-name="T9">+6</text:span></text:p>
          </table:table-cell>
          <table:table-cell table:style-name="Table4.A2" office:value-type="string">
            <text:p text:style-name="P1"><text:span text:style-name="T9">+2</text:span></text:p>
          </table:table-cell>
          <table:table-cell table:style-name="Table4.A2" office:value-type="string">
            <text:p text:style-name="P1"><text:span text:style-name="T9">+4</text:span></text:p>
          </table:table-cell>
          <table:table-cell table:style-name="Table4.A2" office:value-type="string">
            <text:p text:style-name="P1"><text:span text:style-name="T9">+4</text:span></text:p>
          </table:table-cell>
          <table:table-cell table:style-name="Table4.A2" office:value-type="string">
            <text:p text:style-name="P1"><text:span text:style-name="T9">Greater weapon focus</text:span></text:p>
          </table:table-cell>
          <table:table-cell table:style-name="Table4.A2" office:value-type="string">
            <text:p text:style-name="P1"><text:span text:style-name="T9">+4</text:span></text:p>
          </table:table-cell>
          <table:table-cell table:style-name="Table4.A2" office:value-type="string">
            <text:p text:style-name="P1"><text:span text:style-name="T9">+2</text:span></text:p>
          </table:table-cell>
        </table:table-row>
        <table:table-row table:style-name="Table4.2">
          <table:table-cell table:style-name="Table4.A2" office:value-type="string">
            <text:p text:style-name="P1"><text:span text:style-name="T9">9th</text:span></text:p>
          </table:table-cell>
          <table:table-cell table:style-name="Table4.A2" office:value-type="string">
            <text:p text:style-name="P1"><text:span text:style-name="T9">+6</text:span></text:p>
          </table:table-cell>
          <table:table-cell table:style-name="Table4.A2" office:value-type="string">
            <text:p text:style-name="P1"><text:span text:style-name="T9">+3</text:span></text:p>
          </table:table-cell>
          <table:table-cell table:style-name="Table4.A2" office:value-type="string">
            <text:p text:style-name="P1"><text:span text:style-name="T9">+4</text:span></text:p>
          </table:table-cell>
          <table:table-cell table:style-name="Table4.A2" office:value-type="string">
            <text:p text:style-name="P1"><text:span text:style-name="T9">+4</text:span></text:p>
          </table:table-cell>
          <table:table-cell table:style-name="Table4.A2" office:value-type="string">
            <text:p text:style-name="P1"><text:span text:style-name="T9">Bonus feat</text:span></text:p>
          </table:table-cell>
          <table:table-cell table:style-name="Table4.A2" office:value-type="string">
            <text:p text:style-name="P1"><text:span text:style-name="T9">+5</text:span></text:p>
          </table:table-cell>
          <table:table-cell table:style-name="Table4.A2" office:value-type="string">
            <text:p text:style-name="P1"><text:span text:style-name="T9">+3</text:span></text:p>
          </table:table-cell>
        </table:table-row>
        <table:table-row table:style-name="Table4.2">
          <table:table-cell table:style-name="Table4.A12" office:value-type="string">
            <text:p text:style-name="P6"><text:span text:style-name="T9">10th</text:span></text:p>
          </table:table-cell>
          <table:table-cell table:style-name="Table4.A12" office:value-type="string">
            <text:p text:style-name="P6"><text:span text:style-name="T9">+7</text:span></text:p>
          </table:table-cell>
          <table:table-cell table:style-name="Table4.A12" office:value-type="string">
            <text:p text:style-name="P6"><text:span text:style-name="T9">+3</text:span></text:p>
          </table:table-cell>
          <table:table-cell table:style-name="Table4.A12" office:value-type="string">
            <text:p text:style-name="P6"><text:span text:style-name="T9">+5</text:span></text:p>
          </table:table-cell>
          <table:table-cell table:style-name="Table4.A12" office:value-type="string">
            <text:p text:style-name="P6"><text:span text:style-name="T9">+5</text:span></text:p>
          </table:table-cell>
          <table:table-cell table:style-name="Table4.A12" office:value-type="string">
            <text:p text:style-name="P6"><text:span text:style-name="T9">Bullseye</text:span></text:p>
          </table:table-cell>
          <table:table-cell table:style-name="Table4.A12" office:value-type="string">
            <text:p text:style-name="P6"><text:span text:style-name="T9">+5</text:span></text:p>
          </table:table-cell>
          <table:table-cell table:style-name="Table4.A12" office:value-type="string">
            <text:p text:style-name="P6"><text:span text:style-name="T9">+3</text:span></text:p>
          </table:table-cell>
        </table:table-row>
      </table:table>
      <text:p text:style-name="P26"><text:span text:style-name="T7">Class Features</text:span></text:p>
      <text:p text:style-name="P1"><text:span text:style-name="T5">The following features pertain to the Gunslinger advanced class.</text:span></text:p>
      <text:h text:style-name="P16" text:outline-level="3"><text:span text:style-name="T7">Close Combat Shot</text:span></text:h>
      <text:p text:style-name="P1"><text:span text:style-name="T5">At 1st level, a Gunslinger gains the ability to make a ranged attack with a Medium-size or smaller firearm while in a threatened area without provoking an attack of opportunity.</text:span></text:p>
      <text:h text:style-name="P16" text:outline-level="3"><text:span text:style-name="T7">Weapon Focus</text:span></text:h>
      <text:p text:style-name="P1"><text:span text:style-name="T5">At 2nd level, a Gunslinger gains the Weapon Focus class feature, providing the benefit of the feat with the same name. The Gunslinger must choose a specific personal firearm. </text:span></text:p>
      <text:p text:style-name="P1"><text:span text:style-name="T5">The gunslinger adds +1 to all attack rolls you make using the selected personal firearm.</text:span></text:p>
      <text:h text:style-name="P16" text:outline-level="3"><text:span text:style-name="T7">Bonus Feats</text:span></text:h>
      <text:p text:style-name="P1"><text:span text:style-name="T5">At 3rd, 6th, and 9th level, the Gunslinger gets a bonus feat. The bonus feat must be selected from the following list, and the Gunslinger must meet all the prerequisites of the feat to select it.</text:span></text:p>
      <text:p text:style-name="P1"><text:span text:style-name="T5">Advanced Firearms Proficiency, Advanced Two-Weapon Fighting, Burst Fire, Dead Aim, Double Tap, Far Shot, Improved Two-Weapon Fighting, Precise Shot, Quick Draw, Quick Reload, Shot on the Run, Skip Shot, Strafe, Two-Weapon Fighting.</text:span></text:p>
      <text:h text:style-name="P16" text:outline-level="3"><text:span text:style-name="T7">Defensive Position</text:span></text:h>
      <text:p text:style-name="P1"><text:span text:style-name="T5">Starting at 4th level, the Gunslinger gains an additional +2 cover bonus to Defense and an additional +2 cover bonus on Reflex saves whenever he or she has one-quarter, one-half, three-quarters, or nine-tenths cover.</text:span></text:p>
      <text:h text:style-name="P16" text:outline-level="3"><text:span text:style-name="T7">Lightning Shot</text:span></text:h>
      <text:p text:style-name="P1"><text:span text:style-name="T5">Starting at 5th level, a Gunslinger can make a flurry of ranged attacks with a personal firearm at the expense of accuracy. With a lightning shot, the Gunslinger may make one extra ranged attack with a personal firearm in a round at his or her highest base attack bonus. This attack and each other attack made in the round take a –2 penalty. This ability can only be used when taking the full attack action. The penalty applies to all attacks for one full round, including attacks of opportunity.</text:span></text:p>
      <text:h text:style-name="P16" text:outline-level="3"><text:span text:style-name="T7">Sharp-Shooting</text:span></text:h>
      <text:p text:style-name="P1"><text:span text:style-name="T5">At 7th level, if the Gunslinger uses a personal firearm to attack a target, the cover bonus to the target’s Defense for one-quarter, one-half, three-quarters, or nine-tenths cover is reduced by 2.</text:span></text:p>
      <text:h text:style-name="P16" text:outline-level="3"><text:span text:style-name="T7">Greater Weapon Focus</text:span></text:h>
      <text:p text:style-name="P1"><text:soft-page-break/><text:span text:style-name="T5">At 8th level, a Gunslinger receives a +1 competence bonus on attack rolls made with the firearm selected for the Weapon Focus ability at 2nd level. This bonus stacks with the earlier bonus.</text:span></text:p>
      <text:h text:style-name="P16" text:outline-level="3"><text:span text:style-name="T7">Bullseye</text:span></text:h>
      <text:p text:style-name="P1"><text:span text:style-name="T5">At 10th level, a Gunslinger becomes so adept at using the firearm to which he or she has applied Weapon Focus and Greater Weapon Focus that the gunslinger’s attacks with that firearm can deal extra damage. With a successful attack, before damage is rolled, the gunslinger can spend 1 action point to deal +3d6 points of damage.</text:span></text:p>
      <text:p text:style-name="P24"/>
      <text:p text:style-name="P22"><text:span text:style-name="T3">INFILTRATOR</text:span></text:p>
      <text:h text:style-name="P16" text:outline-level="3"><text:span text:style-name="T7">Requirements</text:span></text:h>
      <text:p text:style-name="P1"><text:span text:style-name="T5">To qualify to become an Infiltrator, a character must fulfill the following criteria.</text:span></text:p>
      <text:p text:style-name="P1"><text:span text:style-name="T7">Base Attack Bonus:</text:span><text:span text:style-name="T5"> +2.</text:span></text:p>
      <text:p text:style-name="P1"><text:span text:style-name="T7">Skills:</text:span><text:span text:style-name="T5"> Hide 6 ranks, Move Silently 6 ranks.</text:span></text:p>
      <text:h text:style-name="P16" text:outline-level="3"><text:span text:style-name="T7">Class Information</text:span></text:h>
      <text:p text:style-name="P1"><text:span text:style-name="T5">The following information pertains to the Infiltrator advanced class.</text:span></text:p>
      <text:p text:style-name="P1"><text:span text:style-name="T7">Hit Die: </text:span><text:span text:style-name="T5">1d8</text:span></text:p>
      <text:p text:style-name="P1"><text:span text:style-name="T7">Action Points:</text:span><text:span text:style-name="T5"> 6 + one-half character level, rounded down, every time the infiltrator attains a new level in this class.</text:span></text:p>
      <text:h text:style-name="P16" text:outline-level="3"><text:span text:style-name="T7">Class Skills</text:span></text:h>
      <text:p text:style-name="P1"><text:span text:style-name="T5">The Infiltrator’s class skills (and the key ability for each skill) are: Balance (Dex), Climb (Str), Disable Device (Int), Disguise (Cha), Escape Artist (Dex), Hide (Dex), Investigate (Int), Jump (Str), Knowledge (art, business, current events, popular culture, streetwise) (Int), Listen (Wis), Move Silently (Dex), Profession (Wis), Read/Write Language (none), Search (Int), Sleight of Hand (Dex), Speak Language (none), Spot (Wis), Tumble (Dex).</text:span></text:p>
      <text:p text:style-name="P1"><text:span text:style-name="T7">Skill Points at Each Level:</text:span><text:span text:style-name="T5"> 7 + Int modifier.</text:span></text:p>
      <text:h text:style-name="P16" text:outline-level="3"><text:span text:style-name="T7">Class Features</text:span></text:h>
      <text:p text:style-name="P1"><text:span text:style-name="T5">The following features pertain to the Infiltrator advanced class.</text:span></text:p>
      <text:p text:style-name="P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ext:soft-page-break/>
        <table:table-row table:style-name="Table5.1">
          <table:table-cell table:style-name="Table5.A1" table:number-columns-spanned="8" office:value-type="string">
            <text:p text:style-name="P6"><text:span text:style-name="T8">Table: The Infiltrator</text:span></text:p>
          </table: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6"><text:span text:style-name="T8">Class Level</text:span></text:p>
          </table:table-cell>
          <table:table-cell table:style-name="Table5.A2" office:value-type="string">
            <text:p text:style-name="P6"><text:span text:style-name="T8">Base Attack Bonus</text:span></text:p>
          </table:table-cell>
          <table:table-cell table:style-name="Table5.A2" office:value-type="string">
            <text:p text:style-name="P6"><text:span text:style-name="T8">Fort Save</text:span></text:p>
          </table:table-cell>
          <table:table-cell table:style-name="Table5.A2" office:value-type="string">
            <text:p text:style-name="P6"><text:span text:style-name="T8">Ref Save</text:span></text:p>
          </table:table-cell>
          <table:table-cell table:style-name="Table5.A2" office:value-type="string">
            <text:p text:style-name="P6"><text:span text:style-name="T8">Will Save</text:span></text:p>
          </table:table-cell>
          <table:table-cell table:style-name="Table5.A2" office:value-type="string">
            <text:p text:style-name="P6"><text:span text:style-name="T8">Special</text:span></text:p>
          </table:table-cell>
          <table:table-cell table:style-name="Table5.A2" office:value-type="string">
            <text:p text:style-name="P6"><text:span text:style-name="T8">Defense Bonus</text:span></text:p>
          </table:table-cell>
          <table:table-cell table:style-name="Table5.A2" office:value-type="string">
            <text:p text:style-name="P6"><text:span text:style-name="T8">Reputation Bonus</text:span></text:p>
          </table:table-cell>
        </table:table-row>
        <table:table-row table:style-name="Table5.2">
          <table:table-cell table:style-name="Table5.A3" office:value-type="string">
            <text:p text:style-name="P6"><text:span text:style-name="T9">1st</text:span></text:p>
          </table:table-cell>
          <table:table-cell table:style-name="Table5.A3" office:value-type="string">
            <text:p text:style-name="P6"><text:span text:style-name="T9">+0</text:span></text:p>
          </table:table-cell>
          <table:table-cell table:style-name="Table5.A3" office:value-type="string">
            <text:p text:style-name="P6"><text:span text:style-name="T9">+0</text:span></text:p>
          </table:table-cell>
          <table:table-cell table:style-name="Table5.A3" office:value-type="string">
            <text:p text:style-name="P6"><text:span text:style-name="T9">+2</text:span></text:p>
          </table:table-cell>
          <table:table-cell table:style-name="Table5.A3" office:value-type="string">
            <text:p text:style-name="P6"><text:span text:style-name="T9">+0</text:span></text:p>
          </table:table-cell>
          <table:table-cell table:style-name="Table5.A3" office:value-type="string">
            <text:p text:style-name="P6"><text:span text:style-name="T9">Sweep</text:span></text:p>
          </table:table-cell>
          <table:table-cell table:style-name="Table5.A3" office:value-type="string">
            <text:p text:style-name="P6"><text:span text:style-name="T9">+1</text:span></text:p>
          </table:table-cell>
          <table:table-cell table:style-name="Table5.A3" office:value-type="string">
            <text:p text:style-name="P6"><text:span text:style-name="T9">+1</text:span></text:p>
          </table:table-cell>
        </table:table-row>
        <table:table-row table:style-name="Table5.2">
          <table:table-cell table:style-name="Table5.A3" office:value-type="string">
            <text:p text:style-name="P1"><text:span text:style-name="T9">2nd</text:span></text:p>
          </table:table-cell>
          <table:table-cell table:style-name="Table5.A3" office:value-type="string">
            <text:p text:style-name="P1"><text:span text:style-name="T9">+1</text:span></text:p>
          </table:table-cell>
          <table:table-cell table:style-name="Table5.A3" office:value-type="string">
            <text:p text:style-name="P1"><text:span text:style-name="T9">+0</text:span></text:p>
          </table:table-cell>
          <table:table-cell table:style-name="Table5.A3" office:value-type="string">
            <text:p text:style-name="P1"><text:span text:style-name="T9">+3</text:span></text:p>
          </table:table-cell>
          <table:table-cell table:style-name="Table5.A3" office:value-type="string">
            <text:p text:style-name="P1"><text:span text:style-name="T9">+0</text:span></text:p>
          </table:table-cell>
          <table:table-cell table:style-name="Table5.A3" office:value-type="string">
            <text:p text:style-name="P1"><text:span text:style-name="T9">Improvised implements</text:span></text:p>
          </table:table-cell>
          <table:table-cell table:style-name="Table5.A3" office:value-type="string">
            <text:p text:style-name="P1"><text:span text:style-name="T9">+2</text:span></text:p>
          </table:table-cell>
          <table:table-cell table:style-name="Table5.A3" office:value-type="string">
            <text:p text:style-name="P1"><text:span text:style-name="T9">+1</text:span></text:p>
          </table:table-cell>
        </table:table-row>
        <table:table-row table:style-name="Table5.2">
          <table:table-cell table:style-name="Table5.A3" office:value-type="string">
            <text:p text:style-name="P1"><text:span text:style-name="T9">3rd</text:span></text:p>
          </table:table-cell>
          <table:table-cell table:style-name="Table5.A3" office:value-type="string">
            <text:p text:style-name="P1"><text:span text:style-name="T9">+1</text:span></text:p>
          </table:table-cell>
          <table:table-cell table:style-name="Table5.A3" office:value-type="string">
            <text:p text:style-name="P1"><text:span text:style-name="T9">+1</text:span></text:p>
          </table:table-cell>
          <table:table-cell table:style-name="Table5.A3" office:value-type="string">
            <text:p text:style-name="P1"><text:span text:style-name="T9">+3</text:span></text:p>
          </table:table-cell>
          <table:table-cell table:style-name="Table5.A3" office:value-type="string">
            <text:p text:style-name="P1"><text:span text:style-name="T9">+1</text:span></text:p>
          </table:table-cell>
          <table:table-cell table:style-name="Table5.A3" office:value-type="string">
            <text:p text:style-name="P1"><text:span text:style-name="T9">Bonus feat</text:span></text:p>
          </table:table-cell>
          <table:table-cell table:style-name="Table5.A3" office:value-type="string">
            <text:p text:style-name="P1"><text:span text:style-name="T9">+2</text:span></text:p>
          </table:table-cell>
          <table:table-cell table:style-name="Table5.A3" office:value-type="string">
            <text:p text:style-name="P1"><text:span text:style-name="T9">+1</text:span></text:p>
          </table:table-cell>
        </table:table-row>
        <table:table-row table:style-name="Table5.2">
          <table:table-cell table:style-name="Table5.A3" office:value-type="string">
            <text:p text:style-name="P1"><text:span text:style-name="T9">4th</text:span></text:p>
          </table:table-cell>
          <table:table-cell table:style-name="Table5.A3" office:value-type="string">
            <text:p text:style-name="P1"><text:span text:style-name="T9">+2</text:span></text:p>
          </table:table-cell>
          <table:table-cell table:style-name="Table5.A3" office:value-type="string">
            <text:p text:style-name="P1"><text:span text:style-name="T9">+1</text:span></text:p>
          </table:table-cell>
          <table:table-cell table:style-name="Table5.A3" office:value-type="string">
            <text:p text:style-name="P1"><text:span text:style-name="T9">+4</text:span></text:p>
          </table:table-cell>
          <table:table-cell table:style-name="Table5.A3" office:value-type="string">
            <text:p text:style-name="P1"><text:span text:style-name="T9">+1</text:span></text:p>
          </table:table-cell>
          <table:table-cell table:style-name="Table5.A3" office:value-type="string">
            <text:p text:style-name="P1"><text:span text:style-name="T9">Improved evasion</text:span></text:p>
          </table:table-cell>
          <table:table-cell table:style-name="Table5.A3" office:value-type="string">
            <text:p text:style-name="P1"><text:span text:style-name="T9">+3</text:span></text:p>
          </table:table-cell>
          <table:table-cell table:style-name="Table5.A3" office:value-type="string">
            <text:p text:style-name="P1"><text:span text:style-name="T9">+2</text:span></text:p>
          </table:table-cell>
        </table:table-row>
        <table:table-row table:style-name="Table5.2">
          <table:table-cell table:style-name="Table5.A3" office:value-type="string">
            <text:p text:style-name="P1"><text:span text:style-name="T9">5th</text:span></text:p>
          </table:table-cell>
          <table:table-cell table:style-name="Table5.A3" office:value-type="string">
            <text:p text:style-name="P1"><text:span text:style-name="T9">+2</text:span></text:p>
          </table:table-cell>
          <table:table-cell table:style-name="Table5.A3" office:value-type="string">
            <text:p text:style-name="P1"><text:span text:style-name="T9">+1</text:span></text:p>
          </table:table-cell>
          <table:table-cell table:style-name="Table5.A3" office:value-type="string">
            <text:p text:style-name="P1"><text:span text:style-name="T9">+4</text:span></text:p>
          </table:table-cell>
          <table:table-cell table:style-name="Table5.A3" office:value-type="string">
            <text:p text:style-name="P1"><text:span text:style-name="T9">+1</text:span></text:p>
          </table:table-cell>
          <table:table-cell table:style-name="Table5.A3" office:value-type="string">
            <text:p text:style-name="P1"><text:span text:style-name="T9">Skill mastery</text:span></text:p>
          </table:table-cell>
          <table:table-cell table:style-name="Table5.A3" office:value-type="string">
            <text:p text:style-name="P1"><text:span text:style-name="T9">+4</text:span></text:p>
          </table:table-cell>
          <table:table-cell table:style-name="Table5.A3" office:value-type="string">
            <text:p text:style-name="P1"><text:span text:style-name="T9">+2</text:span></text:p>
          </table:table-cell>
        </table:table-row>
        <table:table-row table:style-name="Table5.2">
          <table:table-cell table:style-name="Table5.A3" office:value-type="string">
            <text:p text:style-name="P1"><text:span text:style-name="T9">6th</text:span></text:p>
          </table:table-cell>
          <table:table-cell table:style-name="Table5.A3" office:value-type="string">
            <text:p text:style-name="P1"><text:span text:style-name="T9">+3</text:span></text:p>
          </table:table-cell>
          <table:table-cell table:style-name="Table5.A3" office:value-type="string">
            <text:p text:style-name="P1"><text:span text:style-name="T9">+2</text:span></text:p>
          </table:table-cell>
          <table:table-cell table:style-name="Table5.A3" office:value-type="string">
            <text:p text:style-name="P1"><text:span text:style-name="T9">+5</text:span></text:p>
          </table:table-cell>
          <table:table-cell table:style-name="Table5.A3" office:value-type="string">
            <text:p text:style-name="P1"><text:span text:style-name="T9">+2</text:span></text:p>
          </table:table-cell>
          <table:table-cell table:style-name="Table5.A3" office:value-type="string">
            <text:p text:style-name="P1"><text:span text:style-name="T9">Bonus feat</text:span></text:p>
          </table:table-cell>
          <table:table-cell table:style-name="Table5.A3" office:value-type="string">
            <text:p text:style-name="P1"><text:span text:style-name="T9">+4</text:span></text:p>
          </table:table-cell>
          <table:table-cell table:style-name="Table5.A3" office:value-type="string">
            <text:p text:style-name="P1"><text:span text:style-name="T9">+2</text:span></text:p>
          </table:table-cell>
        </table:table-row>
        <table:table-row table:style-name="Table5.2">
          <table:table-cell table:style-name="Table5.A3" office:value-type="string">
            <text:p text:style-name="P1"><text:span text:style-name="T9">7th</text:span></text:p>
          </table:table-cell>
          <table:table-cell table:style-name="Table5.A3" office:value-type="string">
            <text:p text:style-name="P1"><text:span text:style-name="T9">+3</text:span></text:p>
          </table:table-cell>
          <table:table-cell table:style-name="Table5.A3" office:value-type="string">
            <text:p text:style-name="P1"><text:span text:style-name="T9">+2</text:span></text:p>
          </table:table-cell>
          <table:table-cell table:style-name="Table5.A3" office:value-type="string">
            <text:p text:style-name="P1"><text:span text:style-name="T9">+5</text:span></text:p>
          </table:table-cell>
          <table:table-cell table:style-name="Table5.A3" office:value-type="string">
            <text:p text:style-name="P1"><text:span text:style-name="T9">+2</text:span></text:p>
          </table:table-cell>
          <table:table-cell table:style-name="Table5.A3" office:value-type="string">
            <text:p text:style-name="P1"><text:span text:style-name="T9">Improvised weapon damage</text:span></text:p>
          </table:table-cell>
          <table:table-cell table:style-name="Table5.A3" office:value-type="string">
            <text:p text:style-name="P1"><text:span text:style-name="T9">+5</text:span></text:p>
          </table:table-cell>
          <table:table-cell table:style-name="Table5.A3" office:value-type="string">
            <text:p text:style-name="P1"><text:span text:style-name="T9">+3</text:span></text:p>
          </table:table-cell>
        </table:table-row>
        <table:table-row table:style-name="Table5.2">
          <table:table-cell table:style-name="Table5.A3" office:value-type="string">
            <text:p text:style-name="P1"><text:span text:style-name="T9">8th</text:span></text:p>
          </table:table-cell>
          <table:table-cell table:style-name="Table5.A3" office:value-type="string">
            <text:p text:style-name="P1"><text:span text:style-name="T9">+4</text:span></text:p>
          </table:table-cell>
          <table:table-cell table:style-name="Table5.A3" office:value-type="string">
            <text:p text:style-name="P1"><text:span text:style-name="T9">+2</text:span></text:p>
          </table:table-cell>
          <table:table-cell table:style-name="Table5.A3" office:value-type="string">
            <text:p text:style-name="P1"><text:span text:style-name="T9">+6</text:span></text:p>
          </table:table-cell>
          <table:table-cell table:style-name="Table5.A3" office:value-type="string">
            <text:p text:style-name="P1"><text:span text:style-name="T9">+2</text:span></text:p>
          </table:table-cell>
          <table:table-cell table:style-name="Table5.A3" office:value-type="string">
            <text:p text:style-name="P1"><text:span text:style-name="T9">Improved sweep</text:span></text:p>
          </table:table-cell>
          <table:table-cell table:style-name="Table5.A3" office:value-type="string">
            <text:p text:style-name="P1"><text:span text:style-name="T9">+6</text:span></text:p>
          </table:table-cell>
          <table:table-cell table:style-name="Table5.A3" office:value-type="string">
            <text:p text:style-name="P1"><text:span text:style-name="T9">+3</text:span></text:p>
          </table:table-cell>
        </table:table-row>
        <table:table-row table:style-name="Table5.2">
          <table:table-cell table:style-name="Table5.A3" office:value-type="string">
            <text:p text:style-name="P1"><text:span text:style-name="T9">9th</text:span></text:p>
          </table:table-cell>
          <table:table-cell table:style-name="Table5.A3" office:value-type="string">
            <text:p text:style-name="P1"><text:span text:style-name="T9">+4</text:span></text:p>
          </table:table-cell>
          <table:table-cell table:style-name="Table5.A3" office:value-type="string">
            <text:p text:style-name="P1"><text:span text:style-name="T9">+3</text:span></text:p>
          </table:table-cell>
          <table:table-cell table:style-name="Table5.A3" office:value-type="string">
            <text:p text:style-name="P1"><text:span text:style-name="T9">+6</text:span></text:p>
          </table:table-cell>
          <table:table-cell table:style-name="Table5.A3" office:value-type="string">
            <text:p text:style-name="P1"><text:span text:style-name="T9">+3</text:span></text:p>
          </table:table-cell>
          <table:table-cell table:style-name="Table5.A3" office:value-type="string">
            <text:p text:style-name="P1"><text:span text:style-name="T9">Bonus feat</text:span></text:p>
          </table:table-cell>
          <table:table-cell table:style-name="Table5.A3" office:value-type="string">
            <text:p text:style-name="P1"><text:span text:style-name="T9">+6</text:span></text:p>
          </table:table-cell>
          <table:table-cell table:style-name="Table5.A3" office:value-type="string">
            <text:p text:style-name="P1"><text:span text:style-name="T9">+3</text:span></text:p>
          </table:table-cell>
        </table:table-row>
        <table:table-row table:style-name="Table5.2">
          <table:table-cell table:style-name="Table5.A12" office:value-type="string">
            <text:p text:style-name="P6"><text:span text:style-name="T9">10th</text:span></text:p>
          </table:table-cell>
          <table:table-cell table:style-name="Table5.A12" office:value-type="string">
            <text:p text:style-name="P6"><text:span text:style-name="T9">+5</text:span></text:p>
          </table:table-cell>
          <table:table-cell table:style-name="Table5.A12" office:value-type="string">
            <text:p text:style-name="P6"><text:span text:style-name="T9">+3</text:span></text:p>
          </table:table-cell>
          <table:table-cell table:style-name="Table5.A12" office:value-type="string">
            <text:p text:style-name="P6"><text:span text:style-name="T9">+7</text:span></text:p>
          </table:table-cell>
          <table:table-cell table:style-name="Table5.A12" office:value-type="string">
            <text:p text:style-name="P6"><text:span text:style-name="T9">+3</text:span></text:p>
          </table:table-cell>
          <table:table-cell table:style-name="Table5.A12" office:value-type="string">
            <text:p text:style-name="P6"><text:span text:style-name="T9">Without a trace</text:span></text:p>
          </table:table-cell>
          <table:table-cell table:style-name="Table5.A12" office:value-type="string">
            <text:p text:style-name="P6"><text:span text:style-name="T9">+7</text:span></text:p>
          </table:table-cell>
          <table:table-cell table:style-name="Table5.A12" office:value-type="string">
            <text:p text:style-name="P6"><text:span text:style-name="T9">+4</text:span></text:p>
          </table:table-cell>
        </table:table-row>
      </table:table>
      <text:h text:style-name="P16" text:outline-level="3"><text:span text:style-name="T7">Sweep</text:span></text:h>
      <text:p text:style-name="P1"><text:span text:style-name="T5">An Infiltrator knows how to size up an area and get the lay of the land in a single sweep of his or her eyes. This sweep provides a +4 circumstance bonus on Spot checks and covers an area out to 30 feet away from the Infiltrator. The Infiltrator can use this bonus at the start of an encounter.</text:span></text:p>
      <text:p text:style-name="P1"><text:span text:style-name="T5">Anything not concealed can be spotted in a sweep with a successful check (DC 10). The DC for concealed or less obvious threats is equal to their Hide check result.</text:span></text:p>
      <text:h text:style-name="P16" text:outline-level="3"><text:span text:style-name="T7">Improvised Implements</text:span></text:h>
      <text:p text:style-name="P1"><text:span text:style-name="T5">At 2nd level, an Infiltrator no longer takes a –4 penalty when wielding an improvised weapon. Also, the Infiltrator is able to make do without proper equipment in certain circumstances: the Infiltrator no longer takes a –4 penalty when using the Climb and Disable Device skills without the proper tools.</text:span></text:p>
      <text:h text:style-name="P16" text:outline-level="3"><text:span text:style-name="T7">Bonus Feats</text:span></text:h>
      <text:p text:style-name="P1"><text:span text:style-name="T5">At 3rd, 6th, and 9th level, the Infiltrator gets a bonus feat. The bonus feat must be selected from the following list, and the Infiltrator must meet all the prerequisites of the feat to select it.</text:span></text:p>
      <text:p text:style-name="P1"><text:span text:style-name="T5">Acrobatic, Alertness, Armor Proficiency (light), Athletic, Attentive, Brawl, Cautious, Defensive Martial Arts, Dodge, Elusive Target, Meticulous, Mobility, Nimble, Renown, Run, Stealthy.</text:span></text:p>
      <text:h text:style-name="P16" text:outline-level="3"><text:span text:style-name="T7">Improved Evasion</text:span></text:h>
      <text:p text:style-name="P1"><text:span text:style-name="T5">If an Infiltrator of 4th level or higher is exposed to any effect that normally allows a character to attempt a Reflex saving throw for half damage, the Infiltrator suffers no damage if he or she makes a successful saving throw and only half damage on a failed save. Improved evasion can only be used when wearing light armor or no armor.</text:span></text:p>
      <text:p text:style-name="P1"><text:span text:style-name="T5">For an Infiltrator who does not have evasion (see the Fast hero class description), improved evasion counts as evasion for the purpose of meeting the prerequisites on the Fast hero’s defensive talent tree.</text:span></text:p>
      <text:h text:style-name="P16" text:outline-level="3"><text:span text:style-name="T7">Skill Mastery</text:span></text:h>
      <text:p text:style-name="P1"><text:span text:style-name="T5">At 5th level, an Infiltrator selects a number of skills from his or her class list equal to 3 + his or her Intelligence modifier. When making a check using one of these skills, the Infiltrator may take 10 even if stress and distractions would normally prevent him or her from doing so.</text:span></text:p>
      <text:h text:style-name="P16" text:outline-level="3"><text:span text:style-name="T7">Improvised Weapon Damage</text:span></text:h>
      <text:p text:style-name="P1"><text:span text:style-name="T5">At 7th level, an Infiltrator’s attacks with improvised weapons deal more damage. The Infiltrator treats an improvised weapon as one size category larger than it is for the purpose of determining the damage it deals.</text:span></text:p>
      <text:h text:style-name="P16" text:outline-level="3"><text:span text:style-name="T7">Improved Sweep</text:span></text:h>
      <text:p text:style-name="P1"><text:span text:style-name="T5">At 8th level, an Infiltrator’s ability to get the lay of the land improves. Now the Infiltrator not only spots potential perils with a successful check, he or she can determine the relative strength of these dangers. A successful check relates the danger’s strength compared to the Infiltrator: stronger (higher level or Hit Dice), on par (same level or HD), or weaker (lower level or HD).</text:span></text:p>
      <text:h text:style-name="P16" text:outline-level="3"><text:span text:style-name="T7">Without a Trace</text:span></text:h>
      <text:p text:style-name="P1"><text:span text:style-name="T5">At 10th level, when an Infiltrator uses any of the following skills: Balance, Climb, Disable Device, Escape Artist, Hide, Move Silently, and Sleight of Hand, those using Investigate, Listen, Search, or Spot to detect the Infiltrator’s activity take a –4 penalty.</text:span></text:p>
      <text:h text:style-name="P20" text:outline-level="2"/>
      <text:h text:style-name="P19" text:outline-level="2"><text:span text:style-name="T4">DAREDEVIL</text:span></text:h>
      <text:h text:style-name="P16" text:outline-level="3"><text:span text:style-name="T7">Requirements</text:span></text:h>
      <text:p text:style-name="P1"><text:span text:style-name="T5">To qualify to become a Daredevil, a character must fulfill the following criteria.</text:span></text:p>
      <text:p text:style-name="P1"><text:span text:style-name="T7">Base Attack Bonus:</text:span><text:span text:style-name="T5"> +2.</text:span></text:p>
      <text:p text:style-name="P1"><text:span text:style-name="T7">Skills:</text:span><text:span text:style-name="T5"> Concentration 6 ranks, Drive 6 ranks.</text:span></text:p>
      <text:p text:style-name="P1"><text:span text:style-name="T7">Feat:</text:span><text:span text:style-name="T5"> Endurance.</text:span></text:p>
      <text:h text:style-name="P16" text:outline-level="3"><text:span text:style-name="T7">Class Information</text:span></text:h>
      <text:p text:style-name="P1"><text:span text:style-name="T5">The following information pertains to the Daredevil advanced class.</text:span></text:p>
      <text:p text:style-name="P1"><text:span text:style-name="T7">Hit Die:</text:span><text:span text:style-name="T5"> 1d10 </text:span></text:p>
      <text:p text:style-name="P1"><text:soft-page-break/><text:span text:style-name="T7">Action Points:</text:span><text:span text:style-name="T5"> 6 + one-half character level, rounded down, every time he or she attains a new level in this class.</text:span></text:p>
      <text:h text:style-name="P16" text:outline-level="3"><text:span text:style-name="T7">Class Skills</text:span></text:h>
      <text:p text:style-name="P1"><text:span text:style-name="T5">The Daredevil’s class skills (and the key ability for each skill) are: Balance (Dex), Climb (Str), Concentration (Con), Demolitions (Int), Drive (Dex), Escape Artist (Dex), Intimidate (Cha), Jump (Str), Knowledge (current events, popular culture) (Int), Perform (act) (Cha), Pilot (Dex), Profession (Wis), Read/Write Language (none), Ride (Dex), Speak Language (none), Spot (Wis), Swim (Str), Tumble (Dex).</text:span></text:p>
      <text:p text:style-name="P1"><text:span text:style-name="T7">Skill Points at Each Level:</text:span><text:span text:style-name="T5"> 5 + Int modifier.</text:span></text:p>
      <text:p text:style-name="P2"/>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column table:style-name="Table6.G"/>
        <table:table-column table:style-name="Table6.H"/>
        <table:table-row table:style-name="Table6.1">
          <table:table-cell table:style-name="Table6.A1" table:number-columns-spanned="8" office:value-type="string">
            <text:p text:style-name="P6"><text:span text:style-name="T8">Table: The Daredevil</text:span></text:p>
          </table: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6"><text:span text:style-name="T8">Class Level</text:span></text:p>
          </table:table-cell>
          <table:table-cell table:style-name="Table6.A2" office:value-type="string">
            <text:p text:style-name="P6"><text:span text:style-name="T8">Base Attack Bonus</text:span></text:p>
          </table:table-cell>
          <table:table-cell table:style-name="Table6.A2" office:value-type="string">
            <text:p text:style-name="P6"><text:span text:style-name="T8">Fort Save</text:span></text:p>
          </table:table-cell>
          <table:table-cell table:style-name="Table6.A2" office:value-type="string">
            <text:p text:style-name="P6"><text:span text:style-name="T8">Ref Save</text:span></text:p>
          </table:table-cell>
          <table:table-cell table:style-name="Table6.A2" office:value-type="string">
            <text:p text:style-name="P6"><text:span text:style-name="T8">Will Save</text:span></text:p>
          </table:table-cell>
          <table:table-cell table:style-name="Table6.A2" office:value-type="string">
            <text:p text:style-name="P6"><text:span text:style-name="T8">Special</text:span></text:p>
          </table:table-cell>
          <table:table-cell table:style-name="Table6.A2" office:value-type="string">
            <text:p text:style-name="P6"><text:span text:style-name="T8">Defense Bonus</text:span></text:p>
          </table:table-cell>
          <table:table-cell table:style-name="Table6.A2" office:value-type="string">
            <text:p text:style-name="P6"><text:span text:style-name="T8">Reputation Bonus</text:span></text:p>
          </table:table-cell>
        </table:table-row>
        <table:table-row table:style-name="Table6.2">
          <table:table-cell table:style-name="Table6.A3" office:value-type="string">
            <text:p text:style-name="P6"><text:span text:style-name="T9">1st</text:span></text:p>
          </table:table-cell>
          <table:table-cell table:style-name="Table6.A3" office:value-type="string">
            <text:p text:style-name="P6"><text:span text:style-name="T9">+0</text:span></text:p>
          </table:table-cell>
          <table:table-cell table:style-name="Table6.A3" office:value-type="string">
            <text:p text:style-name="P6"><text:span text:style-name="T9">+2</text:span></text:p>
          </table:table-cell>
          <table:table-cell table:style-name="Table6.A3" office:value-type="string">
            <text:p text:style-name="P6"><text:span text:style-name="T9">+0</text:span></text:p>
          </table:table-cell>
          <table:table-cell table:style-name="Table6.A3" office:value-type="string">
            <text:p text:style-name="P6"><text:span text:style-name="T9">+0</text:span></text:p>
          </table:table-cell>
          <table:table-cell table:style-name="Table6.A3" office:value-type="string">
            <text:p text:style-name="P6"><text:span text:style-name="T9">Fearless</text:span></text:p>
          </table:table-cell>
          <table:table-cell table:style-name="Table6.A3" office:value-type="string">
            <text:p text:style-name="P6"><text:span text:style-name="T9">+1</text:span></text:p>
          </table:table-cell>
          <table:table-cell table:style-name="Table6.A3" office:value-type="string">
            <text:p text:style-name="P6"><text:span text:style-name="T9">+0</text:span></text:p>
          </table:table-cell>
        </table:table-row>
        <table:table-row table:style-name="Table6.2">
          <table:table-cell table:style-name="Table6.A3" office:value-type="string">
            <text:p text:style-name="P1"><text:span text:style-name="T9">2nd</text:span></text:p>
          </table:table-cell>
          <table:table-cell table:style-name="Table6.A3" office:value-type="string">
            <text:p text:style-name="P1"><text:span text:style-name="T9">+1</text:span></text:p>
          </table:table-cell>
          <table:table-cell table:style-name="Table6.A3" office:value-type="string">
            <text:p text:style-name="P1"><text:span text:style-name="T9">+3</text:span></text:p>
          </table:table-cell>
          <table:table-cell table:style-name="Table6.A3" office:value-type="string">
            <text:p text:style-name="P1"><text:span text:style-name="T9">+0</text:span></text:p>
          </table:table-cell>
          <table:table-cell table:style-name="Table6.A3" office:value-type="string">
            <text:p text:style-name="P1"><text:span text:style-name="T9">+0</text:span></text:p>
          </table:table-cell>
          <table:table-cell table:style-name="Table6.A3" office:value-type="string">
            <text:p text:style-name="P1"><text:span text:style-name="T9">Nip-up</text:span></text:p>
          </table:table-cell>
          <table:table-cell table:style-name="Table6.A3" office:value-type="string">
            <text:p text:style-name="P1"><text:span text:style-name="T9">+2</text:span></text:p>
          </table:table-cell>
          <table:table-cell table:style-name="Table6.A3" office:value-type="string">
            <text:p text:style-name="P1"><text:span text:style-name="T9">+0</text:span></text:p>
          </table:table-cell>
        </table:table-row>
        <table:table-row table:style-name="Table6.2">
          <table:table-cell table:style-name="Table6.A3" office:value-type="string">
            <text:p text:style-name="P1"><text:span text:style-name="T9">3rd</text:span></text:p>
          </table:table-cell>
          <table:table-cell table:style-name="Table6.A3" office:value-type="string">
            <text:p text:style-name="P1"><text:span text:style-name="T9">+1</text:span></text:p>
          </table:table-cell>
          <table:table-cell table:style-name="Table6.A3" office:value-type="string">
            <text:p text:style-name="P1"><text:span text:style-name="T9">+3</text:span></text:p>
          </table:table-cell>
          <table:table-cell table:style-name="Table6.A3" office:value-type="string">
            <text:p text:style-name="P1"><text:span text:style-name="T9">+1</text:span></text:p>
          </table:table-cell>
          <table:table-cell table:style-name="Table6.A3" office:value-type="string">
            <text:p text:style-name="P1"><text:span text:style-name="T9">+1</text:span></text:p>
          </table:table-cell>
          <table:table-cell table:style-name="Table6.A3" office:value-type="string">
            <text:p text:style-name="P1"><text:span text:style-name="T9">Bonus feat</text:span></text:p>
          </table:table-cell>
          <table:table-cell table:style-name="Table6.A3" office:value-type="string">
            <text:p text:style-name="P1"><text:span text:style-name="T9">+2</text:span></text:p>
          </table:table-cell>
          <table:table-cell table:style-name="Table6.A3" office:value-type="string">
            <text:p text:style-name="P1"><text:span text:style-name="T9">+1</text:span></text:p>
          </table:table-cell>
        </table:table-row>
        <table:table-row table:style-name="Table6.2">
          <table:table-cell table:style-name="Table6.A3" office:value-type="string">
            <text:p text:style-name="P1"><text:span text:style-name="T9">4th</text:span></text:p>
          </table:table-cell>
          <table:table-cell table:style-name="Table6.A3" office:value-type="string">
            <text:p text:style-name="P1"><text:span text:style-name="T9">+2</text:span></text:p>
          </table:table-cell>
          <table:table-cell table:style-name="Table6.A3" office:value-type="string">
            <text:p text:style-name="P1"><text:span text:style-name="T9">+4</text:span></text:p>
          </table:table-cell>
          <table:table-cell table:style-name="Table6.A3" office:value-type="string">
            <text:p text:style-name="P1"><text:span text:style-name="T9">+1</text:span></text:p>
          </table:table-cell>
          <table:table-cell table:style-name="Table6.A3" office:value-type="string">
            <text:p text:style-name="P1"><text:span text:style-name="T9">+1</text:span></text:p>
          </table:table-cell>
          <table:table-cell table:style-name="Table6.A3" office:value-type="string">
            <text:p text:style-name="P1"><text:span text:style-name="T9">Action boost</text:span></text:p>
          </table:table-cell>
          <table:table-cell table:style-name="Table6.A3" office:value-type="string">
            <text:p text:style-name="P1"><text:span text:style-name="T9">+3</text:span></text:p>
          </table:table-cell>
          <table:table-cell table:style-name="Table6.A3" office:value-type="string">
            <text:p text:style-name="P1"><text:span text:style-name="T9">+1</text:span></text:p>
          </table:table-cell>
        </table:table-row>
        <table:table-row table:style-name="Table6.2">
          <table:table-cell table:style-name="Table6.A3" office:value-type="string">
            <text:p text:style-name="P1"><text:span text:style-name="T9">5th</text:span></text:p>
          </table:table-cell>
          <table:table-cell table:style-name="Table6.A3" office:value-type="string">
            <text:p text:style-name="P1"><text:span text:style-name="T9">+2</text:span></text:p>
          </table:table-cell>
          <table:table-cell table:style-name="Table6.A3" office:value-type="string">
            <text:p text:style-name="P1"><text:span text:style-name="T9">+4</text:span></text:p>
          </table:table-cell>
          <table:table-cell table:style-name="Table6.A3" office:value-type="string">
            <text:p text:style-name="P1"><text:span text:style-name="T9">+1</text:span></text:p>
          </table:table-cell>
          <table:table-cell table:style-name="Table6.A3" office:value-type="string">
            <text:p text:style-name="P1"><text:span text:style-name="T9">+1</text:span></text:p>
          </table:table-cell>
          <table:table-cell table:style-name="Table6.A3" office:value-type="string">
            <text:p text:style-name="P1"><text:span text:style-name="T9">Adrenaline rush</text:span></text:p>
            <text:p text:style-name="P1"><text:span text:style-name="T9">(one ability score)</text:span></text:p>
          </table:table-cell>
          <table:table-cell table:style-name="Table6.A3" office:value-type="string">
            <text:p text:style-name="P1"><text:span text:style-name="T9">+4</text:span></text:p>
          </table:table-cell>
          <table:table-cell table:style-name="Table6.A3" office:value-type="string">
            <text:p text:style-name="P1"><text:span text:style-name="T9">+1</text:span></text:p>
          </table:table-cell>
        </table:table-row>
        <table:table-row table:style-name="Table6.2">
          <table:table-cell table:style-name="Table6.A3" office:value-type="string">
            <text:p text:style-name="P1"><text:span text:style-name="T9">6th</text:span></text:p>
          </table:table-cell>
          <table:table-cell table:style-name="Table6.A3" office:value-type="string">
            <text:p text:style-name="P1"><text:span text:style-name="T9">+3</text:span></text:p>
          </table:table-cell>
          <table:table-cell table:style-name="Table6.A3" office:value-type="string">
            <text:p text:style-name="P1"><text:span text:style-name="T9">+5</text:span></text:p>
          </table:table-cell>
          <table:table-cell table:style-name="Table6.A3" office:value-type="string">
            <text:p text:style-name="P1"><text:span text:style-name="T9">+2</text:span></text:p>
          </table:table-cell>
          <table:table-cell table:style-name="Table6.A3" office:value-type="string">
            <text:p text:style-name="P1"><text:span text:style-name="T9">+2</text:span></text:p>
          </table:table-cell>
          <table:table-cell table:style-name="Table6.A3" office:value-type="string">
            <text:p text:style-name="P1"><text:span text:style-name="T9">Bonus feat</text:span></text:p>
          </table:table-cell>
          <table:table-cell table:style-name="Table6.A3" office:value-type="string">
            <text:p text:style-name="P1"><text:span text:style-name="T9">+4</text:span></text:p>
          </table:table-cell>
          <table:table-cell table:style-name="Table6.A3" office:value-type="string">
            <text:p text:style-name="P1"><text:span text:style-name="T9">+2</text:span></text:p>
          </table:table-cell>
        </table:table-row>
        <table:table-row table:style-name="Table6.2">
          <table:table-cell table:style-name="Table6.A3" office:value-type="string">
            <text:p text:style-name="P1"><text:span text:style-name="T9">7th</text:span></text:p>
          </table:table-cell>
          <table:table-cell table:style-name="Table6.A3" office:value-type="string">
            <text:p text:style-name="P1"><text:span text:style-name="T9">+3</text:span></text:p>
          </table:table-cell>
          <table:table-cell table:style-name="Table6.A3" office:value-type="string">
            <text:p text:style-name="P1"><text:span text:style-name="T9">+5</text:span></text:p>
          </table:table-cell>
          <table:table-cell table:style-name="Table6.A3" office:value-type="string">
            <text:p text:style-name="P1"><text:span text:style-name="T9">+2</text:span></text:p>
          </table:table-cell>
          <table:table-cell table:style-name="Table6.A3" office:value-type="string">
            <text:p text:style-name="P1"><text:span text:style-name="T9">+2</text:span></text:p>
          </table:table-cell>
          <table:table-cell table:style-name="Table6.A3" office:value-type="string">
            <text:p text:style-name="P1"><text:span text:style-name="T9">Delay damage</text:span></text:p>
          </table:table-cell>
          <table:table-cell table:style-name="Table6.A3" office:value-type="string">
            <text:p text:style-name="P1"><text:span text:style-name="T9">+5</text:span></text:p>
          </table:table-cell>
          <table:table-cell table:style-name="Table6.A3" office:value-type="string">
            <text:p text:style-name="P1"><text:span text:style-name="T9">+2</text:span></text:p>
          </table:table-cell>
        </table:table-row>
        <table:table-row table:style-name="Table6.2">
          <table:table-cell table:style-name="Table6.A3" office:value-type="string">
            <text:p text:style-name="P1"><text:span text:style-name="T9">8th</text:span></text:p>
          </table:table-cell>
          <table:table-cell table:style-name="Table6.A3" office:value-type="string">
            <text:p text:style-name="P1"><text:span text:style-name="T9">+4</text:span></text:p>
          </table:table-cell>
          <table:table-cell table:style-name="Table6.A3" office:value-type="string">
            <text:p text:style-name="P1"><text:span text:style-name="T9">+6</text:span></text:p>
          </table:table-cell>
          <table:table-cell table:style-name="Table6.A3" office:value-type="string">
            <text:p text:style-name="P1"><text:span text:style-name="T9">+2</text:span></text:p>
          </table:table-cell>
          <table:table-cell table:style-name="Table6.A3" office:value-type="string">
            <text:p text:style-name="P1"><text:span text:style-name="T9">+2</text:span></text:p>
          </table:table-cell>
          <table:table-cell table:style-name="Table6.A3" office:value-type="string">
            <text:p text:style-name="P1"><text:span text:style-name="T9">Adrenaline rush</text:span></text:p>
            <text:p text:style-name="P1"><text:span text:style-name="T9">(two ability scores)</text:span></text:p>
          </table:table-cell>
          <table:table-cell table:style-name="Table6.A3" office:value-type="string">
            <text:p text:style-name="P1"><text:span text:style-name="T9">+6</text:span></text:p>
          </table:table-cell>
          <table:table-cell table:style-name="Table6.A3" office:value-type="string">
            <text:p text:style-name="P1"><text:span text:style-name="T9">+2</text:span></text:p>
          </table:table-cell>
        </table:table-row>
        <table:table-row table:style-name="Table6.2">
          <table:table-cell table:style-name="Table6.A3" office:value-type="string">
            <text:p text:style-name="P1"><text:span text:style-name="T9">9th</text:span></text:p>
          </table:table-cell>
          <table:table-cell table:style-name="Table6.A3" office:value-type="string">
            <text:p text:style-name="P1"><text:span text:style-name="T9">+4</text:span></text:p>
          </table:table-cell>
          <table:table-cell table:style-name="Table6.A3" office:value-type="string">
            <text:p text:style-name="P1"><text:span text:style-name="T9">+6</text:span></text:p>
          </table:table-cell>
          <table:table-cell table:style-name="Table6.A3" office:value-type="string">
            <text:p text:style-name="P1"><text:span text:style-name="T9">+3</text:span></text:p>
          </table:table-cell>
          <table:table-cell table:style-name="Table6.A3" office:value-type="string">
            <text:p text:style-name="P1"><text:span text:style-name="T9">+3</text:span></text:p>
          </table:table-cell>
          <table:table-cell table:style-name="Table6.A3" office:value-type="string">
            <text:p text:style-name="P1"><text:span text:style-name="T9">Bonus feat</text:span></text:p>
          </table:table-cell>
          <table:table-cell table:style-name="Table6.A3" office:value-type="string">
            <text:p text:style-name="P1"><text:span text:style-name="T9">+6</text:span></text:p>
          </table:table-cell>
          <table:table-cell table:style-name="Table6.A3" office:value-type="string">
            <text:p text:style-name="P1"><text:span text:style-name="T9">+3</text:span></text:p>
          </table:table-cell>
        </table:table-row>
        <table:table-row table:style-name="Table6.2">
          <table:table-cell table:style-name="Table6.A12" office:value-type="string">
            <text:p text:style-name="P6"><text:span text:style-name="T9">10th</text:span></text:p>
          </table:table-cell>
          <table:table-cell table:style-name="Table6.A12" office:value-type="string">
            <text:p text:style-name="P6"><text:span text:style-name="T9">+5</text:span></text:p>
          </table:table-cell>
          <table:table-cell table:style-name="Table6.A12" office:value-type="string">
            <text:p text:style-name="P6"><text:span text:style-name="T9">+7</text:span></text:p>
          </table:table-cell>
          <table:table-cell table:style-name="Table6.A12" office:value-type="string">
            <text:p text:style-name="P6"><text:span text:style-name="T9">+3</text:span></text:p>
          </table:table-cell>
          <table:table-cell table:style-name="Table6.A12" office:value-type="string">
            <text:p text:style-name="P6"><text:span text:style-name="T9">+3</text:span></text:p>
          </table:table-cell>
          <table:table-cell table:style-name="Table6.A12" office:value-type="string">
            <text:p text:style-name="P6"><text:span text:style-name="T9">Damage threshold</text:span></text:p>
          </table:table-cell>
          <table:table-cell table:style-name="Table6.A12" office:value-type="string">
            <text:p text:style-name="P6"><text:span text:style-name="T9">+7</text:span></text:p>
          </table:table-cell>
          <table:table-cell table:style-name="Table6.A12" office:value-type="string">
            <text:p text:style-name="P6"><text:span text:style-name="T9">+3</text:span></text:p>
          </table:table-cell>
        </table:table-row>
      </table:table>
      <text:p text:style-name="P2"/>
      <text:h text:style-name="P16" text:outline-level="3"><text:span text:style-name="T7">Class Features</text:span></text:h>
      <text:p text:style-name="P1"><text:span text:style-name="T5">The following features pertain to the Daredevil advanced class.</text:span></text:p>
      <text:h text:style-name="P16" text:outline-level="3"><text:span text:style-name="T7">Fearless</text:span></text:h>
      <text:p text:style-name="P1"><text:span text:style-name="T5">A Daredevil gains a +4 morale bonus on Will saves to resist fear effects and on level checks to oppose Intimidate checks.</text:span></text:p>
      <text:h text:style-name="P16" text:outline-level="3"><text:span text:style-name="T7">Nip-Up</text:span></text:h>
      <text:p text:style-name="P15"><text:span text:style-name="T5">A Daredevil of 2nd level or higher can stand up from a prone position as a free action that does not provoke an attack of opportunity.</text:span></text:p>
      <text:h text:style-name="P16" text:outline-level="3"><text:span text:style-name="T7">Bonus Feats</text:span></text:h>
      <text:p text:style-name="P1"><text:span text:style-name="T5">At 3rd, 6th, and 9th level, the Daredevil gets a bonus feat. The bonus feat must be selected from the following list, and the Daredevil must meet all the prerequisites of the feat to select it.</text:span></text:p>
      <text:p text:style-name="P1"><text:span text:style-name="T5">Acrobatic, Armor Proficiency (light), Armor Proficiency (me­di­um), Athletic, Brawl, Cautious, Dodge, Force Stop, Im­proved Brawl, Improved Damage Threshold, Improved Knockout Punch, Knockout Punch, Mobility, Nimble, Spring Attack, Streetfighting, Surface Vehicle Operation, Toughness, Vehicle Dodge, Vehicle Expert.</text:span></text:p>
      <text:h text:style-name="P16" text:outline-level="3"><text:span text:style-name="T7">Action Boost</text:span></text:h>
      <text:p text:style-name="P1"><text:span text:style-name="T5">This ability, gained at 4th level, allows a Daredevil to spend 2 action points on a single action in a round. A Daredevil can spend 1 action point, see the result of the roll, and then decide to spend a second point, as long as he or she does so before the Gamemaster reveals the result of the action.</text:span></text:p>
      <text:h text:style-name="P16" text:outline-level="3"><text:span text:style-name="T7">Adrenaline Rush</text:span></text:h>
      <text:p text:style-name="P1"><text:soft-page-break/><text:span text:style-name="T5">At 5th level, a Daredevil can temporarily increase one of his or her physical ability scores (Strength, Dexterity, or Constitution). The Daredevil spends 1 action point and gets to increase the selected ability score by 1d4+1 points. The increase lasts for a number of rounds equal to his or her class level. At the end of the duration, the Daredevil is fatigued for 1d4+1 rounds.</text:span></text:p>
      <text:p text:style-name="P1"><text:span text:style-name="T5">At 8th level, a Daredevil can temporarily increase two physical ability scores. At the end of the duration, the Daredevil is fatigued for 1d6+2 rounds.</text:span></text:p>
      <text:h text:style-name="P16" text:outline-level="3"><text:span text:style-name="T7">Delay Damage</text:span></text:h>
      <text:p text:style-name="P1"><text:span text:style-name="T5">Once per day, a Daredevil of 7th level or higher can delay the damage dealt by a single attack or effect for a number of rounds equal to his or her class level.</text:span></text:p>
      <text:h text:style-name="P16" text:outline-level="3"><text:span text:style-name="T7">Damage Threshold</text:span></text:h>
      <text:p text:style-name="P1"><text:span text:style-name="T5">A 10th-level Daredevil increases his or her massive damage threshold by 3 points. This increase stacks with the increase provided by the Improved Damage Threshold feat.</text:span></text:p>
      <text:h text:style-name="P20" text:outline-level="2"/>
      <text:h text:style-name="P19" text:outline-level="2"><text:span text:style-name="T4">BODYGUARD</text:span></text:h>
      <text:h text:style-name="P16" text:outline-level="3"><text:span text:style-name="T7">Requirements</text:span></text:h>
      <text:p text:style-name="P1"><text:span text:style-name="T5">To qualify to become a Bodyguard, a character must fulfill the following criteria.</text:span></text:p>
      <text:p text:style-name="P1"><text:span text:style-name="T7">Base Attack Bonus:</text:span><text:span text:style-name="T5"> +2.</text:span></text:p>
      <text:p text:style-name="P1"><text:span text:style-name="T7">Skills:</text:span><text:span text:style-name="T5"> Concentrate 6 ranks, Intimidate 6 ranks.</text:span></text:p>
      <text:p text:style-name="P1"><text:span text:style-name="T7">Feat:</text:span><text:span text:style-name="T5"> Personal Firearms Proficiency.</text:span></text:p>
      <text:h text:style-name="P16" text:outline-level="3"><text:span text:style-name="T7">Class Information</text:span></text:h>
      <text:p text:style-name="P1"><text:span text:style-name="T5">The following information pertains to the Bodyguard advanced class.</text:span></text:p>
      <text:p text:style-name="P1"><text:span text:style-name="T7">Hit Die:</text:span><text:span text:style-name="T5"> 1d12 </text:span></text:p>
      <text:p text:style-name="P1"><text:span text:style-name="T7">Action Points:</text:span><text:span text:style-name="T5"> 6 + one-half character level, rounded down, every time the Bodyguard attains a new level in this class.</text:span></text:p>
      <text:h text:style-name="P16" text:outline-level="3"><text:span text:style-name="T7">Class Skills</text:span></text:h>
      <text:p text:style-name="P1"><text:span text:style-name="T5">The Bodyguard’s class skills (and the key ability for each skill) are: Concentration (Con), Disguise (Cha), Drive (Dex), Forgery (Int), Gather Information (Cha), Intimidate (Cha), Knowledge (behavioral sciences, civics, current events, streetwise) (Int), Listen (Wis), Profession (Wis), Read/Write Language (none), Search (Int), Sense Motive (Wis), Speak Language (none), Spot (Wis).</text:span></text:p>
      <text:p text:style-name="P1"><text:span text:style-name="T7">Skill Points at Each Level:</text:span><text:span text:style-name="T5"> 3 + Int modifier.</text:span></text:p>
      <text:p text:style-name="P2"/>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B"/>
        <text:soft-page-break/>
        <table:table-row table:style-name="Table7.1">
          <table:table-cell table:style-name="Table7.A1" table:number-columns-spanned="8" office:value-type="string">
            <text:p text:style-name="P6"><text:span text:style-name="T8">Table: The Bodyguard</text:span></text:p>
          </table: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6"><text:span text:style-name="T8">Class Level</text:span></text:p>
          </table:table-cell>
          <table:table-cell table:style-name="Table7.A2" office:value-type="string">
            <text:p text:style-name="P6"><text:span text:style-name="T8">Base Attack Bonus</text:span></text:p>
          </table:table-cell>
          <table:table-cell table:style-name="Table7.A2" office:value-type="string">
            <text:p text:style-name="P6"><text:span text:style-name="T8">Fort Save</text:span></text:p>
          </table:table-cell>
          <table:table-cell table:style-name="Table7.A2" office:value-type="string">
            <text:p text:style-name="P6"><text:span text:style-name="T8">Ref Save</text:span></text:p>
          </table:table-cell>
          <table:table-cell table:style-name="Table7.A2" office:value-type="string">
            <text:p text:style-name="P6"><text:span text:style-name="T8">Will Save</text:span></text:p>
          </table:table-cell>
          <table:table-cell table:style-name="Table7.A2" office:value-type="string">
            <text:p text:style-name="P6"><text:span text:style-name="T8">Special</text:span></text:p>
          </table:table-cell>
          <table:table-cell table:style-name="Table7.A2" office:value-type="string">
            <text:p text:style-name="P6"><text:span text:style-name="T8">Defense Bonus</text:span></text:p>
          </table:table-cell>
          <table:table-cell table:style-name="Table7.A2" office:value-type="string">
            <text:p text:style-name="P6"><text:span text:style-name="T8">Reputation Bonus</text:span></text:p>
          </table:table-cell>
        </table:table-row>
        <table:table-row table:style-name="Table7.2">
          <table:table-cell table:style-name="Table7.A3" office:value-type="string">
            <text:p text:style-name="P6"><text:span text:style-name="T9">1st</text:span></text:p>
          </table:table-cell>
          <table:table-cell table:style-name="Table7.A3" office:value-type="string">
            <text:p text:style-name="P6"><text:span text:style-name="T9">+0</text:span></text:p>
          </table:table-cell>
          <table:table-cell table:style-name="Table7.A3" office:value-type="string">
            <text:p text:style-name="P6"><text:span text:style-name="T9">+1</text:span></text:p>
          </table:table-cell>
          <table:table-cell table:style-name="Table7.A3" office:value-type="string">
            <text:p text:style-name="P6"><text:span text:style-name="T9">+2</text:span></text:p>
          </table:table-cell>
          <table:table-cell table:style-name="Table7.A3" office:value-type="string">
            <text:p text:style-name="P6"><text:span text:style-name="T9">+0</text:span></text:p>
          </table:table-cell>
          <table:table-cell table:style-name="Table7.A3" office:value-type="string">
            <text:p text:style-name="P6"><text:span text:style-name="T9">Harm’s way</text:span></text:p>
          </table:table-cell>
          <table:table-cell table:style-name="Table7.A3" office:value-type="string">
            <text:p text:style-name="P6"><text:span text:style-name="T9">+1</text:span></text:p>
          </table:table-cell>
          <table:table-cell table:style-name="Table7.A3" office:value-type="string">
            <text:p text:style-name="P6"><text:span text:style-name="T9">+0</text:span></text:p>
          </table:table-cell>
        </table:table-row>
        <table:table-row table:style-name="Table7.2">
          <table:table-cell table:style-name="Table7.A3" office:value-type="string">
            <text:p text:style-name="P1"><text:span text:style-name="T9">2nd</text:span></text:p>
          </table:table-cell>
          <table:table-cell table:style-name="Table7.A3" office:value-type="string">
            <text:p text:style-name="P1"><text:span text:style-name="T9">+1</text:span></text:p>
          </table:table-cell>
          <table:table-cell table:style-name="Table7.A3" office:value-type="string">
            <text:p text:style-name="P1"><text:span text:style-name="T9">+2</text:span></text:p>
          </table:table-cell>
          <table:table-cell table:style-name="Table7.A3" office:value-type="string">
            <text:p text:style-name="P1"><text:span text:style-name="T9">+3</text:span></text:p>
          </table:table-cell>
          <table:table-cell table:style-name="Table7.A3" office:value-type="string">
            <text:p text:style-name="P1"><text:span text:style-name="T9">+0</text:span></text:p>
          </table:table-cell>
          <table:table-cell table:style-name="Table7.A3" office:value-type="string">
            <text:p text:style-name="P1"><text:span text:style-name="T9">Combat sense +1</text:span></text:p>
          </table:table-cell>
          <table:table-cell table:style-name="Table7.A3" office:value-type="string">
            <text:p text:style-name="P1"><text:span text:style-name="T9">+1</text:span></text:p>
          </table:table-cell>
          <table:table-cell table:style-name="Table7.A3" office:value-type="string">
            <text:p text:style-name="P1"><text:span text:style-name="T9">+0</text:span></text:p>
          </table:table-cell>
        </table:table-row>
        <table:table-row table:style-name="Table7.2">
          <table:table-cell table:style-name="Table7.A3" office:value-type="string">
            <text:p text:style-name="P1"><text:span text:style-name="T9">3rd</text:span></text:p>
          </table:table-cell>
          <table:table-cell table:style-name="Table7.A3" office:value-type="string">
            <text:p text:style-name="P1"><text:span text:style-name="T9">+2</text:span></text:p>
          </table:table-cell>
          <table:table-cell table:style-name="Table7.A3" office:value-type="string">
            <text:p text:style-name="P1"><text:span text:style-name="T9">+2</text:span></text:p>
          </table:table-cell>
          <table:table-cell table:style-name="Table7.A3" office:value-type="string">
            <text:p text:style-name="P1"><text:span text:style-name="T9">+3</text:span></text:p>
          </table:table-cell>
          <table:table-cell table:style-name="Table7.A3" office:value-type="string">
            <text:p text:style-name="P1"><text:span text:style-name="T9">+1</text:span></text:p>
          </table:table-cell>
          <table:table-cell table:style-name="Table7.A3" office:value-type="string">
            <text:p text:style-name="P1"><text:span text:style-name="T9">Bonus feat</text:span></text:p>
          </table:table-cell>
          <table:table-cell table:style-name="Table7.A3" office:value-type="string">
            <text:p text:style-name="P1"><text:span text:style-name="T9">+2</text:span></text:p>
          </table:table-cell>
          <table:table-cell table:style-name="Table7.A3" office:value-type="string">
            <text:p text:style-name="P1"><text:span text:style-name="T9">+1</text:span></text:p>
          </table:table-cell>
        </table:table-row>
        <table:table-row table:style-name="Table7.2">
          <table:table-cell table:style-name="Table7.A3" office:value-type="string">
            <text:p text:style-name="P1"><text:span text:style-name="T9">4th</text:span></text:p>
          </table:table-cell>
          <table:table-cell table:style-name="Table7.A3" office:value-type="string">
            <text:p text:style-name="P1"><text:span text:style-name="T9">+3</text:span></text:p>
          </table:table-cell>
          <table:table-cell table:style-name="Table7.A3" office:value-type="string">
            <text:p text:style-name="P1"><text:span text:style-name="T9">+2</text:span></text:p>
          </table:table-cell>
          <table:table-cell table:style-name="Table7.A3" office:value-type="string">
            <text:p text:style-name="P1"><text:span text:style-name="T9">+4</text:span></text:p>
          </table:table-cell>
          <table:table-cell table:style-name="Table7.A3" office:value-type="string">
            <text:p text:style-name="P1"><text:span text:style-name="T9">+1</text:span></text:p>
          </table:table-cell>
          <table:table-cell table:style-name="Table7.A3" office:value-type="string">
            <text:p text:style-name="P1"><text:span text:style-name="T9">Sudden action</text:span></text:p>
          </table:table-cell>
          <table:table-cell table:style-name="Table7.A3" office:value-type="string">
            <text:p text:style-name="P1"><text:span text:style-name="T9">+2</text:span></text:p>
          </table:table-cell>
          <table:table-cell table:style-name="Table7.A3" office:value-type="string">
            <text:p text:style-name="P1"><text:span text:style-name="T9">+1</text:span></text:p>
          </table:table-cell>
        </table:table-row>
        <table:table-row table:style-name="Table7.2">
          <table:table-cell table:style-name="Table7.A3" office:value-type="string">
            <text:p text:style-name="P1"><text:span text:style-name="T9">5th</text:span></text:p>
          </table:table-cell>
          <table:table-cell table:style-name="Table7.A3" office:value-type="string">
            <text:p text:style-name="P1"><text:span text:style-name="T9">+3</text:span></text:p>
          </table:table-cell>
          <table:table-cell table:style-name="Table7.A3" office:value-type="string">
            <text:p text:style-name="P1"><text:span text:style-name="T9">+3</text:span></text:p>
          </table:table-cell>
          <table:table-cell table:style-name="Table7.A3" office:value-type="string">
            <text:p text:style-name="P1"><text:span text:style-name="T9">+4</text:span></text:p>
          </table:table-cell>
          <table:table-cell table:style-name="Table7.A3" office:value-type="string">
            <text:p text:style-name="P1"><text:span text:style-name="T9">+1</text:span></text:p>
          </table:table-cell>
          <table:table-cell table:style-name="Table7.A3" office:value-type="string">
            <text:p text:style-name="P1"><text:span text:style-name="T9">Improved charge</text:span></text:p>
          </table:table-cell>
          <table:table-cell table:style-name="Table7.A3" office:value-type="string">
            <text:p text:style-name="P1"><text:span text:style-name="T9">+3</text:span></text:p>
          </table:table-cell>
          <table:table-cell table:style-name="Table7.A3" office:value-type="string">
            <text:p text:style-name="P1"><text:span text:style-name="T9">+1</text:span></text:p>
          </table:table-cell>
        </table:table-row>
        <table:table-row table:style-name="Table7.2">
          <table:table-cell table:style-name="Table7.A3" office:value-type="string">
            <text:p text:style-name="P1"><text:span text:style-name="T9">6th</text:span></text:p>
          </table:table-cell>
          <table:table-cell table:style-name="Table7.A3" office:value-type="string">
            <text:p text:style-name="P1"><text:span text:style-name="T9">+4</text:span></text:p>
          </table:table-cell>
          <table:table-cell table:style-name="Table7.A3" office:value-type="string">
            <text:p text:style-name="P1"><text:span text:style-name="T9">+3</text:span></text:p>
          </table:table-cell>
          <table:table-cell table:style-name="Table7.A3" office:value-type="string">
            <text:p text:style-name="P1"><text:span text:style-name="T9">+5</text:span></text:p>
          </table:table-cell>
          <table:table-cell table:style-name="Table7.A3" office:value-type="string">
            <text:p text:style-name="P1"><text:span text:style-name="T9">+2</text:span></text:p>
          </table:table-cell>
          <table:table-cell table:style-name="Table7.A3" office:value-type="string">
            <text:p text:style-name="P1"><text:span text:style-name="T9">Bonus feat</text:span></text:p>
          </table:table-cell>
          <table:table-cell table:style-name="Table7.A3" office:value-type="string">
            <text:p text:style-name="P1"><text:span text:style-name="T9">+3</text:span></text:p>
          </table:table-cell>
          <table:table-cell table:style-name="Table7.A3" office:value-type="string">
            <text:p text:style-name="P1"><text:span text:style-name="T9">+2</text:span></text:p>
          </table:table-cell>
        </table:table-row>
        <table:table-row table:style-name="Table7.2">
          <table:table-cell table:style-name="Table7.A3" office:value-type="string">
            <text:p text:style-name="P1"><text:span text:style-name="T9">7th</text:span></text:p>
          </table:table-cell>
          <table:table-cell table:style-name="Table7.A3" office:value-type="string">
            <text:p text:style-name="P1"><text:span text:style-name="T9">+5</text:span></text:p>
          </table:table-cell>
          <table:table-cell table:style-name="Table7.A3" office:value-type="string">
            <text:p text:style-name="P1"><text:span text:style-name="T9">+4</text:span></text:p>
          </table:table-cell>
          <table:table-cell table:style-name="Table7.A3" office:value-type="string">
            <text:p text:style-name="P1"><text:span text:style-name="T9">+5</text:span></text:p>
          </table:table-cell>
          <table:table-cell table:style-name="Table7.A3" office:value-type="string">
            <text:p text:style-name="P1"><text:span text:style-name="T9">+2</text:span></text:p>
          </table:table-cell>
          <table:table-cell table:style-name="Table7.A3" office:value-type="string">
            <text:p text:style-name="P1"><text:span text:style-name="T9">Defensive strike</text:span></text:p>
          </table:table-cell>
          <table:table-cell table:style-name="Table7.A3" office:value-type="string">
            <text:p text:style-name="P1"><text:span text:style-name="T9">+4</text:span></text:p>
          </table:table-cell>
          <table:table-cell table:style-name="Table7.A3" office:value-type="string">
            <text:p text:style-name="P1"><text:span text:style-name="T9">+2</text:span></text:p>
          </table:table-cell>
        </table:table-row>
        <table:table-row table:style-name="Table7.2">
          <table:table-cell table:style-name="Table7.A3" office:value-type="string">
            <text:p text:style-name="P1"><text:span text:style-name="T9">8th</text:span></text:p>
          </table:table-cell>
          <table:table-cell table:style-name="Table7.A3" office:value-type="string">
            <text:p text:style-name="P1"><text:span text:style-name="T9">+6</text:span></text:p>
          </table:table-cell>
          <table:table-cell table:style-name="Table7.A3" office:value-type="string">
            <text:p text:style-name="P1"><text:span text:style-name="T9">+4</text:span></text:p>
          </table:table-cell>
          <table:table-cell table:style-name="Table7.A3" office:value-type="string">
            <text:p text:style-name="P1"><text:span text:style-name="T9">+6</text:span></text:p>
          </table:table-cell>
          <table:table-cell table:style-name="Table7.A3" office:value-type="string">
            <text:p text:style-name="P1"><text:span text:style-name="T9">+2</text:span></text:p>
          </table:table-cell>
          <table:table-cell table:style-name="Table7.A3" office:value-type="string">
            <text:p text:style-name="P1"><text:span text:style-name="T9">Combat sense +2</text:span></text:p>
          </table:table-cell>
          <table:table-cell table:style-name="Table7.A3" office:value-type="string">
            <text:p text:style-name="P1"><text:span text:style-name="T9">+4</text:span></text:p>
          </table:table-cell>
          <table:table-cell table:style-name="Table7.A3" office:value-type="string">
            <text:p text:style-name="P1"><text:span text:style-name="T9">+2</text:span></text:p>
          </table:table-cell>
        </table:table-row>
        <table:table-row table:style-name="Table7.2">
          <table:table-cell table:style-name="Table7.A3" office:value-type="string">
            <text:p text:style-name="P1"><text:span text:style-name="T9">9th</text:span></text:p>
          </table:table-cell>
          <table:table-cell table:style-name="Table7.A3" office:value-type="string">
            <text:p text:style-name="P1"><text:span text:style-name="T9">+6</text:span></text:p>
          </table:table-cell>
          <table:table-cell table:style-name="Table7.A3" office:value-type="string">
            <text:p text:style-name="P1"><text:span text:style-name="T9">+4</text:span></text:p>
          </table:table-cell>
          <table:table-cell table:style-name="Table7.A3" office:value-type="string">
            <text:p text:style-name="P1"><text:span text:style-name="T9">+6</text:span></text:p>
          </table:table-cell>
          <table:table-cell table:style-name="Table7.A3" office:value-type="string">
            <text:p text:style-name="P1"><text:span text:style-name="T9">+3</text:span></text:p>
          </table:table-cell>
          <table:table-cell table:style-name="Table7.A3" office:value-type="string">
            <text:p text:style-name="P1"><text:span text:style-name="T9">Bonus feat</text:span></text:p>
          </table:table-cell>
          <table:table-cell table:style-name="Table7.A3" office:value-type="string">
            <text:p text:style-name="P1"><text:span text:style-name="T9">+5</text:span></text:p>
          </table:table-cell>
          <table:table-cell table:style-name="Table7.A3" office:value-type="string">
            <text:p text:style-name="P1"><text:span text:style-name="T9">+3</text:span></text:p>
          </table:table-cell>
        </table:table-row>
        <table:table-row table:style-name="Table7.2">
          <table:table-cell table:style-name="Table7.A12" office:value-type="string">
            <text:p text:style-name="P6"><text:span text:style-name="T9">10th</text:span></text:p>
          </table:table-cell>
          <table:table-cell table:style-name="Table7.A12" office:value-type="string">
            <text:p text:style-name="P6"><text:span text:style-name="T9">+7</text:span></text:p>
          </table:table-cell>
          <table:table-cell table:style-name="Table7.A12" office:value-type="string">
            <text:p text:style-name="P6"><text:span text:style-name="T9">+5</text:span></text:p>
          </table:table-cell>
          <table:table-cell table:style-name="Table7.A12" office:value-type="string">
            <text:p text:style-name="P6"><text:span text:style-name="T9">+7</text:span></text:p>
          </table:table-cell>
          <table:table-cell table:style-name="Table7.A12" office:value-type="string">
            <text:p text:style-name="P6"><text:span text:style-name="T9">+3</text:span></text:p>
          </table:table-cell>
          <table:table-cell table:style-name="Table7.A12" office:value-type="string">
            <text:p text:style-name="P6"><text:span text:style-name="T9">Blanket protection +5</text:span></text:p>
          </table:table-cell>
          <table:table-cell table:style-name="Table7.A12" office:value-type="string">
            <text:p text:style-name="P6"><text:span text:style-name="T9">+3</text:span></text:p>
          </table:table-cell>
          <table:table-cell table:style-name="Table7.A12" office:value-type="string">
            <text:p text:style-name="P5"/>
          </table:table-cell>
        </table:table-row>
      </table:table>
      <text:p text:style-name="P2"/>
      <text:h text:style-name="P16" text:outline-level="3"><text:span text:style-name="T7">Class Features</text:span></text:h>
      <text:p text:style-name="P1"><text:span text:style-name="T5">The following features pertain to the Bodyguard advanced class.</text:span></text:p>
      <text:h text:style-name="P16" text:outline-level="3"><text:span text:style-name="T7">Harm’s Way</text:span></text:h>
      <text:p text:style-name="P1"><text:span text:style-name="T5">Once per round, if the Bodyguard is adjacent to an ally who is targeted by a direct melee or ranged attack (but not an area effect), the Bodyguard can subject him or herself to the attack in the ally’s stead. If the attack hits the Bodyguard, he or her takes damage normally. If it misses, it also misses the ally.</text:span></text:p>
      <text:p text:style-name="P1"><text:span text:style-name="T5">The Bodyguard must declare his or her intention to place him or herself in harm’s way before the attack roll is made. The Bodyguard selects his or her ally either prior to combat or immediately after the Bodyguard makes his or her initiative check. The Bodyguard can’t change his or her ally for the duration of the combat.</text:span></text:p>
      <text:h text:style-name="P16" text:outline-level="3"><text:span text:style-name="T7">Combat Sense</text:span></text:h>
      <text:p text:style-name="P1"><text:span text:style-name="T5">This ability allows a Bodyguard of 2nd level or higher to designate a single opponent during his or her action and receive a +1 competence bonus on attacks against that opponent. The Bodyguard can select a new opponent on any action. </text:span></text:p>
      <text:p text:style-name="P1"><text:span text:style-name="T5">At 8th level, the competence bonus increases to +2.</text:span></text:p>
      <text:h text:style-name="P16" text:outline-level="3"><text:span text:style-name="T7">Bonus Feats</text:span></text:h>
      <text:p text:style-name="P1"><text:span text:style-name="T5">At 3rd, 6th, and 9th level, the Bodyguard gets a bonus feat. The bonus feat must be selected from the following list, and the Bodyguard must meet all the prerequisites of the feat to select it.</text:span></text:p>
      <text:p text:style-name="P1"><text:span text:style-name="T5">Advanced Firearms Proficiency, Armor Proficiency (light), Armor Proficiency (medium), Attentive, Combat Expertise, Combat Reflexes, Double Tap, Improved Brawl, Improved Feint, Improved Knockout Punch, Knockout Punch, Precise Shot, Quick Draw, Quick Reload, Streetfighting, Vehicle Expert.</text:span></text:p>
      <text:h text:style-name="P16" text:outline-level="3"><text:span text:style-name="T7">Sudden Action</text:span></text:h>
      <text:p text:style-name="P1"><text:span text:style-name="T5">Once per day, a Bodyguard of 4th level or higher can focus his or her effort to burst into sudden action when the situation calls for it. The Bodyguard can change his or her place in the initiative order, moving higher in the count by a number less than or equal to his or her class level, as the Bodyguard sees fit. The Bodyguard can declare the use of this ability at the start of any round, before anyone else takes an action.</text:span></text:p>
      <text:h text:style-name="P16" text:outline-level="3"><text:span text:style-name="T7">Improved Charge</text:span></text:h>
      <text:p text:style-name="P1"><text:span text:style-name="T5">A Bodyguard of 5th level or higher can make a charge without having to move in a straight line. All other charge rules apply, but the Bodyguard can alter his or her direction when making a charge to avoid obstacles.</text:span></text:p>
      <text:h text:style-name="P16" text:outline-level="3"><text:span text:style-name="T7">Defensive Strike</text:span></text:h>
      <text:p text:style-name="P15"><text:span text:style-name="T5">At 7th level, if an opponent makes a melee attack against the Bodyguard and misses while the Bodyguard is using the total defense option, the Bodyguard can attack that opponent on his or her next turn (as an attack action) with a +4 bonus on his or her attack roll. The Bodyguard gains no bonus against an opponent who doesn’t attack the Bodyguard or against an opponent who makes a successful attack.</text:span></text:p>
      <text:h text:style-name="P16" text:outline-level="3"><text:span text:style-name="T7">Blanket Protection</text:span></text:h>
      <text:p text:style-name="P1"><text:span text:style-name="T5">At 10th level, a Bodyguard can use his expertise to provide protection for up to six allies (not including himself) within sight and voice range of his position.</text:span></text:p>
      <text:p text:style-name="P1"><text:span text:style-name="T5">The Bodyguard spends 1 action point and takes a full-round action to issue orders and directions. Doing this provides the Bodyguard’s allies with a +1 insight bonus to Defense for 3 rounds.</text:span></text:p>
      <text:h text:style-name="P20" text:outline-level="2"/>
      <text:h text:style-name="P19" text:outline-level="2"><text:span text:style-name="T4">FIELD SCIENTIST</text:span></text:h>
      <text:h text:style-name="P16" text:outline-level="3"><text:span text:style-name="T7">Requirements</text:span></text:h>
      <text:p text:style-name="P1"><text:span text:style-name="T5">To qualify to become a Field Scientist, a character must fulfill the following criteria.</text:span></text:p>
      <text:p text:style-name="P1"><text:span text:style-name="T7">Skills:</text:span><text:span text:style-name="T5"> 6 ranks in either Craft (chemical) or Craft (electronic), plus 6 ranks in Knowledge (earth and life sciences), Knowledge (physical sciences), or Knowledge (technology), plus 6 ranks in Research.</text:span></text:p>
      <text:h text:style-name="P16" text:outline-level="3"><text:span text:style-name="T7">Class Information</text:span></text:h>
      <text:p text:style-name="P1"><text:span text:style-name="T5">The following information pertains to the Field Scientist ­advanced class.</text:span></text:p>
      <text:p text:style-name="P1"><text:span text:style-name="T7">Hit Die:</text:span><text:span text:style-name="T5"> 1d8 </text:span></text:p>
      <text:p text:style-name="P1"><text:soft-page-break/><text:span text:style-name="T7">Action Points:</text:span><text:span text:style-name="T5"> 6 + one-half character level, rounded down, every time the Field Scientist attains a new level in this class.</text:span></text:p>
      <text:h text:style-name="P16" text:outline-level="3"><text:span text:style-name="T7">Class Skills</text:span></text:h>
      <text:p text:style-name="P1"><text:span text:style-name="T5">The Field Scientist’s class skills (and the key ability for each skill) are: Computer Use (Int), Craft (chemical, electronic, mechanical, pharmaceutical), Decipher Script (Int), Demolitions (Int), Disable Device (Int), Drive (Dex), Investigate (Int), Knowledge (be­havioral sciences, earth and life sciences, physical sciences, technology) (Int), Navigate (Int), Pilot (Dex), Profession (Wis), Read/Write Language (none), Research (Int), Search (Int), Speak Language (none).</text:span></text:p>
      <text:p text:style-name="P1"><text:span text:style-name="T7">Skill Points at Each Level:</text:span><text:span text:style-name="T5"> 7 + Int modifier.</text:span></text:p>
      <text:p text:style-name="P2"/>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B"/>
        <table:table-row table:style-name="Table8.1">
          <table:table-cell table:style-name="Table8.A1" table:number-columns-spanned="8" office:value-type="string">
            <text:p text:style-name="P6"><text:span text:style-name="T8">Table: The Field Scientist</text:span></text:p>
          </table:table-cell>
          <table:covered-table-cell/>
          <table:covered-table-cell/>
          <table:covered-table-cell/>
          <table:covered-table-cell/>
          <table:covered-table-cell/>
          <table:covered-table-cell/>
          <table:covered-table-cell/>
        </table:table-row>
        <table:table-row table:style-name="Table8.2">
          <table:table-cell table:style-name="Table8.A2" office:value-type="string">
            <text:p text:style-name="P6"><text:span text:style-name="T8">Class Level</text:span></text:p>
          </table:table-cell>
          <table:table-cell table:style-name="Table8.A2" office:value-type="string">
            <text:p text:style-name="P6"><text:span text:style-name="T8">Base Attack Bonus</text:span></text:p>
          </table:table-cell>
          <table:table-cell table:style-name="Table8.A2" office:value-type="string">
            <text:p text:style-name="P6"><text:span text:style-name="T8">Fort Save</text:span></text:p>
          </table:table-cell>
          <table:table-cell table:style-name="Table8.A2" office:value-type="string">
            <text:p text:style-name="P6"><text:span text:style-name="T8">Ref Save</text:span></text:p>
          </table:table-cell>
          <table:table-cell table:style-name="Table8.A2" office:value-type="string">
            <text:p text:style-name="P6"><text:span text:style-name="T8">Will Save</text:span></text:p>
          </table:table-cell>
          <table:table-cell table:style-name="Table8.A2" office:value-type="string">
            <text:p text:style-name="P6"><text:span text:style-name="T8">Special</text:span></text:p>
          </table:table-cell>
          <table:table-cell table:style-name="Table8.A2" office:value-type="string">
            <text:p text:style-name="P6"><text:span text:style-name="T8">Defense Bonus</text:span></text:p>
          </table:table-cell>
          <table:table-cell table:style-name="Table8.A2" office:value-type="string">
            <text:p text:style-name="P6"><text:span text:style-name="T8">Reputation Bonus</text:span></text:p>
          </table:table-cell>
        </table:table-row>
        <table:table-row table:style-name="Table8.2">
          <table:table-cell table:style-name="Table8.A3" office:value-type="string">
            <text:p text:style-name="P6"><text:span text:style-name="T9">1st</text:span></text:p>
          </table:table-cell>
          <table:table-cell table:style-name="Table8.A3" office:value-type="string">
            <text:p text:style-name="P6"><text:span text:style-name="T9">+0</text:span></text:p>
          </table:table-cell>
          <table:table-cell table:style-name="Table8.A3" office:value-type="string">
            <text:p text:style-name="P6"><text:span text:style-name="T9">+1</text:span></text:p>
          </table:table-cell>
          <table:table-cell table:style-name="Table8.A3" office:value-type="string">
            <text:p text:style-name="P6"><text:span text:style-name="T9">+1</text:span></text:p>
          </table:table-cell>
          <table:table-cell table:style-name="Table8.A3" office:value-type="string">
            <text:p text:style-name="P6"><text:span text:style-name="T9">+0</text:span></text:p>
          </table:table-cell>
          <table:table-cell table:style-name="Table8.A3" office:value-type="string">
            <text:p text:style-name="P6"><text:span text:style-name="T9">Smart defense</text:span></text:p>
          </table:table-cell>
          <table:table-cell table:style-name="Table8.A3" office:value-type="string">
            <text:p text:style-name="P6"><text:span text:style-name="T9">+0</text:span></text:p>
          </table:table-cell>
          <table:table-cell table:style-name="Table8.A3" office:value-type="string">
            <text:p text:style-name="P6"><text:span text:style-name="T9">+0</text:span></text:p>
          </table:table-cell>
        </table:table-row>
        <table:table-row table:style-name="Table8.2">
          <table:table-cell table:style-name="Table8.A3" office:value-type="string">
            <text:p text:style-name="P1"><text:span text:style-name="T9">2nd</text:span></text:p>
          </table:table-cell>
          <table:table-cell table:style-name="Table8.A3" office:value-type="string">
            <text:p text:style-name="P1"><text:span text:style-name="T9">+1</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cell table:style-name="Table8.A3" office:value-type="string">
            <text:p text:style-name="P1"><text:span text:style-name="T9">+0</text:span></text:p>
          </table:table-cell>
          <table:table-cell table:style-name="Table8.A3" office:value-type="string">
            <text:p text:style-name="P1"><text:span text:style-name="T9">Scientific improvisation</text:span></text:p>
          </table:table-cell>
          <table:table-cell table:style-name="Table8.A3" office:value-type="string">
            <text:p text:style-name="P1"><text:span text:style-name="T9">+1</text:span></text:p>
          </table:table-cell>
          <table:table-cell table:style-name="Table8.A3" office:value-type="string">
            <text:p text:style-name="P1"><text:span text:style-name="T9">+0</text:span></text:p>
          </table:table-cell>
        </table:table-row>
        <table:table-row table:style-name="Table8.2">
          <table:table-cell table:style-name="Table8.A3" office:value-type="string">
            <text:p text:style-name="P1"><text:span text:style-name="T9">3rd</text:span></text:p>
          </table:table-cell>
          <table:table-cell table:style-name="Table8.A3" office:value-type="string">
            <text:p text:style-name="P1"><text:span text:style-name="T9">+1</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cell table:style-name="Table8.A3" office:value-type="string">
            <text:p text:style-name="P1"><text:span text:style-name="T9">+1</text:span></text:p>
          </table:table-cell>
          <table:table-cell table:style-name="Table8.A3" office:value-type="string">
            <text:p text:style-name="P1"><text:span text:style-name="T9">Bonus feat</text:span></text:p>
          </table:table-cell>
          <table:table-cell table:style-name="Table8.A3" office:value-type="string">
            <text:p text:style-name="P1"><text:span text:style-name="T9">+1</text:span></text:p>
          </table:table-cell>
          <table:table-cell table:style-name="Table8.A3" office:value-type="string">
            <text:p text:style-name="P1"><text:span text:style-name="T9">+1</text:span></text:p>
          </table:table-cell>
        </table:table-row>
        <table:table-row table:style-name="Table8.2">
          <table:table-cell table:style-name="Table8.A3" office:value-type="string">
            <text:p text:style-name="P1"><text:span text:style-name="T9">4th</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cell table:style-name="Table8.A3" office:value-type="string">
            <text:p text:style-name="P1"><text:span text:style-name="T9">+1</text:span></text:p>
          </table:table-cell>
          <table:table-cell table:style-name="Table8.A3" office:value-type="string">
            <text:p text:style-name="P1"><text:span text:style-name="T9">Skill mastery</text:span></text:p>
          </table:table-cell>
          <table:table-cell table:style-name="Table8.A3" office:value-type="string">
            <text:p text:style-name="P1"><text:span text:style-name="T9">+1</text:span></text:p>
          </table:table-cell>
          <table:table-cell table:style-name="Table8.A3" office:value-type="string">
            <text:p text:style-name="P1"><text:span text:style-name="T9">+1</text:span></text:p>
          </table:table-cell>
        </table:table-row>
        <table:table-row table:style-name="Table8.2">
          <table:table-cell table:style-name="Table8.A3" office:value-type="string">
            <text:p text:style-name="P1"><text:span text:style-name="T9">5th</text:span></text:p>
          </table:table-cell>
          <table:table-cell table:style-name="Table8.A3" office:value-type="string">
            <text:p text:style-name="P1"><text:span text:style-name="T9">+2</text:span></text:p>
          </table:table-cell>
          <table:table-cell table:style-name="Table8.A3" office:value-type="string">
            <text:p text:style-name="P1"><text:span text:style-name="T9">+3</text:span></text:p>
          </table:table-cell>
          <table:table-cell table:style-name="Table8.A3" office:value-type="string">
            <text:p text:style-name="P1"><text:span text:style-name="T9">+3</text:span></text:p>
          </table:table-cell>
          <table:table-cell table:style-name="Table8.A3" office:value-type="string">
            <text:p text:style-name="P1"><text:span text:style-name="T9">+1</text:span></text:p>
          </table:table-cell>
          <table:table-cell table:style-name="Table8.A3" office:value-type="string">
            <text:p text:style-name="P1"><text:span text:style-name="T9">Minor breakthrough</text:span></text:p>
          </table:table-cell>
          <table:table-cell table:style-name="Table8.A3" office:value-type="string">
            <text:p text:style-name="P1"><text:span text:style-name="T9">+2</text:span></text:p>
          </table:table-cell>
          <table:table-cell table:style-name="Table8.A3" office:value-type="string">
            <text:p text:style-name="P1"><text:span text:style-name="T9">+1</text:span></text:p>
          </table:table-cell>
        </table:table-row>
        <table:table-row table:style-name="Table8.2">
          <table:table-cell table:style-name="Table8.A3" office:value-type="string">
            <text:p text:style-name="P1"><text:span text:style-name="T9">6th</text:span></text:p>
          </table:table-cell>
          <table:table-cell table:style-name="Table8.A3" office:value-type="string">
            <text:p text:style-name="P1"><text:span text:style-name="T9">+3</text:span></text:p>
          </table:table-cell>
          <table:table-cell table:style-name="Table8.A3" office:value-type="string">
            <text:p text:style-name="P1"><text:span text:style-name="T9">+3</text:span></text:p>
          </table:table-cell>
          <table:table-cell table:style-name="Table8.A3" office:value-type="string">
            <text:p text:style-name="P1"><text:span text:style-name="T9">+3</text:span></text:p>
          </table:table-cell>
          <table:table-cell table:style-name="Table8.A3" office:value-type="string">
            <text:p text:style-name="P1"><text:span text:style-name="T9">+2</text:span></text:p>
          </table:table-cell>
          <table:table-cell table:style-name="Table8.A3" office:value-type="string">
            <text:p text:style-name="P1"><text:span text:style-name="T9">Bonus feat</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row>
        <table:table-row table:style-name="Table8.2">
          <table:table-cell table:style-name="Table8.A3" office:value-type="string">
            <text:p text:style-name="P1"><text:span text:style-name="T9">7th</text:span></text:p>
          </table:table-cell>
          <table:table-cell table:style-name="Table8.A3" office:value-type="string">
            <text:p text:style-name="P1"><text:span text:style-name="T9">+3</text:span></text:p>
          </table:table-cell>
          <table:table-cell table:style-name="Table8.A3" office:value-type="string">
            <text:p text:style-name="P1"><text:span text:style-name="T9">+4</text:span></text:p>
          </table:table-cell>
          <table:table-cell table:style-name="Table8.A3" office:value-type="string">
            <text:p text:style-name="P1"><text:span text:style-name="T9">+4</text:span></text:p>
          </table:table-cell>
          <table:table-cell table:style-name="Table8.A3" office:value-type="string">
            <text:p text:style-name="P1"><text:span text:style-name="T9">+2</text:span></text:p>
          </table:table-cell>
          <table:table-cell table:style-name="Table8.A3" office:value-type="string">
            <text:p text:style-name="P1"><text:span text:style-name="T9">Smart survival</text:span></text:p>
          </table:table-cell>
          <table:table-cell table:style-name="Table8.A3" office:value-type="string">
            <text:p text:style-name="P1"><text:span text:style-name="T9">+2</text:span></text:p>
          </table:table-cell>
          <table:table-cell table:style-name="Table8.A3" office:value-type="string">
            <text:p text:style-name="P1"><text:span text:style-name="T9">+2</text:span></text:p>
          </table:table-cell>
        </table:table-row>
        <table:table-row table:style-name="Table8.2">
          <table:table-cell table:style-name="Table8.A3" office:value-type="string">
            <text:p text:style-name="P1"><text:span text:style-name="T9">8th</text:span></text:p>
          </table:table-cell>
          <table:table-cell table:style-name="Table8.A3" office:value-type="string">
            <text:p text:style-name="P1"><text:span text:style-name="T9">+4</text:span></text:p>
          </table:table-cell>
          <table:table-cell table:style-name="Table8.A3" office:value-type="string">
            <text:p text:style-name="P1"><text:span text:style-name="T9">+4</text:span></text:p>
          </table:table-cell>
          <table:table-cell table:style-name="Table8.A3" office:value-type="string">
            <text:p text:style-name="P1"><text:span text:style-name="T9">+4</text:span></text:p>
          </table:table-cell>
          <table:table-cell table:style-name="Table8.A3" office:value-type="string">
            <text:p text:style-name="P1"><text:span text:style-name="T9">+2</text:span></text:p>
          </table:table-cell>
          <table:table-cell table:style-name="Table8.A3" office:value-type="string">
            <text:p text:style-name="P1"><text:span text:style-name="T9">Smart weapon </text:span></text:p>
          </table:table-cell>
          <table:table-cell table:style-name="Table8.A3" office:value-type="string">
            <text:p text:style-name="P1"><text:span text:style-name="T9">+3</text:span></text:p>
          </table:table-cell>
          <table:table-cell table:style-name="Table8.A3" office:value-type="string">
            <text:p text:style-name="P1"><text:span text:style-name="T9">+2</text:span></text:p>
          </table:table-cell>
        </table:table-row>
        <table:table-row table:style-name="Table8.2">
          <table:table-cell table:style-name="Table8.A3" office:value-type="string">
            <text:p text:style-name="P1"><text:span text:style-name="T9">9th</text:span></text:p>
          </table:table-cell>
          <table:table-cell table:style-name="Table8.A3" office:value-type="string">
            <text:p text:style-name="P1"><text:span text:style-name="T9">+4</text:span></text:p>
          </table:table-cell>
          <table:table-cell table:style-name="Table8.A3" office:value-type="string">
            <text:p text:style-name="P1"><text:span text:style-name="T9">+4</text:span></text:p>
          </table:table-cell>
          <table:table-cell table:style-name="Table8.A3" office:value-type="string">
            <text:p text:style-name="P1"><text:span text:style-name="T9">+4</text:span></text:p>
          </table:table-cell>
          <table:table-cell table:style-name="Table8.A3" office:value-type="string">
            <text:p text:style-name="P1"><text:span text:style-name="T9">+3</text:span></text:p>
          </table:table-cell>
          <table:table-cell table:style-name="Table8.A3" office:value-type="string">
            <text:p text:style-name="P1"><text:span text:style-name="T9">Bonus feat</text:span></text:p>
          </table:table-cell>
          <table:table-cell table:style-name="Table8.A3" office:value-type="string">
            <text:p text:style-name="P1"><text:span text:style-name="T9">+3</text:span></text:p>
          </table:table-cell>
          <table:table-cell table:style-name="Table8.A3" office:value-type="string">
            <text:p text:style-name="P1"><text:span text:style-name="T9">+3</text:span></text:p>
          </table:table-cell>
        </table:table-row>
        <table:table-row table:style-name="Table8.2">
          <table:table-cell table:style-name="Table8.A12" office:value-type="string">
            <text:p text:style-name="P6"><text:span text:style-name="T9">10th</text:span></text:p>
          </table:table-cell>
          <table:table-cell table:style-name="Table8.A12" office:value-type="string">
            <text:p text:style-name="P6"><text:span text:style-name="T9">+5</text:span></text:p>
          </table:table-cell>
          <table:table-cell table:style-name="Table8.A12" office:value-type="string">
            <text:p text:style-name="P6"><text:span text:style-name="T9">+5</text:span></text:p>
          </table:table-cell>
          <table:table-cell table:style-name="Table8.A12" office:value-type="string">
            <text:p text:style-name="P6"><text:span text:style-name="T9">+5</text:span></text:p>
          </table:table-cell>
          <table:table-cell table:style-name="Table8.A12" office:value-type="string">
            <text:p text:style-name="P6"><text:span text:style-name="T9">+3</text:span></text:p>
          </table:table-cell>
          <table:table-cell table:style-name="Table8.A12" office:value-type="string">
            <text:p text:style-name="P6"><text:span text:style-name="T9">Major breakthrough</text:span></text:p>
          </table:table-cell>
          <table:table-cell table:style-name="Table8.A12" office:value-type="string">
            <text:p text:style-name="P6"><text:span text:style-name="T9">+3</text:span></text:p>
          </table:table-cell>
          <table:table-cell table:style-name="Table8.A12" office:value-type="string">
            <text:p text:style-name="P6"><text:span text:style-name="T9">+3</text:span></text:p>
          </table:table-cell>
        </table:table-row>
      </table:table>
      <text:p text:style-name="P2"/>
      <text:h text:style-name="P16" text:outline-level="3"><text:span text:style-name="T7">Class Features</text:span></text:h>
      <text:p text:style-name="P1"><text:span text:style-name="T5">The following features pertain to the Field Scientist advanced class.</text:span></text:p>
      <text:h text:style-name="P19" text:outline-level="2"><text:span text:style-name="T6">Smart Defense</text:span></text:h>
      <text:p text:style-name="P1"><text:span text:style-name="T5">A Field Scientist applies his or her Intelligence bonus and his or her Dexterity bonus to his or her Defense. Any situation that would deny the Field Scientist his or her Dexterity bonus to Defense also denies the Intelligence bonus.</text:span></text:p>
      <text:h text:style-name="P16" text:outline-level="3"><text:span text:style-name="T7">Scientific Improvisation</text:span></text:h>
      <text:p text:style-name="P1"><text:span text:style-name="T5">At 2nd level, a Field Scientist gains the ability to improvise solutions using common objects and scientific know-how. This ability lets the Field Scientist create objects in a dramatic situation quickly and cheaply, but that have a limited duration.</text:span></text:p>
      <text:p text:style-name="P1"><text:span text:style-name="T5">By spending 1 action point and combining common objects with a Craft check that corresponds to the function desired, the Field Scientist can build a tool or device to deal with any situation. The DC for the Craft check is equal to 5 + the purchase DC of the object that most closely matches the desired function. </text:span></text:p>
      <text:p text:style-name="P1"><text:span text:style-name="T5">Only objects that can normally be used more than once can be improvised. </text:span></text:p>
      <text:p text:style-name="P1"><text:span text:style-name="T5">Electronic devices, special tools, weapons, mechanical devices, and more can be built with scientific improvisation. It takes a full-round action to make an object with scientific improvisation. The object, when put into use, lasts for a number of rounds equal to the Field Scientist’s class level, or until the end of the current encounter, before it breaks down. It can’t be repaired.</text:span></text:p>
      <text:h text:style-name="P16" text:outline-level="3"><text:span text:style-name="T7">Bonus Feats</text:span></text:h>
      <text:p text:style-name="P1"><text:span text:style-name="T5">At 3rd, 6th, and 9th level, the Field Scientist gets a bonus feat. The bonus feat must be selected from the following list, and the Field Scientist must meet all the prerequisites of the feat to select it.</text:span></text:p>
      <text:p text:style-name="P1"><text:span text:style-name="T5">Archaic Weapons Proficiency, Attentive, Cautious, Combat Expertise, Educated, Gearhead, Personal Firearms Proficiency, Point Blank Shot, Renown, Studious.</text:span></text:p>
      <text:h text:style-name="P16" text:outline-level="3"><text:soft-page-break/><text:span text:style-name="T7">Skill Mastery</text:span></text:h>
      <text:p text:style-name="P1"><text:span text:style-name="T5">At 4th level, a Field Scientist selects a number of skills from his or her class list equal to 3 + his or her Intelligence modifier. When making a skill check using one of these skills, the Field Scientist may take 10 even if stress and distractions would normally prevent him or her from doing so. </text:span></text:p>
      <text:h text:style-name="P16" text:outline-level="3"><text:span text:style-name="T7">Minor Breakthrough</text:span></text:h>
      <text:p text:style-name="P1"><text:span text:style-name="T5">Upon attaining 5th level, a Field Scientist receives credit for a minor scientific breakthrough that earns him or her the recognition of her peers. The Field Scientist chooses one of the following Knowledge skills: behavioral sciences, earth and life sciences, physical sciences, or technology. When dealing with others with at least 1 rank in the same Knowledge skill, the Field Scientist gains a +2 bonus on Reputation checks.</text:span></text:p>
      <text:p text:style-name="P1"><text:span text:style-name="T5">This minor breakthrough also provides the Field Scientist with a +3 Wealth bonus increase.</text:span></text:p>
      <text:h text:style-name="P16" text:outline-level="3"><text:span text:style-name="T7">Smart Survival</text:span></text:h>
      <text:p text:style-name="P1"><text:span text:style-name="T5">A Field Scientist of 7th level or higher can spend 1 action point to reduce the damage dealt by a single attack or effect by 5 points.</text:span></text:p>
      <text:h text:style-name="P16" text:outline-level="3"><text:span text:style-name="T7">Smart Weapon</text:span></text:h>
      <text:p text:style-name="P1"><text:span text:style-name="T5">At 8th level, the Field Scientist selects one weapon that he or she is proficient in and can use with one hand. With the selected weapon, the Field Scientist can use his or her Intelligence modifier instead of Strength or Dexterity modifier on attack rolls.</text:span></text:p>
      <text:h text:style-name="P16" text:outline-level="3"><text:span text:style-name="T7">Major Breakthrough</text:span></text:h>
      <text:p text:style-name="P1"><text:span text:style-name="T5">At 10th level, the Field Scientist gains a +2 bonus on Reputation checks when dealing with individuals who have at least 1 rank in any of the following Knowledge skills: behavioral sciences, earth and life sciences, physical sciences, or technology. This bonus stacks with the bonus provided by the minor breakthrough ability.</text:span></text:p>
      <text:p text:style-name="P1"><text:span text:style-name="T5">This major breakthrough also provides the Field Scientist with a +3 Wealth bonus increase.</text:span></text:p>
      <text:h text:style-name="P20" text:outline-level="2"/>
      <text:h text:style-name="P19" text:outline-level="2"><text:span text:style-name="T4">TECHIE</text:span></text:h>
      <text:h text:style-name="P16" text:outline-level="3"><text:span text:style-name="T7">Requirements</text:span></text:h>
      <text:p text:style-name="P1"><text:span text:style-name="T5">To qualify to become a Techie, a character must fulfill the following criteria.</text:span></text:p>
      <text:p text:style-name="P1"><text:span text:style-name="T7">Skills:</text:span><text:span text:style-name="T5"> Computer Use 6 ranks, either Craft (electronic) 6 ranks or Craft (mechanical) 6 ranks, and Disable Device 6 ranks.</text:span></text:p>
      <text:h text:style-name="P16" text:outline-level="3"><text:span text:style-name="T7">Class Information</text:span></text:h>
      <text:p text:style-name="P1"><text:span text:style-name="T5">The following information pertains to the Techie advanced class.</text:span></text:p>
      <text:p text:style-name="P1"><text:span text:style-name="T7">Hit Die:</text:span><text:span text:style-name="T5"> 1d6</text:span></text:p>
      <text:p text:style-name="P1"><text:span text:style-name="T7">Action Points:</text:span><text:span text:style-name="T5"> 6 + one-half character level, rounded down, every time the Techie attains a new level in this class.</text:span></text:p>
      <text:h text:style-name="P16" text:outline-level="3"><text:span text:style-name="T7">Class Skills</text:span></text:h>
      <text:p text:style-name="P1"><text:span text:style-name="T5">The Techie’s class skills (and the key ability for each skill) are: Computer Use (Int), Craft (electronic, mechanical) (Int), Demolitions (Int), Disable Device (Int), Drive (Dex), Knowledge (behavioral sciences, earth and life sciences, physical sciences, popular culture, technology) (Int), Navigate (Int), Profession (Wis), Read/Write Language (none), Repair (Int), Research (Int), Speak Language (none), Spot (Wis).</text:span></text:p>
      <text:p text:style-name="P1"><text:span text:style-name="T7">Skill Points at Each Level:</text:span><text:span text:style-name="T5"> 7 + Int modifier.</text:span></text:p>
      <text:p text:style-name="P2"/>
      <table:table table:name="Table9" table:style-name="Table9">
        <table:table-column table:style-name="Table9.A"/>
        <table:table-column table:style-name="Table9.B"/>
        <table:table-column table:style-name="Table9.C" table:number-columns-repeated="3"/>
        <table:table-column table:style-name="Table9.F"/>
        <table:table-column table:style-name="Table9.G"/>
        <table:table-column table:style-name="Table9.B"/>
        <text:soft-page-break/>
        <table:table-row table:style-name="Table9.1">
          <table:table-cell table:style-name="Table9.A1" table:number-columns-spanned="8" office:value-type="string">
            <text:p text:style-name="P6"><text:span text:style-name="T8">Table: The Techie</text:span></text:p>
          </table: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6"><text:span text:style-name="T8">Class Level</text:span></text:p>
          </table:table-cell>
          <table:table-cell table:style-name="Table9.A2" office:value-type="string">
            <text:p text:style-name="P6"><text:span text:style-name="T8">Base Attack Bonus</text:span></text:p>
          </table:table-cell>
          <table:table-cell table:style-name="Table9.A2" office:value-type="string">
            <text:p text:style-name="P6"><text:span text:style-name="T8">Fort Save</text:span></text:p>
          </table:table-cell>
          <table:table-cell table:style-name="Table9.A2" office:value-type="string">
            <text:p text:style-name="P6"><text:span text:style-name="T8">Ref Save</text:span></text:p>
          </table:table-cell>
          <table:table-cell table:style-name="Table9.A2" office:value-type="string">
            <text:p text:style-name="P6"><text:span text:style-name="T8">Will Save</text:span></text:p>
          </table:table-cell>
          <table:table-cell table:style-name="Table9.A2" office:value-type="string">
            <text:p text:style-name="P6"><text:span text:style-name="T8">Special</text:span></text:p>
          </table:table-cell>
          <table:table-cell table:style-name="Table9.A2" office:value-type="string">
            <text:p text:style-name="P6"><text:span text:style-name="T8">Defense Bonus</text:span></text:p>
          </table:table-cell>
          <table:table-cell table:style-name="Table9.A2" office:value-type="string">
            <text:p text:style-name="P6"><text:span text:style-name="T8">Reputation Bonus</text:span></text:p>
          </table:table-cell>
        </table:table-row>
        <table:table-row table:style-name="Table9.2">
          <table:table-cell table:style-name="Table9.A3" office:value-type="string">
            <text:p text:style-name="P6"><text:span text:style-name="T9">1st</text:span></text:p>
          </table:table-cell>
          <table:table-cell table:style-name="Table9.A3" office:value-type="string">
            <text:p text:style-name="P6"><text:span text:style-name="T9">+0</text:span></text:p>
          </table:table-cell>
          <table:table-cell table:style-name="Table9.A3" office:value-type="string">
            <text:p text:style-name="P6"><text:span text:style-name="T9">+0</text:span></text:p>
          </table:table-cell>
          <table:table-cell table:style-name="Table9.A3" office:value-type="string">
            <text:p text:style-name="P6"><text:span text:style-name="T9">+0</text:span></text:p>
          </table:table-cell>
          <table:table-cell table:style-name="Table9.A3" office:value-type="string">
            <text:p text:style-name="P6"><text:span text:style-name="T9">+2</text:span></text:p>
          </table:table-cell>
          <table:table-cell table:style-name="Table9.A3" office:value-type="string">
            <text:p text:style-name="P6"><text:span text:style-name="T9">Jury-rig +2</text:span></text:p>
          </table:table-cell>
          <table:table-cell table:style-name="Table9.A3" office:value-type="string">
            <text:p text:style-name="P6"><text:span text:style-name="T9">+1</text:span></text:p>
          </table:table-cell>
          <table:table-cell table:style-name="Table9.A3" office:value-type="string">
            <text:p text:style-name="P6"><text:span text:style-name="T9">+0</text:span></text:p>
          </table:table-cell>
        </table:table-row>
        <table:table-row table:style-name="Table9.2">
          <table:table-cell table:style-name="Table9.A3" office:value-type="string">
            <text:p text:style-name="P1"><text:span text:style-name="T9">2nd</text:span></text:p>
          </table:table-cell>
          <table:table-cell table:style-name="Table9.A3" office:value-type="string">
            <text:p text:style-name="P1"><text:span text:style-name="T9">+1</text:span></text:p>
          </table:table-cell>
          <table:table-cell table:style-name="Table9.A3" office:value-type="string">
            <text:p text:style-name="P1"><text:span text:style-name="T9">+0</text:span></text:p>
          </table:table-cell>
          <table:table-cell table:style-name="Table9.A3" office:value-type="string">
            <text:p text:style-name="P1"><text:span text:style-name="T9">+0</text:span></text:p>
          </table:table-cell>
          <table:table-cell table:style-name="Table9.A3" office:value-type="string">
            <text:p text:style-name="P1"><text:span text:style-name="T9">+3</text:span></text:p>
          </table:table-cell>
          <table:table-cell table:style-name="Table9.A3" office:value-type="string">
            <text:p text:style-name="P1"><text:span text:style-name="T9">Extreme machine</text:span></text:p>
          </table:table-cell>
          <table:table-cell table:style-name="Table9.A3" office:value-type="string">
            <text:p text:style-name="P1"><text:span text:style-name="T9">+1</text:span></text:p>
          </table:table-cell>
          <table:table-cell table:style-name="Table9.A3" office:value-type="string">
            <text:p text:style-name="P1"><text:span text:style-name="T9">+0</text:span></text:p>
          </table:table-cell>
        </table:table-row>
        <table:table-row table:style-name="Table9.2">
          <table:table-cell table:style-name="Table9.A3" office:value-type="string">
            <text:p text:style-name="P1"><text:span text:style-name="T9">3rd</text:span></text:p>
          </table:table-cell>
          <table:table-cell table:style-name="Table9.A3" office:value-type="string">
            <text:p text:style-name="P1"><text:span text:style-name="T9">+1</text:span></text:p>
          </table:table-cell>
          <table:table-cell table:style-name="Table9.A3" office:value-type="string">
            <text:p text:style-name="P1"><text:span text:style-name="T9">+1</text:span></text:p>
          </table:table-cell>
          <table:table-cell table:style-name="Table9.A3" office:value-type="string">
            <text:p text:style-name="P1"><text:span text:style-name="T9">+1</text:span></text:p>
          </table:table-cell>
          <table:table-cell table:style-name="Table9.A3" office:value-type="string">
            <text:p text:style-name="P1"><text:span text:style-name="T9">+3</text:span></text:p>
          </table:table-cell>
          <table:table-cell table:style-name="Table9.A3" office:value-type="string">
            <text:p text:style-name="P1"><text:span text:style-name="T9">Bonus feat</text:span></text:p>
          </table:table-cell>
          <table:table-cell table:style-name="Table9.A3" office:value-type="string">
            <text:p text:style-name="P1"><text:span text:style-name="T9">+2</text:span></text:p>
          </table:table-cell>
          <table:table-cell table:style-name="Table9.A3" office:value-type="string">
            <text:p text:style-name="P1"><text:span text:style-name="T9">+1</text:span></text:p>
          </table:table-cell>
        </table:table-row>
        <table:table-row table:style-name="Table9.2">
          <table:table-cell table:style-name="Table9.A3" office:value-type="string">
            <text:p text:style-name="P1"><text:span text:style-name="T9">4th</text:span></text:p>
          </table:table-cell>
          <table:table-cell table:style-name="Table9.A3" office:value-type="string">
            <text:p text:style-name="P1"><text:span text:style-name="T9">+2</text:span></text:p>
          </table:table-cell>
          <table:table-cell table:style-name="Table9.A3" office:value-type="string">
            <text:p text:style-name="P1"><text:span text:style-name="T9">+1</text:span></text:p>
          </table:table-cell>
          <table:table-cell table:style-name="Table9.A3" office:value-type="string">
            <text:p text:style-name="P1"><text:span text:style-name="T9">+1</text:span></text:p>
          </table:table-cell>
          <table:table-cell table:style-name="Table9.A3" office:value-type="string">
            <text:p text:style-name="P1"><text:span text:style-name="T9">+4</text:span></text:p>
          </table:table-cell>
          <table:table-cell table:style-name="Table9.A3" office:value-type="string">
            <text:p text:style-name="P1"><text:span text:style-name="T9">Build robot</text:span></text:p>
          </table:table-cell>
          <table:table-cell table:style-name="Table9.A3" office:value-type="string">
            <text:p text:style-name="P1"><text:span text:style-name="T9">+2</text:span></text:p>
          </table:table-cell>
          <table:table-cell table:style-name="Table9.A3" office:value-type="string">
            <text:p text:style-name="P1"><text:span text:style-name="T9">+1</text:span></text:p>
          </table:table-cell>
        </table:table-row>
        <table:table-row table:style-name="Table9.2">
          <table:table-cell table:style-name="Table9.A3" office:value-type="string">
            <text:p text:style-name="P1"><text:span text:style-name="T9">5th</text:span></text:p>
          </table:table-cell>
          <table:table-cell table:style-name="Table9.A3" office:value-type="string">
            <text:p text:style-name="P1"><text:span text:style-name="T9">+2</text:span></text:p>
          </table:table-cell>
          <table:table-cell table:style-name="Table9.A3" office:value-type="string">
            <text:p text:style-name="P1"><text:span text:style-name="T9">+1</text:span></text:p>
          </table:table-cell>
          <table:table-cell table:style-name="Table9.A3" office:value-type="string">
            <text:p text:style-name="P1"><text:span text:style-name="T9">+1</text:span></text:p>
          </table:table-cell>
          <table:table-cell table:style-name="Table9.A3" office:value-type="string">
            <text:p text:style-name="P1"><text:span text:style-name="T9">+4</text:span></text:p>
          </table:table-cell>
          <table:table-cell table:style-name="Table9.A3" office:value-type="string">
            <text:p text:style-name="P1"><text:span text:style-name="T9">Mastercraft</text:span></text:p>
          </table:table-cell>
          <table:table-cell table:style-name="Table9.A3" office:value-type="string">
            <text:p text:style-name="P1"><text:span text:style-name="T9">+3</text:span></text:p>
          </table:table-cell>
          <table:table-cell table:style-name="Table9.A3" office:value-type="string">
            <text:p text:style-name="P1"><text:span text:style-name="T9">+1</text:span></text:p>
          </table:table-cell>
        </table:table-row>
        <table:table-row table:style-name="Table9.2">
          <table:table-cell table:style-name="Table9.A3" office:value-type="string">
            <text:p text:style-name="P1"><text:span text:style-name="T9">6th</text:span></text:p>
          </table:table-cell>
          <table:table-cell table:style-name="Table9.A3" office:value-type="string">
            <text:p text:style-name="P1"><text:span text:style-name="T9">+3</text:span></text:p>
          </table:table-cell>
          <table:table-cell table:style-name="Table9.A3" office:value-type="string">
            <text:p text:style-name="P1"><text:span text:style-name="T9">+2</text:span></text:p>
          </table:table-cell>
          <table:table-cell table:style-name="Table9.A3" office:value-type="string">
            <text:p text:style-name="P1"><text:span text:style-name="T9">+2</text:span></text:p>
          </table:table-cell>
          <table:table-cell table:style-name="Table9.A3" office:value-type="string">
            <text:p text:style-name="P1"><text:span text:style-name="T9">+5</text:span></text:p>
          </table:table-cell>
          <table:table-cell table:style-name="Table9.A3" office:value-type="string">
            <text:p text:style-name="P1"><text:span text:style-name="T9">Bonus feat</text:span></text:p>
          </table:table-cell>
          <table:table-cell table:style-name="Table9.A3" office:value-type="string">
            <text:p text:style-name="P1"><text:span text:style-name="T9">+3</text:span></text:p>
          </table:table-cell>
          <table:table-cell table:style-name="Table9.A3" office:value-type="string">
            <text:p text:style-name="P1"><text:span text:style-name="T9">+2</text:span></text:p>
          </table:table-cell>
        </table:table-row>
        <table:table-row table:style-name="Table9.2">
          <table:table-cell table:style-name="Table9.A3" office:value-type="string">
            <text:p text:style-name="P1"><text:span text:style-name="T9">7th</text:span></text:p>
          </table:table-cell>
          <table:table-cell table:style-name="Table9.A3" office:value-type="string">
            <text:p text:style-name="P1"><text:span text:style-name="T9">+3</text:span></text:p>
          </table:table-cell>
          <table:table-cell table:style-name="Table9.A3" office:value-type="string">
            <text:p text:style-name="P1"><text:span text:style-name="T9">+2</text:span></text:p>
          </table:table-cell>
          <table:table-cell table:style-name="Table9.A3" office:value-type="string">
            <text:p text:style-name="P1"><text:span text:style-name="T9">+2</text:span></text:p>
          </table:table-cell>
          <table:table-cell table:style-name="Table9.A3" office:value-type="string">
            <text:p text:style-name="P1"><text:span text:style-name="T9">+5</text:span></text:p>
          </table:table-cell>
          <table:table-cell table:style-name="Table9.A3" office:value-type="string">
            <text:p text:style-name="P1"><text:span text:style-name="T9">Jury-rig +4</text:span></text:p>
          </table:table-cell>
          <table:table-cell table:style-name="Table9.A3" office:value-type="string">
            <text:p text:style-name="P1"><text:span text:style-name="T9">+4</text:span></text:p>
          </table:table-cell>
          <table:table-cell table:style-name="Table9.A3" office:value-type="string">
            <text:p text:style-name="P1"><text:span text:style-name="T9">+2</text:span></text:p>
          </table:table-cell>
        </table:table-row>
        <table:table-row table:style-name="Table9.2">
          <table:table-cell table:style-name="Table9.A3" office:value-type="string">
            <text:p text:style-name="P1"><text:span text:style-name="T9">8th</text:span></text:p>
          </table:table-cell>
          <table:table-cell table:style-name="Table9.A3" office:value-type="string">
            <text:p text:style-name="P1"><text:span text:style-name="T9">+4</text:span></text:p>
          </table:table-cell>
          <table:table-cell table:style-name="Table9.A3" office:value-type="string">
            <text:p text:style-name="P1"><text:span text:style-name="T9">+2</text:span></text:p>
          </table:table-cell>
          <table:table-cell table:style-name="Table9.A3" office:value-type="string">
            <text:p text:style-name="P1"><text:span text:style-name="T9">+2</text:span></text:p>
          </table:table-cell>
          <table:table-cell table:style-name="Table9.A3" office:value-type="string">
            <text:p text:style-name="P1"><text:span text:style-name="T9">+6</text:span></text:p>
          </table:table-cell>
          <table:table-cell table:style-name="Table9.A3" office:value-type="string">
            <text:p text:style-name="P1"><text:span text:style-name="T9">Mastercraft</text:span></text:p>
          </table:table-cell>
          <table:table-cell table:style-name="Table9.A3" office:value-type="string">
            <text:p text:style-name="P1"><text:span text:style-name="T9">+4</text:span></text:p>
          </table:table-cell>
          <table:table-cell table:style-name="Table9.A3" office:value-type="string">
            <text:p text:style-name="P1"><text:span text:style-name="T9">+2</text:span></text:p>
          </table:table-cell>
        </table:table-row>
        <table:table-row table:style-name="Table9.2">
          <table:table-cell table:style-name="Table9.A3" office:value-type="string">
            <text:p text:style-name="P1"><text:span text:style-name="T9">9th</text:span></text:p>
          </table:table-cell>
          <table:table-cell table:style-name="Table9.A3" office:value-type="string">
            <text:p text:style-name="P1"><text:span text:style-name="T9">+4</text:span></text:p>
          </table:table-cell>
          <table:table-cell table:style-name="Table9.A3" office:value-type="string">
            <text:p text:style-name="P1"><text:span text:style-name="T9">+3</text:span></text:p>
          </table:table-cell>
          <table:table-cell table:style-name="Table9.A3" office:value-type="string">
            <text:p text:style-name="P1"><text:span text:style-name="T9">+3</text:span></text:p>
          </table:table-cell>
          <table:table-cell table:style-name="Table9.A3" office:value-type="string">
            <text:p text:style-name="P1"><text:span text:style-name="T9">+6</text:span></text:p>
          </table:table-cell>
          <table:table-cell table:style-name="Table9.A3" office:value-type="string">
            <text:p text:style-name="P1"><text:span text:style-name="T9">Bonus feat</text:span></text:p>
          </table:table-cell>
          <table:table-cell table:style-name="Table9.A3" office:value-type="string">
            <text:p text:style-name="P1"><text:span text:style-name="T9">+5</text:span></text:p>
          </table:table-cell>
          <table:table-cell table:style-name="Table9.A3" office:value-type="string">
            <text:p text:style-name="P1"><text:span text:style-name="T9">+3</text:span></text:p>
          </table:table-cell>
        </table:table-row>
        <table:table-row table:style-name="Table9.2">
          <table:table-cell table:style-name="Table9.A12" office:value-type="string">
            <text:p text:style-name="P6"><text:span text:style-name="T9">10th</text:span></text:p>
          </table:table-cell>
          <table:table-cell table:style-name="Table9.A12" office:value-type="string">
            <text:p text:style-name="P6"><text:span text:style-name="T9">+5</text:span></text:p>
          </table:table-cell>
          <table:table-cell table:style-name="Table9.A12" office:value-type="string">
            <text:p text:style-name="P6"><text:span text:style-name="T9">+3</text:span></text:p>
          </table:table-cell>
          <table:table-cell table:style-name="Table9.A12" office:value-type="string">
            <text:p text:style-name="P6"><text:span text:style-name="T9">+3</text:span></text:p>
          </table:table-cell>
          <table:table-cell table:style-name="Table9.A12" office:value-type="string">
            <text:p text:style-name="P6"><text:span text:style-name="T9">+7</text:span></text:p>
          </table:table-cell>
          <table:table-cell table:style-name="Table9.A12" office:value-type="string">
            <text:p text:style-name="P6"><text:span text:style-name="T9">Mastercraft</text:span></text:p>
          </table:table-cell>
          <table:table-cell table:style-name="Table9.A12" office:value-type="string">
            <text:p text:style-name="P6"><text:span text:style-name="T9">+5</text:span></text:p>
          </table:table-cell>
          <table:table-cell table:style-name="Table9.A12" office:value-type="string">
            <text:p text:style-name="P6"><text:span text:style-name="T9">+3</text:span></text:p>
          </table:table-cell>
        </table:table-row>
      </table:table>
      <text:p text:style-name="P2"/>
      <text:h text:style-name="P16" text:outline-level="3"><text:span text:style-name="T7">Class Features</text:span></text:h>
      <text:p text:style-name="P1"><text:span text:style-name="T5">The following features pertain to the Techie advanced class.</text:span></text:p>
      <text:h text:style-name="P16" text:outline-level="3"><text:span text:style-name="T7">Jury-Rig</text:span></text:h>
      <text:p text:style-name="P1"><text:span text:style-name="T5">A Techie gains a +2 competence bonus on Repair skill checks made to attempt temporary or jury-rigged repairs. See the Repair skill for details on jury-rigging.</text:span></text:p>
      <text:p text:style-name="P1"><text:span text:style-name="T5">At 7th level, this competence bonus increases to +4.</text:span></text:p>
      <text:h text:style-name="P16" text:outline-level="3"><text:span text:style-name="T7">Extreme Machine</text:span></text:h>
      <text:p text:style-name="P1"><text:span text:style-name="T5">If it has mechanical or electronic components, a Techie of 2nd level or higher can get maximum performance out of it. </text:span></text:p>
      <text:p text:style-name="P1"><text:span text:style-name="T5">By spending 1 action point and making either a Craft (electronic) or Craft (mechanical) check (whichever is appropriate for the machine in question), the Techie can temporarily improve a machine’s performance—at the risk of causing the machine to need repairs later. The DC for the Craft check depends on the type of improvement being made, as shown on the table below.</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text:span text:style-name="T8">Improvement</text:span></text:p>
          </table:table-cell>
          <table:table-cell table:style-name="Table10.A1" office:value-type="string">
            <text:p text:style-name="P11"><text:span text:style-name="T8">Craft DC</text:span></text:p>
          </table:table-cell>
          <table:table-cell table:style-name="Table10.A1" office:value-type="string">
            <text:p text:style-name="P11"><text:span text:style-name="T8">Repair Chance (d%)</text:span></text:p>
          </table:table-cell>
        </table:table-row>
        <table:table-row table:style-name="Table10.1">
          <table:table-cell table:style-name="Table10.A2" office:value-type="string">
            <text:p text:style-name="P8"><text:span text:style-name="Table_20_Body_20_Italic"><text:span text:style-name="T5">Ranged Weapons</text:span></text:span></text:p>
          </table:table-cell>
          <table:table-cell table:style-name="Table10.A2" office:value-type="string">
            <text:p text:style-name="P3"><text:span text:style-name="Table_20_Body_20_Italic"/></text:p>
          </table:table-cell>
          <table:table-cell table:style-name="Table10.A2" office:value-type="string">
            <text:p text:style-name="P3"><text:span text:style-name="Table_20_Body_20_Italic"/></text:p>
          </table:table-cell>
        </table:table-row>
        <table:table-row table:style-name="Table10.1">
          <table:table-cell table:style-name="Table10.A2" office:value-type="string">
            <text:p text:style-name="P13"><text:span text:style-name="T9">+1 to damage</text:span></text:p>
          </table:table-cell>
          <table:table-cell table:style-name="Table10.A2" office:value-type="string">
            <text:p text:style-name="P10"><text:span text:style-name="T9">15</text:span></text:p>
          </table:table-cell>
          <table:table-cell table:style-name="Table10.A2" office:value-type="string">
            <text:p text:style-name="P10"><text:span text:style-name="T9">01–25</text:span></text:p>
          </table:table-cell>
        </table:table-row>
        <table:table-row table:style-name="Table10.1">
          <table:table-cell table:style-name="Table10.A2" office:value-type="string">
            <text:p text:style-name="P13"><text:span text:style-name="T9">+2 to damage</text:span></text:p>
          </table:table-cell>
          <table:table-cell table:style-name="Table10.A2" office:value-type="string">
            <text:p text:style-name="P10"><text:span text:style-name="T9">20</text:span></text:p>
          </table:table-cell>
          <table:table-cell table:style-name="Table10.A2" office:value-type="string">
            <text:p text:style-name="P10"><text:span text:style-name="T9">01–50</text:span></text:p>
          </table:table-cell>
        </table:table-row>
        <table:table-row table:style-name="Table10.1">
          <table:table-cell table:style-name="Table10.A2" office:value-type="string">
            <text:p text:style-name="P13"><text:span text:style-name="T9">+3 to damage</text:span></text:p>
          </table:table-cell>
          <table:table-cell table:style-name="Table10.A2" office:value-type="string">
            <text:p text:style-name="P10"><text:span text:style-name="T9">25</text:span></text:p>
          </table:table-cell>
          <table:table-cell table:style-name="Table10.A2" office:value-type="string">
            <text:p text:style-name="P10"><text:span text:style-name="T9">01–75</text:span></text:p>
          </table:table-cell>
        </table:table-row>
        <table:table-row table:style-name="Table10.1">
          <table:table-cell table:style-name="Table10.A2" office:value-type="string">
            <text:p text:style-name="P13"><text:span text:style-name="T9">+5 ft. to range increment</text:span></text:p>
          </table:table-cell>
          <table:table-cell table:style-name="Table10.A2" office:value-type="string">
            <text:p text:style-name="P10"><text:span text:style-name="T9">15</text:span></text:p>
          </table:table-cell>
          <table:table-cell table:style-name="Table10.A2" office:value-type="string">
            <text:p text:style-name="P10"><text:span text:style-name="T9">01–25</text:span></text:p>
          </table:table-cell>
        </table:table-row>
        <table:table-row table:style-name="Table10.1">
          <table:table-cell table:style-name="Table10.A2" office:value-type="string">
            <text:p text:style-name="P13"><text:span text:style-name="T9">+10 ft. to range increment</text:span></text:p>
          </table:table-cell>
          <table:table-cell table:style-name="Table10.A2" office:value-type="string">
            <text:p text:style-name="P10"><text:span text:style-name="T9">25</text:span></text:p>
          </table:table-cell>
          <table:table-cell table:style-name="Table10.A2" office:value-type="string">
            <text:p text:style-name="P10"><text:span text:style-name="T9">01–50</text:span></text:p>
          </table:table-cell>
        </table:table-row>
        <table:table-row table:style-name="Table10.1">
          <table:table-cell table:style-name="Table10.A2" office:value-type="string">
            <text:p text:style-name="P7"><text:span text:style-name="Table_20_Body_20_Italic"><text:span text:style-name="T5">Electronic Devices</text:span></text:span></text:p>
          </table:table-cell>
          <table:table-cell table:style-name="Table10.A2" office:value-type="string">
            <text:p text:style-name="P4"><text:span text:style-name="Table_20_Body_20_Italic"/></text:p>
          </table:table-cell>
          <table:table-cell table:style-name="Table10.A2" office:value-type="string">
            <text:p text:style-name="P4"><text:span text:style-name="Table_20_Body_20_Italic"/></text:p>
          </table:table-cell>
        </table:table-row>
        <table:table-row table:style-name="Table10.1">
          <table:table-cell table:style-name="Table10.A2" office:value-type="string">
            <text:p text:style-name="P13"><text:span text:style-name="T9">+1 equipment bonus</text:span></text:p>
          </table:table-cell>
          <table:table-cell table:style-name="Table10.A2" office:value-type="string">
            <text:p text:style-name="P10"><text:span text:style-name="T9">15</text:span></text:p>
          </table:table-cell>
          <table:table-cell table:style-name="Table10.A2" office:value-type="string">
            <text:p text:style-name="P10"><text:span text:style-name="T9">01–25</text:span></text:p>
          </table:table-cell>
        </table:table-row>
        <table:table-row table:style-name="Table10.1">
          <table:table-cell table:style-name="Table10.A2" office:value-type="string">
            <text:p text:style-name="P13"><text:span text:style-name="T9">+2 equipment bonus</text:span></text:p>
          </table:table-cell>
          <table:table-cell table:style-name="Table10.A2" office:value-type="string">
            <text:p text:style-name="P10"><text:span text:style-name="T9">20</text:span></text:p>
          </table:table-cell>
          <table:table-cell table:style-name="Table10.A2" office:value-type="string">
            <text:p text:style-name="P10"><text:span text:style-name="T9">01–50</text:span></text:p>
          </table:table-cell>
        </table:table-row>
        <table:table-row table:style-name="Table10.1">
          <table:table-cell table:style-name="Table10.A2" office:value-type="string">
            <text:p text:style-name="P13"><text:span text:style-name="T9">+3 equipment bonus</text:span></text:p>
          </table:table-cell>
          <table:table-cell table:style-name="Table10.A2" office:value-type="string">
            <text:p text:style-name="P10"><text:span text:style-name="T9">25</text:span></text:p>
          </table:table-cell>
          <table:table-cell table:style-name="Table10.A2" office:value-type="string">
            <text:p text:style-name="P10"><text:span text:style-name="T9">01–75</text:span></text:p>
          </table:table-cell>
        </table:table-row>
        <table:table-row table:style-name="Table10.1">
          <table:table-cell table:style-name="Table10.A2" office:value-type="string">
            <text:p text:style-name="P7"><text:span text:style-name="Table_20_Body_20_Italic"><text:span text:style-name="T5">Vehicles</text:span></text:span></text:p>
          </table:table-cell>
          <table:table-cell table:style-name="Table10.A2" office:value-type="string">
            <text:p text:style-name="P4"><text:span text:style-name="Table_20_Body_20_Italic"/></text:p>
          </table:table-cell>
          <table:table-cell table:style-name="Table10.A2" office:value-type="string">
            <text:p text:style-name="P4"><text:span text:style-name="Table_20_Body_20_Italic"/></text:p>
          </table:table-cell>
        </table:table-row>
        <table:table-row table:style-name="Table10.1">
          <table:table-cell table:style-name="Table10.A2" office:value-type="string">
            <text:p text:style-name="P13"><text:span text:style-name="T9">+1 on initiative checks</text:span></text:p>
          </table:table-cell>
          <table:table-cell table:style-name="Table10.A2" office:value-type="string">
            <text:p text:style-name="P10"><text:span text:style-name="T9">20</text:span></text:p>
          </table:table-cell>
          <table:table-cell table:style-name="Table10.A2" office:value-type="string">
            <text:p text:style-name="P10"><text:span text:style-name="T9">01–25</text:span></text:p>
          </table:table-cell>
        </table:table-row>
        <table:table-row table:style-name="Table10.1">
          <table:table-cell table:style-name="Table10.A2" office:value-type="string">
            <text:p text:style-name="P13"><text:span text:style-name="T9">+1 to maneuver</text:span></text:p>
          </table:table-cell>
          <table:table-cell table:style-name="Table10.A2" office:value-type="string">
            <text:p text:style-name="P10"><text:span text:style-name="T9">25</text:span></text:p>
          </table:table-cell>
          <table:table-cell table:style-name="Table10.A2" office:value-type="string">
            <text:p text:style-name="P10"><text:span text:style-name="T9">01–50</text:span></text:p>
          </table:table-cell>
        </table:table-row>
        <table:table-row table:style-name="Table10.1">
          <table:table-cell table:style-name="Table10.A15" office:value-type="string">
            <text:p text:style-name="P14"><text:span text:style-name="T9">+2 to maneuver</text:span></text:p>
          </table:table-cell>
          <table:table-cell table:style-name="Table10.A15" office:value-type="string">
            <text:p text:style-name="P11"><text:span text:style-name="T9">30</text:span></text:p>
          </table:table-cell>
          <table:table-cell table:style-name="Table10.A15" office:value-type="string">
            <text:p text:style-name="P11"><text:span text:style-name="T9">01–75</text:span></text:p>
          </table:table-cell>
        </table:table-row>
      </table:table>
      <text:p text:style-name="P1"><text:span text:style-name="T5">The Techie performs the extreme modifications in 1 hour. The Techie can’t take 10 or take 20 on this check. If the check succeeds, the effect of the improvement lasts for a number of minutes equal to his or her Techie class level, beginning when the object is first put into use. The Techie selects the single improvement he or she wants to make prior to making the check. After the duration of the effect ends, the machine reverts to its previous state and a repair chance percentile roll is made. The result of this roll indicates whether the machine re­quires repairs before it can be used again.</text:span></text:p>
      <text:h text:style-name="P16" text:outline-level="3"><text:span text:style-name="T7">Bonus Feats</text:span></text:h>
      <text:p text:style-name="P1"><text:span text:style-name="T5">At 3rd, 6th, and 9th level, the Techie gets a bonus feat. The bonus feat must be selected from the following list, and the Techie must meet all the prerequisites of the feat to select it.</text:span></text:p>
      <text:p text:style-name="P1"><text:span text:style-name="T5">Builder, Cautious, Combat Expertise, Educated, Gearhead, Personal Firearms Proficiency, Point Blank Shot, Studious.</text:span></text:p>
      <text:h text:style-name="P16" text:outline-level="3"><text:span text:style-name="T7">Build Robot</text:span></text:h>
      <text:p text:style-name="P1"><text:soft-page-break/><text:span text:style-name="T5">A Techie of 4th level or higher can build remote-controlled robots that are Tiny or Diminutive in size. These robots serve as the Techie’s eyes, ears, or hands out to a predetermined distance away from the character when the Techie wants to use one of the following skills: Computer Use, Demolitions, Disable Device, Listen, Repair, or Spot.</text:span></text:p>
      <text:p text:style-name="P1"><text:span text:style-name="T5">The Techie must have at least 1 rank in the skill that he wants to program into the robot. The Techie can only control one robot at a time, and only one of his robots can be active at any time.</text:span></text:p>
      <text:p text:style-name="P1"><text:span text:style-name="T5">Follow these steps to build a robot.</text:span></text:p>
      <text:p text:style-name="P1"><text:span text:style-name="T7">Wealth Check:</text:span><text:span text:style-name="T5"> The purchase DC for the components needed to construct a robot is based on the robot’s size.</text:span></text:p>
      <table:table table:name="Table11" table:style-name="Table11">
        <table:table-column table:style-name="Table11.A"/>
        <table:table-column table:style-name="Table11.B"/>
        <table:table-row table:style-name="Table11.1">
          <table:table-cell table:style-name="Table11.A1" office:value-type="string">
            <text:h text:style-name="P17" text:outline-level="3"><text:span text:style-name="T2">Size</text:span></text:h>
          </table:table-cell>
          <table:table-cell table:style-name="Table11.A1" office:value-type="string">
            <text:h text:style-name="P18" text:outline-level="3"><text:span text:style-name="T2">Purchase DC</text:span></text:h>
          </table:table-cell>
        </table:table-row>
        <table:table-row table:style-name="Table11.1">
          <table:table-cell table:style-name="Table11.A2" office:value-type="string">
            <text:p text:style-name="P6"><text:span text:style-name="T9">Diminutive</text:span></text:p>
          </table:table-cell>
          <table:table-cell table:style-name="Table11.A2" office:value-type="string">
            <text:p text:style-name="P11"><text:span text:style-name="T9">18</text:span></text:p>
          </table:table-cell>
        </table:table-row>
        <table:table-row table:style-name="Table11.1">
          <table:table-cell table:style-name="Table11.A3" office:value-type="string">
            <text:p text:style-name="P6"><text:span text:style-name="T9">Tiny</text:span></text:p>
          </table:table-cell>
          <table:table-cell table:style-name="Table11.A3" office:value-type="string">
            <text:p text:style-name="P11"><text:span text:style-name="T9">15</text:span></text:p>
          </table:table-cell>
        </table:table-row>
      </table:table>
      <text:p text:style-name="P1"><text:span text:style-name="T5">Make the Wealth check to purchase and gather the necessary components prior to starting construction.</text:span></text:p>
      <text:p text:style-name="P1"><text:span text:style-name="T7">Construct Frame: </text:span><text:span text:style-name="T5">The robot’s body determines its size, shape, locomotion, and hit points. The DC of the Craft (mechanical) check is set by the robot’s size and modified by the form of locomotion selected.</text:span></text:p>
      <table:table table:name="Table12" table:style-name="Table12">
        <table:table-column table:style-name="Table12.A"/>
        <table:table-column table:style-name="Table12.B"/>
        <table:table-row table:style-name="Table12.1">
          <table:table-cell table:style-name="Table12.A1" office:value-type="string">
            <text:p text:style-name="P6"><text:span text:style-name="T8">Size</text:span></text:p>
          </table:table-cell>
          <table:table-cell table:style-name="Table12.A1" office:value-type="string">
            <text:p text:style-name="P6"><text:span text:style-name="T8">Craft DC</text:span></text:p>
          </table:table-cell>
        </table:table-row>
        <table:table-row table:style-name="Table12.1">
          <table:table-cell table:style-name="Table12.A2" office:value-type="string">
            <text:p text:style-name="P6"><text:span text:style-name="T9">Diminutive</text:span></text:p>
          </table:table-cell>
          <table:table-cell table:style-name="Table12.A2" office:value-type="string">
            <text:p text:style-name="P6"><text:span text:style-name="T9">15</text:span></text:p>
          </table:table-cell>
        </table:table-row>
        <table:table-row table:style-name="Table12.1">
          <table:table-cell table:style-name="Table12.A3" office:value-type="string">
            <text:p text:style-name="P6"><text:span text:style-name="T9">Tiny</text:span></text:p>
          </table:table-cell>
          <table:table-cell table:style-name="Table12.A3" office:value-type="string">
            <text:p text:style-name="P6"><text:span text:style-name="T9">12</text:span></text:p>
          </table:table-cell>
        </table:table-row>
      </table:table>
      <text:p text:style-name="P2"/>
      <table:table table:name="Table13" table:style-name="Table13">
        <table:table-column table:style-name="Table13.A"/>
        <table:table-column table:style-name="Table13.B"/>
        <table:table-row table:style-name="Table13.1">
          <table:table-cell table:style-name="Table13.A1" office:value-type="string">
            <text:p text:style-name="P9"><text:span text:style-name="T2">Components</text:span></text:p>
          </table:table-cell>
          <table:table-cell table:style-name="Table13.A1" office:value-type="string">
            <text:h text:style-name="P21" text:outline-level="4"><text:span text:style-name="T2">DC Modifier</text:span></text:h>
          </table:table-cell>
        </table:table-row>
        <table:table-row table:style-name="Table13.1">
          <table:table-cell table:style-name="Table13.A2" office:value-type="string">
            <text:p text:style-name="P8"><text:span text:style-name="Table_20_Body_20_Italic"><text:span text:style-name="T5">Frame Shape and Locomotion</text:span></text:span><text:span text:style-name="T7"> </text:span><text:span text:style-name="superscript_20__23__20_in_20_tables"><text:span text:style-name="T11">1</text:span></text:span></text:p>
          </table:table-cell>
          <table:table-cell table:style-name="Table13.A2" office:value-type="string">
            <text:p text:style-name="P3"><text:span text:style-name="Table_20_Body_20_Italic"/></text:p>
          </table:table-cell>
        </table:table-row>
        <table:table-row table:style-name="Table13.1">
          <table:table-cell table:style-name="Table13.A2" office:value-type="string">
            <text:p text:style-name="P13"><text:span text:style-name="T9">Bipedal</text:span></text:p>
          </table:table-cell>
          <table:table-cell table:style-name="Table13.A2" office:value-type="string">
            <text:p text:style-name="P10"><text:span text:style-name="T9">+4</text:span></text:p>
          </table:table-cell>
        </table:table-row>
        <table:table-row table:style-name="Table13.1">
          <table:table-cell table:style-name="Table13.A2" office:value-type="string">
            <text:p text:style-name="P13"><text:span text:style-name="T9">Quadruped</text:span></text:p>
          </table:table-cell>
          <table:table-cell table:style-name="Table13.A2" office:value-type="string">
            <text:p text:style-name="P10"><text:span text:style-name="T9">+3</text:span></text:p>
          </table:table-cell>
        </table:table-row>
        <table:table-row table:style-name="Table13.1">
          <table:table-cell table:style-name="Table13.A2" office:value-type="string">
            <text:p text:style-name="P13"><text:span text:style-name="T9">Treads</text:span></text:p>
          </table:table-cell>
          <table:table-cell table:style-name="Table13.A2" office:value-type="string">
            <text:p text:style-name="P10"><text:span text:style-name="T9">+2</text:span></text:p>
          </table:table-cell>
        </table:table-row>
        <table:table-row table:style-name="Table13.1">
          <table:table-cell table:style-name="Table13.A2" office:value-type="string">
            <text:p text:style-name="P13"><text:span text:style-name="T9">Wheels</text:span></text:p>
          </table:table-cell>
          <table:table-cell table:style-name="Table13.A2" office:value-type="string">
            <text:p text:style-name="P10"><text:span text:style-name="T9">+1</text:span></text:p>
          </table:table-cell>
        </table:table-row>
        <table:table-row table:style-name="Table13.1">
          <table:table-cell table:style-name="Table13.A2" office:value-type="string">
            <text:p text:style-name="P7"><text:span text:style-name="Table_20_Body_20_Italic"><text:span text:style-name="T5">External Components</text:span></text:span><text:span text:style-name="T5"> </text:span><text:span text:style-name="superscript_20__23__20_in_20_tables"><text:span text:style-name="T11">2</text:span></text:span></text:p>
          </table:table-cell>
          <table:table-cell table:style-name="Table13.A2" office:value-type="string">
            <text:p text:style-name="P4"><text:span text:style-name="Table_20_Body_20_Italic"/></text:p>
          </table:table-cell>
        </table:table-row>
        <table:table-row table:style-name="Table13.1">
          <table:table-cell table:style-name="Table13.A2" office:value-type="string">
            <text:p text:style-name="P13"><text:span text:style-name="T9">Manipulators </text:span><text:span text:style-name="superscript_20__23__20_in_20_tables"><text:span text:style-name="T10">3</text:span></text:span></text:p>
          </table:table-cell>
          <table:table-cell table:style-name="Table13.A2" office:value-type="string">
            <text:p text:style-name="P10"><text:span text:style-name="T9">+3</text:span></text:p>
          </table:table-cell>
        </table:table-row>
        <table:table-row table:style-name="Table13.1">
          <table:table-cell table:style-name="Table13.A2" office:value-type="string">
            <text:p text:style-name="P13"><text:span text:style-name="T9">Audio/visual sensor</text:span></text:p>
          </table:table-cell>
          <table:table-cell table:style-name="Table13.A2" office:value-type="string">
            <text:p text:style-name="P10"><text:span text:style-name="T9">+2</text:span></text:p>
          </table:table-cell>
        </table:table-row>
        <table:table-row table:style-name="Table13.1">
          <table:table-cell table:style-name="Table13.A2" office:value-type="string">
            <text:p text:style-name="P7"><text:span text:style-name="Table_20_Body_20_Italic"><text:span text:style-name="T5">Remote Range</text:span></text:span><text:span text:style-name="T5"> </text:span><text:span text:style-name="superscript_20__23__20_in_20_tables"><text:span text:style-name="T11">1</text:span></text:span></text:p>
          </table:table-cell>
          <table:table-cell table:style-name="Table13.A2" office:value-type="string">
            <text:p text:style-name="P4"><text:span text:style-name="Table_20_Body_20_Italic"/></text:p>
          </table:table-cell>
        </table:table-row>
        <table:table-row table:style-name="Table13.1">
          <table:table-cell table:style-name="Table13.A2" office:value-type="string">
            <text:p text:style-name="P13"><text:span text:style-name="T9">Remote control link, 100 feet</text:span></text:p>
          </table:table-cell>
          <table:table-cell table:style-name="Table13.A2" office:value-type="string">
            <text:p text:style-name="P10"><text:span text:style-name="T9">+1</text:span></text:p>
          </table:table-cell>
        </table:table-row>
        <table:table-row table:style-name="Table13.1">
          <table:table-cell table:style-name="Table13.A2" office:value-type="string">
            <text:p text:style-name="P13"><text:span text:style-name="T9">Remote control link, 200 feet</text:span></text:p>
          </table:table-cell>
          <table:table-cell table:style-name="Table13.A2" office:value-type="string">
            <text:p text:style-name="P10"><text:span text:style-name="T9">+3</text:span></text:p>
          </table:table-cell>
        </table:table-row>
        <table:table-row table:style-name="Table13.1">
          <table:table-cell table:style-name="Table13.A2" office:value-type="string">
            <text:p text:style-name="P13"><text:span text:style-name="T9">Remote control link, 300 feet</text:span></text:p>
          </table:table-cell>
          <table:table-cell table:style-name="Table13.A2" office:value-type="string">
            <text:p text:style-name="P10"><text:span text:style-name="T9">+5</text:span></text:p>
          </table:table-cell>
        </table:table-row>
        <table:table-row table:style-name="Table13.14">
          <table:table-cell table:style-name="Table13.A2" table:number-columns-spanned="2" office:value-type="string">
            <text:p text:style-name="P8"><text:span text:style-name="New_20_Style_20_Sheet"><text:span text:style-name="T5">1 Select only one of the options in this category.</text:span></text:span></text:p>
          </table:table-cell>
          <table:covered-table-cell/>
        </table:table-row>
        <table:table-row table:style-name="Table13.14">
          <table:table-cell table:style-name="Table13.A2" table:number-columns-spanned="2" office:value-type="string">
            <text:p text:style-name="P7"><text:span text:style-name="New_20_Style_20_Sheet"><text:span text:style-name="T5">2 Select one or more of the options in this category.</text:span></text:span></text:p>
          </table:table-cell>
          <table:covered-table-cell/>
        </table:table-row>
        <table:table-row table:style-name="Table13.14">
          <table:table-cell table:style-name="Table13.A16" table:number-columns-spanned="2" office:value-type="string">
            <text:p text:style-name="P8"><text:span text:style-name="New_20_Style_20_Sheet"><text:span text:style-name="T5">3 Necessary for a robot built to use any skill except Listen or Spot.</text:span></text:span></text:p>
          </table:table-cell>
          <table:covered-table-cell/>
        </table:table-row>
      </table:table>
      <text:p text:style-name="P1"><text:span text:style-name="T5">Select a frame size and form, add manipulators and sensors as necessary, and choose a type of remote control link. Add all the modifiers to determine the check’s DC. Make the Craft (mechanical) check to construct the robot’s frame.</text:span></text:p>
      <text:p text:style-name="P1"><text:soft-page-break/><text:span text:style-name="T5">It takes a Techie 30 hours to construct a Diminutive robot frame or 12 hours to construct a Tiny robot frame.</text:span></text:p>
      <text:p text:style-name="P1"><text:span text:style-name="T5">A Diminutive robot can be 6 to 12 inches long or tall and weighs about 1 pound. A Tiny robot can be 13 to 24 inches long or tall and weighs up to 3 pounds. Statistics for these robots can be found in the Creature listings.</text:span></text:p>
      <text:p text:style-name="P15"><text:span text:style-name="T5">Construct the Electronics: The next step is to build the internal electronics for the robot and install them in the frame. The DC is based on the size of the robot and modified by the number of components that need to be wired together. For a Diminutive robot, the DC is 20. For a Tiny robot, the DC is 15. Add +1 to the DC for each external component and +2 for the remote link. Make the Craft (electronic) check.</text:span></text:p>
      <text:p text:style-name="P1"><text:span text:style-name="T5">It takes a Techie 12 hours to wire a Diminutive robot or 6 hours to wire a Tiny robot.</text:span></text:p>
      <text:p text:style-name="P1"><text:span text:style-name="T7">Program the Robot:</text:span><text:span text:style-name="T5"> The Techie programs the robot as the final step. Decide how many ranks of the appropriate skill to program into the robot, up to the number of ranks the Techie has in the skill. A Techie’s robot can only contain programming for one skill. Make the Computer Use check to program the robot.</text:span></text:p>
      <text:p text:style-name="P1"><text:span text:style-name="T5">The DC for the Computer Use check is 20, modified by the number of ranks the Techie wants to program into the robot (+1 to the DC for each rank). It takes 1 hour to program the robot.</text:span></text:p>
      <text:p text:style-name="P1"><text:span text:style-name="Core_20_Body_20_Italic"><text:span text:style-name="T5">Reprogramming:</text:span></text:span><text:span text:style-name="T5"> A robot can be reprogrammed at any time. Doing this requires 1 hour of work and a Computer Use check (DC 20 + the number of ranks programmed into the robot).</text:span></text:p>
      <text:h text:style-name="P16" text:outline-level="3"><text:span text:style-name="T7">Mastercraft</text:span></text:h>
      <text:p text:style-name="P1"><text:span text:style-name="T5">At 5th level, the Techie becomes adept at creating mastercraft objects. He of she applies the mastercraft ability to one of his or her Craft skills (electronic or mechanical). From this point on, he or she can build mastercraft objects using that skill.</text:span></text:p>
      <text:p text:style-name="P1"><text:span text:style-name="T5">With Craft (electronic), the Techie can build electronic devices. With Craft (mechanical), the Techie can build mechanical devices, including weapons.</text:span></text:p>
      <text:p text:style-name="P1"><text:span text:style-name="T5">On average, it takes twice as long to build a mastercraft object as it does to build an ordinary object of the same type. The cost to build a mastercraft object is equal to the purchase DC for the components (see the appropriate Craft skill description) + the bonus provided by the mastercraft feature. A Techie can add the mastercraft feature to an existing ordinary object by making the Wealth check and then making the Craft check as though he or she were constructing the object from scratch.</text:span></text:p>
      <text:p text:style-name="P1"><text:span text:style-name="T5">In addition to the Wealth check, the Techie must also pay a cost in experience points equal to 25 x his or her Techie level x the bonus provided by the mastercraft feature. The XP must be paid before making the Craft check. If the expenditure of these XP would drop the Techie to below the minimum needed for his or her current level, then the XP can’t be paid and the Techie can’t use the mastercraft ability until he or she gains enough additional XP to remain at his or her current level after the expenditure is made.</text:span></text:p>
      <text:p text:style-name="P1"><text:span text:style-name="T5">When successfully completed, a mastercraft object provides a +1 bonus to its quality compared to an ordinary object of the same type. All weapons and armor, and certain other types of equipment, such as computers and electronic devices, can be constructed as mastercraft objects.</text:span></text:p>
      <text:p text:style-name="P1"><text:span text:style-name="T5">At 8th level, the Techie can add the mastercraft ability to another Craft skill, or he or she can improve his or her ability in the skill selected at 5th level, so that his or her mastercraft objects provide a +2 bonus.</text:span></text:p>
      <text:p text:style-name="P1"><text:span text:style-name="T5">At 10th level, the Techie adds another +1 bonus to his or her mastercraft ability. If the Techie focuses his or her ability on one Craft skill, his or her mastercraft objects now provide a +3 bonus. If the Techie already has the ability for both Craft skills, he or she chooses which one to improve to a +2 bonus.</text:span></text:p>
      <text:p text:style-name="P1"><text:span text:style-name="T5">The Craft DC for a mastercraft object is the same as for a normal object of the same type, as described in the Craft skill, with the following modification: For a +1 object, add +3 to the Craft DC; for a +2 object, add +5 to the Craft DC; and for a +3 object, add +10 to the Craft DC.</text:span></text:p>
      <text:h text:style-name="P20" text:outline-level="2"/>
      <text:h text:style-name="P19" text:outline-level="2"><text:span text:style-name="T4">FIELD MEDIC</text:span></text:h>
      <text:h text:style-name="P16" text:outline-level="3"><text:span text:style-name="T7">Requirements</text:span></text:h>
      <text:p text:style-name="P1"><text:span text:style-name="T5">To qualify to become a Field Medic, a character must fulfill the following ­criteria.</text:span></text:p>
      <text:p text:style-name="P1"><text:span text:style-name="T7">Base Attack Bonus:</text:span><text:span text:style-name="T5"> +2.</text:span></text:p>
      <text:p text:style-name="P1"><text:span text:style-name="T7">Skills:</text:span><text:span text:style-name="T5"> Treat Injury 6 ranks, Spot 6 ranks.</text:span></text:p>
      <text:p text:style-name="P1"><text:span text:style-name="T7">Feat:</text:span><text:span text:style-name="T5"> Surgery.</text:span></text:p>
      <text:h text:style-name="P16" text:outline-level="3"><text:span text:style-name="T7">Class Information</text:span></text:h>
      <text:p text:style-name="P1"><text:span text:style-name="T5">The following information pertains to the Field Medic advanced class.</text:span></text:p>
      <text:p text:style-name="P1"><text:span text:style-name="T7">Hit Die:</text:span><text:span text:style-name="T5"> 1d8 </text:span></text:p>
      <text:p text:style-name="P1"><text:span text:style-name="T7">Action Points: </text:span><text:span text:style-name="T5">6 + one-half character level, rounded down, every time the Field Medic attains a new level in this class.</text:span></text:p>
      <text:h text:style-name="P16" text:outline-level="3"><text:span text:style-name="T7">Class Skills</text:span></text:h>
      <text:p text:style-name="P1"><text:span text:style-name="T5">The Field Medic’s class skills (and the key ability for each skill) are: Computer Use (Int), Concentration (Con), Craft (pharmaceutical) (Int), Diplomacy (Cha), Drive (Dex), Knowledge (behavioral sciences, current events, earth and life sciences, popular culture, technology) (Int), Listen (Wis), Pilot (Dex), Profession (Wis), Read/Write Language (none), Research (Int), Speak Language (none), Spot (Wis), Treat Injury (Wis).</text:span></text:p>
      <text:p text:style-name="P1"><text:span text:style-name="T7">Skill Points at Each Level:</text:span><text:span text:style-name="T5"> 5 + Int modifier.</text:span></text:p>
      <text:p text:style-name="P2"><text:soft-page-break/></text:p>
      <table:table table:name="Table14" table:style-name="Table14">
        <table:table-column table:style-name="Table14.A"/>
        <table:table-column table:style-name="Table14.B"/>
        <table:table-column table:style-name="Table14.C"/>
        <table:table-column table:style-name="Table14.D" table:number-columns-repeated="2"/>
        <table:table-column table:style-name="Table14.F"/>
        <table:table-column table:style-name="Table14.G"/>
        <table:table-column table:style-name="Table14.H"/>
        <table:table-row table:style-name="Table14.1">
          <table:table-cell table:style-name="Table14.A1" table:number-columns-spanned="8" office:value-type="string">
            <text:p text:style-name="P6"><text:span text:style-name="T8">Table: The Field Medic</text:span></text:p>
          </table: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6"><text:span text:style-name="T8">Class Level</text:span></text:p>
          </table:table-cell>
          <table:table-cell table:style-name="Table14.A2" office:value-type="string">
            <text:p text:style-name="P6"><text:span text:style-name="T8">Base Attack Bonus</text:span></text:p>
          </table:table-cell>
          <table:table-cell table:style-name="Table14.A2" office:value-type="string">
            <text:p text:style-name="P6"><text:span text:style-name="T8">Fort Save</text:span></text:p>
          </table:table-cell>
          <table:table-cell table:style-name="Table14.A2" office:value-type="string">
            <text:p text:style-name="P6"><text:span text:style-name="T8">Ref Save</text:span></text:p>
          </table:table-cell>
          <table:table-cell table:style-name="Table14.A2" office:value-type="string">
            <text:p text:style-name="P6"><text:span text:style-name="T8">Will Save</text:span></text:p>
          </table:table-cell>
          <table:table-cell table:style-name="Table14.A2" office:value-type="string">
            <text:p text:style-name="P6"><text:span text:style-name="T8">Special</text:span></text:p>
          </table:table-cell>
          <table:table-cell table:style-name="Table14.A2" office:value-type="string">
            <text:p text:style-name="P6"><text:span text:style-name="T8">Defense Bonus</text:span></text:p>
          </table:table-cell>
          <table:table-cell table:style-name="Table14.A2" office:value-type="string">
            <text:p text:style-name="P6"><text:span text:style-name="T8">Reputation Bonus</text:span></text:p>
          </table:table-cell>
        </table:table-row>
        <table:table-row table:style-name="Table14.2">
          <table:table-cell table:style-name="Table14.A3" office:value-type="string">
            <text:p text:style-name="P6"><text:span text:style-name="T9">1st</text:span></text:p>
          </table:table-cell>
          <table:table-cell table:style-name="Table14.A3" office:value-type="string">
            <text:p text:style-name="P6"><text:span text:style-name="T9">+0</text:span></text:p>
          </table:table-cell>
          <table:table-cell table:style-name="Table14.A3" office:value-type="string">
            <text:p text:style-name="P6"><text:span text:style-name="T9">+2</text:span></text:p>
          </table:table-cell>
          <table:table-cell table:style-name="Table14.A3" office:value-type="string">
            <text:p text:style-name="P6"><text:span text:style-name="T9">+0</text:span></text:p>
          </table:table-cell>
          <table:table-cell table:style-name="Table14.A3" office:value-type="string">
            <text:p text:style-name="P6"><text:span text:style-name="T9">+1</text:span></text:p>
          </table:table-cell>
          <table:table-cell table:style-name="Table14.A3" office:value-type="string">
            <text:p text:style-name="P6"><text:span text:style-name="T9">Medical specialist +1</text:span></text:p>
          </table:table-cell>
          <table:table-cell table:style-name="Table14.A3" office:value-type="string">
            <text:p text:style-name="P6"><text:span text:style-name="T9">+1</text:span></text:p>
          </table:table-cell>
          <table:table-cell table:style-name="Table14.A3" office:value-type="string">
            <text:p text:style-name="P6"><text:span text:style-name="T9">+1</text:span></text:p>
          </table:table-cell>
        </table:table-row>
        <table:table-row table:style-name="Table14.2">
          <table:table-cell table:style-name="Table14.A3" office:value-type="string">
            <text:p text:style-name="P1"><text:span text:style-name="T9">2nd</text:span></text:p>
          </table:table-cell>
          <table:table-cell table:style-name="Table14.A3" office:value-type="string">
            <text:p text:style-name="P1"><text:span text:style-name="T9">+1</text:span></text:p>
          </table:table-cell>
          <table:table-cell table:style-name="Table14.A3" office:value-type="string">
            <text:p text:style-name="P1"><text:span text:style-name="T9">+3</text:span></text:p>
          </table:table-cell>
          <table:table-cell table:style-name="Table14.A3" office:value-type="string">
            <text:p text:style-name="P1"><text:span text:style-name="T9">+0</text:span></text:p>
          </table:table-cell>
          <table:table-cell table:style-name="Table14.A3" office:value-type="string">
            <text:p text:style-name="P1"><text:span text:style-name="T9">+2</text:span></text:p>
          </table:table-cell>
          <table:table-cell table:style-name="Table14.A3" office:value-type="string">
            <text:p text:style-name="P1"><text:span text:style-name="T9">Expert healer</text:span></text:p>
          </table:table-cell>
          <table:table-cell table:style-name="Table14.A3" office:value-type="string">
            <text:p text:style-name="P1"><text:span text:style-name="T9">+1</text:span></text:p>
          </table:table-cell>
          <table:table-cell table:style-name="Table14.A3" office:value-type="string">
            <text:p text:style-name="P1"><text:span text:style-name="T9">+1</text:span></text:p>
          </table:table-cell>
        </table:table-row>
        <table:table-row table:style-name="Table14.2">
          <table:table-cell table:style-name="Table14.A3" office:value-type="string">
            <text:p text:style-name="P1"><text:span text:style-name="T9">3rd</text:span></text:p>
          </table:table-cell>
          <table:table-cell table:style-name="Table14.A3" office:value-type="string">
            <text:p text:style-name="P1"><text:span text:style-name="T9">+1</text:span></text:p>
          </table:table-cell>
          <table:table-cell table:style-name="Table14.A3" office:value-type="string">
            <text:p text:style-name="P1"><text:span text:style-name="T9">+3</text:span></text:p>
          </table:table-cell>
          <table:table-cell table:style-name="Table14.A3" office:value-type="string">
            <text:p text:style-name="P1"><text:span text:style-name="T9">+1</text:span></text:p>
          </table:table-cell>
          <table:table-cell table:style-name="Table14.A3" office:value-type="string">
            <text:p text:style-name="P1"><text:span text:style-name="T9">+2</text:span></text:p>
          </table:table-cell>
          <table:table-cell table:style-name="Table14.A3" office:value-type="string">
            <text:p text:style-name="P1"><text:span text:style-name="T9">Bonus feat</text:span></text:p>
          </table:table-cell>
          <table:table-cell table:style-name="Table14.A3" office:value-type="string">
            <text:p text:style-name="P1"><text:span text:style-name="T9">+2</text:span></text:p>
          </table:table-cell>
          <table:table-cell table:style-name="Table14.A3" office:value-type="string">
            <text:p text:style-name="P1"><text:span text:style-name="T9">+1</text:span></text:p>
          </table:table-cell>
        </table:table-row>
        <table:table-row table:style-name="Table14.2">
          <table:table-cell table:style-name="Table14.A3" office:value-type="string">
            <text:p text:style-name="P1"><text:span text:style-name="T9">4th</text:span></text:p>
          </table:table-cell>
          <table:table-cell table:style-name="Table14.A3" office:value-type="string">
            <text:p text:style-name="P1"><text:span text:style-name="T9">+2</text:span></text:p>
          </table:table-cell>
          <table:table-cell table:style-name="Table14.A3" office:value-type="string">
            <text:p text:style-name="P1"><text:span text:style-name="T9">+4</text:span></text:p>
          </table:table-cell>
          <table:table-cell table:style-name="Table14.A3" office:value-type="string">
            <text:p text:style-name="P1"><text:span text:style-name="T9">+1</text:span></text:p>
          </table:table-cell>
          <table:table-cell table:style-name="Table14.A3" office:value-type="string">
            <text:p text:style-name="P1"><text:span text:style-name="T9">+2</text:span></text:p>
          </table:table-cell>
          <table:table-cell table:style-name="Table14.A3" office:value-type="string">
            <text:p text:style-name="P1"><text:span text:style-name="T9">Medical mastery</text:span></text:p>
          </table:table-cell>
          <table:table-cell table:style-name="Table14.A3" office:value-type="string">
            <text:p text:style-name="P1"><text:span text:style-name="T9">+2</text:span></text:p>
          </table:table-cell>
          <table:table-cell table:style-name="Table14.A3" office:value-type="string">
            <text:p text:style-name="P1"><text:span text:style-name="T9">+2</text:span></text:p>
          </table:table-cell>
        </table:table-row>
        <table:table-row table:style-name="Table14.2">
          <table:table-cell table:style-name="Table14.A3" office:value-type="string">
            <text:p text:style-name="P1"><text:span text:style-name="T9">5th</text:span></text:p>
          </table:table-cell>
          <table:table-cell table:style-name="Table14.A3" office:value-type="string">
            <text:p text:style-name="P1"><text:span text:style-name="T9">+2</text:span></text:p>
          </table:table-cell>
          <table:table-cell table:style-name="Table14.A3" office:value-type="string">
            <text:p text:style-name="P1"><text:span text:style-name="T9">+4</text:span></text:p>
          </table:table-cell>
          <table:table-cell table:style-name="Table14.A3" office:value-type="string">
            <text:p text:style-name="P1"><text:span text:style-name="T9">+1</text:span></text:p>
          </table:table-cell>
          <table:table-cell table:style-name="Table14.A3" office:value-type="string">
            <text:p text:style-name="P1"><text:span text:style-name="T9">+3</text:span></text:p>
          </table:table-cell>
          <table:table-cell table:style-name="Table14.A3" office:value-type="string">
            <text:p text:style-name="P1"><text:span text:style-name="T9">Medical specialist +2</text:span></text:p>
          </table:table-cell>
          <table:table-cell table:style-name="Table14.A3" office:value-type="string">
            <text:p text:style-name="P1"><text:span text:style-name="T9">+3</text:span></text:p>
          </table:table-cell>
          <table:table-cell table:style-name="Table14.A3" office:value-type="string">
            <text:p text:style-name="P1"><text:span text:style-name="T9">+2</text:span></text:p>
          </table:table-cell>
        </table:table-row>
        <table:table-row table:style-name="Table14.2">
          <table:table-cell table:style-name="Table14.A3" office:value-type="string">
            <text:p text:style-name="P1"><text:span text:style-name="T9">6th</text:span></text:p>
          </table:table-cell>
          <table:table-cell table:style-name="Table14.A3" office:value-type="string">
            <text:p text:style-name="P1"><text:span text:style-name="T9">+3</text:span></text:p>
          </table:table-cell>
          <table:table-cell table:style-name="Table14.A3" office:value-type="string">
            <text:p text:style-name="P1"><text:span text:style-name="T9">+5</text:span></text:p>
          </table:table-cell>
          <table:table-cell table:style-name="Table14.A3" office:value-type="string">
            <text:p text:style-name="P1"><text:span text:style-name="T9">+2</text:span></text:p>
          </table:table-cell>
          <table:table-cell table:style-name="Table14.A3" office:value-type="string">
            <text:p text:style-name="P1"><text:span text:style-name="T9">+3</text:span></text:p>
          </table:table-cell>
          <table:table-cell table:style-name="Table14.A3" office:value-type="string">
            <text:p text:style-name="P1"><text:span text:style-name="T9">Bonus feat</text:span></text:p>
          </table:table-cell>
          <table:table-cell table:style-name="Table14.A3" office:value-type="string">
            <text:p text:style-name="P1"><text:span text:style-name="T9">+3</text:span></text:p>
          </table:table-cell>
          <table:table-cell table:style-name="Table14.A3" office:value-type="string">
            <text:p text:style-name="P1"><text:span text:style-name="T9">+2</text:span></text:p>
          </table:table-cell>
        </table:table-row>
        <table:table-row table:style-name="Table14.2">
          <table:table-cell table:style-name="Table14.A3" office:value-type="string">
            <text:p text:style-name="P1"><text:span text:style-name="T9">7th</text:span></text:p>
          </table:table-cell>
          <table:table-cell table:style-name="Table14.A3" office:value-type="string">
            <text:p text:style-name="P1"><text:span text:style-name="T9">+3</text:span></text:p>
          </table:table-cell>
          <table:table-cell table:style-name="Table14.A3" office:value-type="string">
            <text:p text:style-name="P1"><text:span text:style-name="T9">+5</text:span></text:p>
          </table:table-cell>
          <table:table-cell table:style-name="Table14.A3" office:value-type="string">
            <text:p text:style-name="P1"><text:span text:style-name="T9">+2</text:span></text:p>
          </table:table-cell>
          <table:table-cell table:style-name="Table14.A3" office:value-type="string">
            <text:p text:style-name="P1"><text:span text:style-name="T9">+4</text:span></text:p>
          </table:table-cell>
          <table:table-cell table:style-name="Table14.A3" office:value-type="string">
            <text:p text:style-name="P1"><text:span text:style-name="T9">Minor medical miracle</text:span></text:p>
          </table:table-cell>
          <table:table-cell table:style-name="Table14.A3" office:value-type="string">
            <text:p text:style-name="P1"><text:span text:style-name="T9">+4</text:span></text:p>
          </table:table-cell>
          <table:table-cell table:style-name="Table14.A3" office:value-type="string">
            <text:p text:style-name="P1"><text:span text:style-name="T9">+3</text:span></text:p>
          </table:table-cell>
        </table:table-row>
        <table:table-row table:style-name="Table14.2">
          <table:table-cell table:style-name="Table14.A3" office:value-type="string">
            <text:p text:style-name="P1"><text:span text:style-name="T9">8th</text:span></text:p>
          </table:table-cell>
          <table:table-cell table:style-name="Table14.A3" office:value-type="string">
            <text:p text:style-name="P1"><text:span text:style-name="T9">+4</text:span></text:p>
          </table:table-cell>
          <table:table-cell table:style-name="Table14.A3" office:value-type="string">
            <text:p text:style-name="P1"><text:span text:style-name="T9">+6</text:span></text:p>
          </table:table-cell>
          <table:table-cell table:style-name="Table14.A3" office:value-type="string">
            <text:p text:style-name="P1"><text:span text:style-name="T9">+2</text:span></text:p>
          </table:table-cell>
          <table:table-cell table:style-name="Table14.A3" office:value-type="string">
            <text:p text:style-name="P1"><text:span text:style-name="T9">+4</text:span></text:p>
          </table:table-cell>
          <table:table-cell table:style-name="Table14.A3" office:value-type="string">
            <text:p text:style-name="P1"><text:span text:style-name="T9">Medical specialist +3</text:span></text:p>
          </table:table-cell>
          <table:table-cell table:style-name="Table14.A3" office:value-type="string">
            <text:p text:style-name="P1"><text:span text:style-name="T9">+4</text:span></text:p>
          </table:table-cell>
          <table:table-cell table:style-name="Table14.A3" office:value-type="string">
            <text:p text:style-name="P1"><text:span text:style-name="T9">+3</text:span></text:p>
          </table:table-cell>
        </table:table-row>
        <table:table-row table:style-name="Table14.2">
          <table:table-cell table:style-name="Table14.A3" office:value-type="string">
            <text:p text:style-name="P1"><text:span text:style-name="T9">9th</text:span></text:p>
          </table:table-cell>
          <table:table-cell table:style-name="Table14.A3" office:value-type="string">
            <text:p text:style-name="P1"><text:span text:style-name="T9">+4</text:span></text:p>
          </table:table-cell>
          <table:table-cell table:style-name="Table14.A3" office:value-type="string">
            <text:p text:style-name="P1"><text:span text:style-name="T9">+6</text:span></text:p>
          </table:table-cell>
          <table:table-cell table:style-name="Table14.A3" office:value-type="string">
            <text:p text:style-name="P1"><text:span text:style-name="T9">+3</text:span></text:p>
          </table:table-cell>
          <table:table-cell table:style-name="Table14.A3" office:value-type="string">
            <text:p text:style-name="P1"><text:span text:style-name="T9">+4</text:span></text:p>
          </table:table-cell>
          <table:table-cell table:style-name="Table14.A3" office:value-type="string">
            <text:p text:style-name="P1"><text:span text:style-name="T9">Bonus feat</text:span></text:p>
          </table:table-cell>
          <table:table-cell table:style-name="Table14.A3" office:value-type="string">
            <text:p text:style-name="P1"><text:span text:style-name="T9">+5</text:span></text:p>
          </table:table-cell>
          <table:table-cell table:style-name="Table14.A3" office:value-type="string">
            <text:p text:style-name="P1"><text:span text:style-name="T9">+3</text:span></text:p>
          </table:table-cell>
        </table:table-row>
        <table:table-row table:style-name="Table14.2">
          <table:table-cell table:style-name="Table14.A12" office:value-type="string">
            <text:p text:style-name="P6"><text:span text:style-name="T9">10th</text:span></text:p>
          </table:table-cell>
          <table:table-cell table:style-name="Table14.A12" office:value-type="string">
            <text:p text:style-name="P6"><text:span text:style-name="T9">+5</text:span></text:p>
          </table:table-cell>
          <table:table-cell table:style-name="Table14.A12" office:value-type="string">
            <text:p text:style-name="P6"><text:span text:style-name="T9">+7</text:span></text:p>
          </table:table-cell>
          <table:table-cell table:style-name="Table14.A12" office:value-type="string">
            <text:p text:style-name="P6"><text:span text:style-name="T9">+3</text:span></text:p>
          </table:table-cell>
          <table:table-cell table:style-name="Table14.A12" office:value-type="string">
            <text:p text:style-name="P6"><text:span text:style-name="T9">+5</text:span></text:p>
          </table:table-cell>
          <table:table-cell table:style-name="Table14.A12" office:value-type="string">
            <text:p text:style-name="P6"><text:span text:style-name="T9">Medical miracle</text:span></text:p>
          </table:table-cell>
          <table:table-cell table:style-name="Table14.A12" office:value-type="string">
            <text:p text:style-name="P6"><text:span text:style-name="T9">+5</text:span></text:p>
          </table:table-cell>
          <table:table-cell table:style-name="Table14.A12" office:value-type="string">
            <text:p text:style-name="P6"><text:span text:style-name="T9">+4</text:span></text:p>
          </table:table-cell>
        </table:table-row>
      </table:table>
      <text:p text:style-name="P2"/>
      <text:h text:style-name="P16" text:outline-level="3"><text:span text:style-name="T7">Class Features</text:span></text:h>
      <text:p text:style-name="P1"><text:span text:style-name="T5">The following features pertain to the Field Medic advanced class.</text:span></text:p>
      <text:h text:style-name="P16" text:outline-level="3"><text:span text:style-name="T7">Medical Specialist</text:span></text:h>
      <text:p text:style-name="P1"><text:span text:style-name="T5">The Field Medic receives a competence bonus on Treat Injury checks. At 1st level, the bonus is +1. It increases to +2 at 5th level, and to +3 at 8th level.</text:span></text:p>
      <text:h text:style-name="P16" text:outline-level="3"><text:span text:style-name="T7">Expert Healer</text:span></text:h>
      <text:p text:style-name="P1"><text:span text:style-name="T5">At 2nd level and higher, the Field Medic’s ability to restore hit points with a medical kit or surgery kit and a successful use of the Treat Injury skill improves. In addition to the normal hit point recovery rate (1d4 for a medical kit, 1d6 per patient’s character level for surgery), the Field Medic restores 1 hit point for every level he or she has in this advanced class.</text:span></text:p>
      <text:h text:style-name="P16" text:outline-level="3"><text:span text:style-name="T7">Bonus Feats</text:span></text:h>
      <text:p text:style-name="P1"><text:span text:style-name="T5">At 3rd, 6th, and 9th level, the Field Medic gets a bonus feat. The bonus feat must be selected from the following list, and the Field Medic must meet all the prerequisites of the feat to select it.</text:span></text:p>
      <text:p text:style-name="P1"><text:span text:style-name="T5">Armor Proficiency (light), Armor Proficiency (medium), Cautious, Defensive Martial Arts, Dodge, Educated, Im­proved Initiative, Medical Expert, Personal Firearms Proficiency, Surface Vehicle Operation, Vehicle Expert.</text:span></text:p>
      <text:h text:style-name="P16" text:outline-level="3"><text:span text:style-name="T7">Medical Mastery</text:span></text:h>
      <text:p text:style-name="P1"><text:span text:style-name="T5">When making a Treat Injury skill check, a Field Medic of 4th level or higher may take 10 even if stress and distractions would normally prevent him or her from doing so. </text:span></text:p>
      <text:h text:style-name="P16" text:outline-level="3"><text:span text:style-name="T7">Minor Medical Miracle</text:span></text:h>
      <text:p text:style-name="P1"><text:span text:style-name="T5">At 7th level or higher, a Field Medic can save a character reduced to –10 hit points or lower. If the Field Medic is able to administer aid within 3 rounds of the character’s death, he or she can make a Treat Injury check. The DC for this check is 30, and the Field Medic can’t take 10 or take 20. If the check succeeds, the dead character can make a Fortitude save (DC 15) to stabilize and be restored to 0 hit points. </text:span></text:p>
      <text:p text:style-name="P1"><text:span text:style-name="T5">If the Field Medic fails the skill check or the patient fails the save, the dead character can’t be saved.</text:span></text:p>
      <text:h text:style-name="P16" text:outline-level="3"><text:span text:style-name="T7">Medical Miracle</text:span></text:h>
      <text:p text:style-name="P1"><text:span text:style-name="T5">At 10th level, a Field Medic can revive a character reduced to –10 hit points or lower. If the Field Medic is able to administer aid within 3 minutes of the character’s death, he or she can make a Treat Injury check. The DC for this check is 40, and the Field Medic can’t take 10 or take 20. If the check succeeds, the dead character can make a Fortitude save (DC 20) to stabilize and be restored to 1d6 hit points.</text:span></text:p>
      <text:p text:style-name="P1"><text:soft-page-break/><text:span text:style-name="T5">If the Field Medic fails the skill check or the patient fails the Fortitude save, the dead character can’t be restored.</text:span></text:p>
      <text:h text:style-name="P20" text:outline-level="2"/>
      <text:h text:style-name="P19" text:outline-level="2"><text:span text:style-name="T4">INVESTIGATOR</text:span></text:h>
      <text:h text:style-name="P16" text:outline-level="3"><text:span text:style-name="T7">Requirements</text:span></text:h>
      <text:p text:style-name="P1"><text:span text:style-name="T5">To qualify to become an Investigator, a character must fulfill the following criteria.</text:span></text:p>
      <text:p text:style-name="P1"><text:span text:style-name="T7">Base Attack Bonus:</text:span><text:span text:style-name="T5"> +2.</text:span></text:p>
      <text:p text:style-name="P1"><text:span text:style-name="T7">Skills:</text:span><text:span text:style-name="T5"> Investigate 6 ranks, Listen 6 ranks, Sense Motive 6 ranks.</text:span></text:p>
      <text:h text:style-name="P16" text:outline-level="3"><text:span text:style-name="T7">Class Information</text:span></text:h>
      <text:p text:style-name="P1"><text:span text:style-name="T5">The following information pertains to the Investigator advanced class.</text:span></text:p>
      <text:p text:style-name="P1"><text:span text:style-name="T7">Hit Die:</text:span><text:span text:style-name="T5"> 1d6</text:span></text:p>
      <text:p text:style-name="P1"><text:span text:style-name="T7">Action Points:</text:span><text:span text:style-name="T5"> 6 + one-half character level, rounded down, every time the Investigator attains a new level in this class.</text:span></text:p>
      <text:h text:style-name="P16" text:outline-level="3"><text:span text:style-name="T7">Class Skills</text:span></text:h>
      <text:p text:style-name="P1"><text:span text:style-name="T5">The Investigator’s class skills (and the key ability for each skill) are: Bluff (Cha), Computer Use (Int), Disable Device (Dex), Drive (Dex), Forgery (Int), Gather Information (Cha), Intimidate (Cha), Investigate (Int), Knowledge (behavioral sciences, civics, current events, streetwise) (Int), Listen (Wis), Profession (Wis), Read/_Write Language (none), Research (Int), Search (Int), Sense Motive (Wis), Speak Language (none), Spot (Wis).</text:span></text:p>
      <text:p text:style-name="P1"><text:span text:style-name="T7">Skill Points at Each Level: </text:span><text:span text:style-name="T5">5 + Int modifier.</text:span></text:p>
      <text:p text:style-name="P2"/>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column table:style-name="Table15.H"/>
        <table:table-row table:style-name="Table15.1">
          <table:table-cell table:style-name="Table15.A1" table:number-columns-spanned="8" office:value-type="string">
            <text:p text:style-name="P6"><text:span text:style-name="T8">Table: The Investigator</text:span></text:p>
          </table: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6"><text:span text:style-name="T8">Class Level</text:span></text:p>
          </table:table-cell>
          <table:table-cell table:style-name="Table15.A2" office:value-type="string">
            <text:p text:style-name="P6"><text:span text:style-name="T8">Base Attack Bonus</text:span></text:p>
          </table:table-cell>
          <table:table-cell table:style-name="Table15.A2" office:value-type="string">
            <text:p text:style-name="P6"><text:span text:style-name="T8">Fort Save</text:span></text:p>
          </table:table-cell>
          <table:table-cell table:style-name="Table15.A2" office:value-type="string">
            <text:p text:style-name="P6"><text:span text:style-name="T8">Ref Save</text:span></text:p>
          </table:table-cell>
          <table:table-cell table:style-name="Table15.A2" office:value-type="string">
            <text:p text:style-name="P6"><text:span text:style-name="T8">Will Save</text:span></text:p>
          </table:table-cell>
          <table:table-cell table:style-name="Table15.A2" office:value-type="string">
            <text:p text:style-name="P6"><text:span text:style-name="T8">Special</text:span></text:p>
          </table:table-cell>
          <table:table-cell table:style-name="Table15.A2" office:value-type="string">
            <text:p text:style-name="P6"><text:span text:style-name="T8">Defense Bonus</text:span></text:p>
          </table:table-cell>
          <table:table-cell table:style-name="Table15.A2" office:value-type="string">
            <text:p text:style-name="P6"><text:span text:style-name="T8">Reputation Bonus</text:span></text:p>
          </table:table-cell>
        </table:table-row>
        <table:table-row table:style-name="Table15.2">
          <table:table-cell table:style-name="Table15.A3" office:value-type="string">
            <text:p text:style-name="P6"><text:span text:style-name="T9">1st</text:span></text:p>
          </table:table-cell>
          <table:table-cell table:style-name="Table15.A3" office:value-type="string">
            <text:p text:style-name="P6"><text:span text:style-name="T9">+0</text:span></text:p>
          </table:table-cell>
          <table:table-cell table:style-name="Table15.A3" office:value-type="string">
            <text:p text:style-name="P6"><text:span text:style-name="T9">+0</text:span></text:p>
          </table:table-cell>
          <table:table-cell table:style-name="Table15.A3" office:value-type="string">
            <text:p text:style-name="P6"><text:span text:style-name="T9">+1</text:span></text:p>
          </table:table-cell>
          <table:table-cell table:style-name="Table15.A3" office:value-type="string">
            <text:p text:style-name="P6"><text:span text:style-name="T9">+1</text:span></text:p>
          </table:table-cell>
          <table:table-cell table:style-name="Table15.A3" office:value-type="string">
            <text:p text:style-name="P6"><text:span text:style-name="T9">Profile</text:span></text:p>
          </table:table-cell>
          <table:table-cell table:style-name="Table15.A3" office:value-type="string">
            <text:p text:style-name="P6"><text:span text:style-name="T9">+1</text:span></text:p>
          </table:table-cell>
          <table:table-cell table:style-name="Table15.A3" office:value-type="string">
            <text:p text:style-name="P6"><text:span text:style-name="T9">+1</text:span></text:p>
          </table:table-cell>
        </table:table-row>
        <table:table-row table:style-name="Table15.2">
          <table:table-cell table:style-name="Table15.A3" office:value-type="string">
            <text:p text:style-name="P1"><text:span text:style-name="T9">2nd</text:span></text:p>
          </table:table-cell>
          <table:table-cell table:style-name="Table15.A3" office:value-type="string">
            <text:p text:style-name="P1"><text:span text:style-name="T9">+1</text:span></text:p>
          </table:table-cell>
          <table:table-cell table:style-name="Table15.A3" office:value-type="string">
            <text:p text:style-name="P1"><text:span text:style-name="T9">+0</text:span></text:p>
          </table:table-cell>
          <table:table-cell table:style-name="Table15.A3" office:value-type="string">
            <text:p text:style-name="P1"><text:span text:style-name="T9">+2</text:span></text:p>
          </table:table-cell>
          <table:table-cell table:style-name="Table15.A3" office:value-type="string">
            <text:p text:style-name="P1"><text:span text:style-name="T9">+2</text:span></text:p>
          </table:table-cell>
          <table:table-cell table:style-name="Table15.A3" office:value-type="string">
            <text:p text:style-name="P1"><text:span text:style-name="T9">Contact, low-level</text:span></text:p>
          </table:table-cell>
          <table:table-cell table:style-name="Table15.A3" office:value-type="string">
            <text:p text:style-name="P1"><text:span text:style-name="T9">+1</text:span></text:p>
          </table:table-cell>
          <table:table-cell table:style-name="Table15.A3" office:value-type="string">
            <text:p text:style-name="P1"><text:span text:style-name="T9">+1</text:span></text:p>
          </table:table-cell>
        </table:table-row>
        <table:table-row table:style-name="Table15.2">
          <table:table-cell table:style-name="Table15.A3" office:value-type="string">
            <text:p text:style-name="P1"><text:span text:style-name="T9">3rd</text:span></text:p>
          </table:table-cell>
          <table:table-cell table:style-name="Table15.A3" office:value-type="string">
            <text:p text:style-name="P1"><text:span text:style-name="T9">+2</text:span></text:p>
          </table:table-cell>
          <table:table-cell table:style-name="Table15.A3" office:value-type="string">
            <text:p text:style-name="P1"><text:span text:style-name="T9">+1</text:span></text:p>
          </table:table-cell>
          <table:table-cell table:style-name="Table15.A3" office:value-type="string">
            <text:p text:style-name="P1"><text:span text:style-name="T9">+2</text:span></text:p>
          </table:table-cell>
          <table:table-cell table:style-name="Table15.A3" office:value-type="string">
            <text:p text:style-name="P1"><text:span text:style-name="T9">+2</text:span></text:p>
          </table:table-cell>
          <table:table-cell table:style-name="Table15.A3" office:value-type="string">
            <text:p text:style-name="P1"><text:span text:style-name="T9">Bonus feat</text:span></text:p>
          </table:table-cell>
          <table:table-cell table:style-name="Table15.A3" office:value-type="string">
            <text:p text:style-name="P1"><text:span text:style-name="T9">+2</text:span></text:p>
          </table:table-cell>
          <table:table-cell table:style-name="Table15.A3" office:value-type="string">
            <text:p text:style-name="P1"><text:span text:style-name="T9">+1</text:span></text:p>
          </table:table-cell>
        </table:table-row>
        <table:table-row table:style-name="Table15.2">
          <table:table-cell table:style-name="Table15.A3" office:value-type="string">
            <text:p text:style-name="P1"><text:span text:style-name="T9">4th</text:span></text:p>
          </table:table-cell>
          <table:table-cell table:style-name="Table15.A3" office:value-type="string">
            <text:p text:style-name="P1"><text:span text:style-name="T9">+3</text:span></text:p>
          </table:table-cell>
          <table:table-cell table:style-name="Table15.A3" office:value-type="string">
            <text:p text:style-name="P1"><text:span text:style-name="T9">+1</text:span></text:p>
          </table:table-cell>
          <table:table-cell table:style-name="Table15.A3" office:value-type="string">
            <text:p text:style-name="P1"><text:span text:style-name="T9">+2</text:span></text:p>
          </table:table-cell>
          <table:table-cell table:style-name="Table15.A3" office:value-type="string">
            <text:p text:style-name="P1"><text:span text:style-name="T9">+2</text:span></text:p>
          </table:table-cell>
          <table:table-cell table:style-name="Table15.A3" office:value-type="string">
            <text:p text:style-name="P1"><text:span text:style-name="T9">Nonlethal force</text:span></text:p>
          </table:table-cell>
          <table:table-cell table:style-name="Table15.A3" office:value-type="string">
            <text:p text:style-name="P1"><text:span text:style-name="T9">+2</text:span></text:p>
          </table:table-cell>
          <table:table-cell table:style-name="Table15.A3" office:value-type="string">
            <text:p text:style-name="P1"><text:span text:style-name="T9">+2</text:span></text:p>
          </table:table-cell>
        </table:table-row>
        <table:table-row table:style-name="Table15.2">
          <table:table-cell table:style-name="Table15.A3" office:value-type="string">
            <text:p text:style-name="P1"><text:span text:style-name="T9">5th</text:span></text:p>
          </table:table-cell>
          <table:table-cell table:style-name="Table15.A3" office:value-type="string">
            <text:p text:style-name="P1"><text:span text:style-name="T9">+3</text:span></text:p>
          </table:table-cell>
          <table:table-cell table:style-name="Table15.A3" office:value-type="string">
            <text:p text:style-name="P1"><text:span text:style-name="T9">+1</text:span></text:p>
          </table:table-cell>
          <table:table-cell table:style-name="Table15.A3" office:value-type="string">
            <text:p text:style-name="P1"><text:span text:style-name="T9">+3</text:span></text:p>
          </table:table-cell>
          <table:table-cell table:style-name="Table15.A3" office:value-type="string">
            <text:p text:style-name="P1"><text:span text:style-name="T9">+3</text:span></text:p>
          </table:table-cell>
          <table:table-cell table:style-name="Table15.A3" office:value-type="string">
            <text:p text:style-name="P1"><text:span text:style-name="T9">Contact, mid-level</text:span></text:p>
          </table:table-cell>
          <table:table-cell table:style-name="Table15.A3" office:value-type="string">
            <text:p text:style-name="P1"><text:span text:style-name="T9">+3</text:span></text:p>
          </table:table-cell>
          <table:table-cell table:style-name="Table15.A3" office:value-type="string">
            <text:p text:style-name="P1"><text:span text:style-name="T9">+2</text:span></text:p>
          </table:table-cell>
        </table:table-row>
        <table:table-row table:style-name="Table15.2">
          <table:table-cell table:style-name="Table15.A3" office:value-type="string">
            <text:p text:style-name="P1"><text:span text:style-name="T9">6th</text:span></text:p>
          </table:table-cell>
          <table:table-cell table:style-name="Table15.A3" office:value-type="string">
            <text:p text:style-name="P1"><text:span text:style-name="T9">+4</text:span></text:p>
          </table:table-cell>
          <table:table-cell table:style-name="Table15.A3" office:value-type="string">
            <text:p text:style-name="P1"><text:span text:style-name="T9">+2</text:span></text:p>
          </table:table-cell>
          <table:table-cell table:style-name="Table15.A3" office:value-type="string">
            <text:p text:style-name="P1"><text:span text:style-name="T9">+3</text:span></text:p>
          </table:table-cell>
          <table:table-cell table:style-name="Table15.A3" office:value-type="string">
            <text:p text:style-name="P1"><text:span text:style-name="T9">+3</text:span></text:p>
          </table:table-cell>
          <table:table-cell table:style-name="Table15.A3" office:value-type="string">
            <text:p text:style-name="P1"><text:span text:style-name="T9">Bonus feat</text:span></text:p>
          </table:table-cell>
          <table:table-cell table:style-name="Table15.A3" office:value-type="string">
            <text:p text:style-name="P1"><text:span text:style-name="T9">+3</text:span></text:p>
          </table:table-cell>
          <table:table-cell table:style-name="Table15.A3" office:value-type="string">
            <text:p text:style-name="P1"><text:span text:style-name="T9">+2</text:span></text:p>
          </table:table-cell>
        </table:table-row>
        <table:table-row table:style-name="Table15.2">
          <table:table-cell table:style-name="Table15.A3" office:value-type="string">
            <text:p text:style-name="P1"><text:span text:style-name="T9">7th</text:span></text:p>
          </table:table-cell>
          <table:table-cell table:style-name="Table15.A3" office:value-type="string">
            <text:p text:style-name="P1"><text:span text:style-name="T9">+5</text:span></text:p>
          </table:table-cell>
          <table:table-cell table:style-name="Table15.A3" office:value-type="string">
            <text:p text:style-name="P1"><text:span text:style-name="T9">+2</text:span></text:p>
          </table:table-cell>
          <table:table-cell table:style-name="Table15.A3" office:value-type="string">
            <text:p text:style-name="P1"><text:span text:style-name="T9">+4</text:span></text:p>
          </table:table-cell>
          <table:table-cell table:style-name="Table15.A3" office:value-type="string">
            <text:p text:style-name="P1"><text:span text:style-name="T9">+4</text:span></text:p>
          </table:table-cell>
          <table:table-cell table:style-name="Table15.A3" office:value-type="string">
            <text:p text:style-name="P1"><text:span text:style-name="T9">Discern lie</text:span></text:p>
          </table:table-cell>
          <table:table-cell table:style-name="Table15.A3" office:value-type="string">
            <text:p text:style-name="P1"><text:span text:style-name="T9">+4</text:span></text:p>
          </table:table-cell>
          <table:table-cell table:style-name="Table15.A3" office:value-type="string">
            <text:p text:style-name="P1"><text:span text:style-name="T9">+3</text:span></text:p>
          </table:table-cell>
        </table:table-row>
        <table:table-row table:style-name="Table15.2">
          <table:table-cell table:style-name="Table15.A3" office:value-type="string">
            <text:p text:style-name="P1"><text:span text:style-name="T9">8th</text:span></text:p>
          </table:table-cell>
          <table:table-cell table:style-name="Table15.A3" office:value-type="string">
            <text:p text:style-name="P1"><text:span text:style-name="T9">+6</text:span></text:p>
          </table:table-cell>
          <table:table-cell table:style-name="Table15.A3" office:value-type="string">
            <text:p text:style-name="P1"><text:span text:style-name="T9">+2</text:span></text:p>
          </table:table-cell>
          <table:table-cell table:style-name="Table15.A3" office:value-type="string">
            <text:p text:style-name="P1"><text:span text:style-name="T9">+4</text:span></text:p>
          </table:table-cell>
          <table:table-cell table:style-name="Table15.A3" office:value-type="string">
            <text:p text:style-name="P1"><text:span text:style-name="T9">+4</text:span></text:p>
          </table:table-cell>
          <table:table-cell table:style-name="Table15.A3" office:value-type="string">
            <text:p text:style-name="P1"><text:span text:style-name="T9">Contact, high-level</text:span></text:p>
          </table:table-cell>
          <table:table-cell table:style-name="Table15.A3" office:value-type="string">
            <text:p text:style-name="P1"><text:span text:style-name="T9">+4</text:span></text:p>
          </table:table-cell>
          <table:table-cell table:style-name="Table15.A3" office:value-type="string">
            <text:p text:style-name="P1"><text:span text:style-name="T9">+3</text:span></text:p>
          </table:table-cell>
        </table:table-row>
        <table:table-row table:style-name="Table15.2">
          <table:table-cell table:style-name="Table15.A3" office:value-type="string">
            <text:p text:style-name="P1"><text:span text:style-name="T9">9th</text:span></text:p>
          </table:table-cell>
          <table:table-cell table:style-name="Table15.A3" office:value-type="string">
            <text:p text:style-name="P1"><text:span text:style-name="T9">+6</text:span></text:p>
          </table:table-cell>
          <table:table-cell table:style-name="Table15.A3" office:value-type="string">
            <text:p text:style-name="P1"><text:span text:style-name="T9">+3</text:span></text:p>
          </table:table-cell>
          <table:table-cell table:style-name="Table15.A3" office:value-type="string">
            <text:p text:style-name="P1"><text:span text:style-name="T9">+4</text:span></text:p>
          </table:table-cell>
          <table:table-cell table:style-name="Table15.A3" office:value-type="string">
            <text:p text:style-name="P1"><text:span text:style-name="T9">+4</text:span></text:p>
          </table:table-cell>
          <table:table-cell table:style-name="Table15.A3" office:value-type="string">
            <text:p text:style-name="P1"><text:span text:style-name="T9">Bonus feat</text:span></text:p>
          </table:table-cell>
          <table:table-cell table:style-name="Table15.A3" office:value-type="string">
            <text:p text:style-name="P1"><text:span text:style-name="T9">+5</text:span></text:p>
          </table:table-cell>
          <table:table-cell table:style-name="Table15.A3" office:value-type="string">
            <text:p text:style-name="P1"><text:span text:style-name="T9">+3</text:span></text:p>
          </table:table-cell>
        </table:table-row>
        <table:table-row table:style-name="Table15.2">
          <table:table-cell table:style-name="Table15.A12" office:value-type="string">
            <text:p text:style-name="P6"><text:span text:style-name="T9">10th</text:span></text:p>
          </table:table-cell>
          <table:table-cell table:style-name="Table15.A12" office:value-type="string">
            <text:p text:style-name="P6"><text:span text:style-name="T9">+7</text:span></text:p>
          </table:table-cell>
          <table:table-cell table:style-name="Table15.A12" office:value-type="string">
            <text:p text:style-name="P6"><text:span text:style-name="T9">+3</text:span></text:p>
          </table:table-cell>
          <table:table-cell table:style-name="Table15.A12" office:value-type="string">
            <text:p text:style-name="P6"><text:span text:style-name="T9">+5</text:span></text:p>
          </table:table-cell>
          <table:table-cell table:style-name="Table15.A12" office:value-type="string">
            <text:p text:style-name="P6"><text:span text:style-name="T9">+5</text:span></text:p>
          </table:table-cell>
          <table:table-cell table:style-name="Table15.A12" office:value-type="string">
            <text:p text:style-name="P6"><text:span text:style-name="T9">Sixth sense</text:span></text:p>
          </table:table-cell>
          <table:table-cell table:style-name="Table15.A12" office:value-type="string">
            <text:p text:style-name="P6"><text:span text:style-name="T9">+5</text:span></text:p>
          </table:table-cell>
          <table:table-cell table:style-name="Table15.A12" office:value-type="string">
            <text:p text:style-name="P6"><text:span text:style-name="T9">+4</text:span></text:p>
          </table:table-cell>
        </table:table-row>
      </table:table>
      <text:p text:style-name="P2"/>
      <text:h text:style-name="P16" text:outline-level="3"><text:span text:style-name="T7">Class Features</text:span></text:h>
      <text:p text:style-name="P1"><text:span text:style-name="T5">The following features pertain to the Investigator advanced class.</text:span></text:p>
      <text:h text:style-name="P16" text:outline-level="3"><text:soft-page-break/><text:span text:style-name="T7">Profile</text:span></text:h>
      <text:p text:style-name="P1"><text:span text:style-name="T5">By making a Gather Information check (DC 15) when talking to witnesses of a crime, the Investigator compiles a rough mental picture of the suspect. This mental picture provides a physical description, including distinguishing markings and visible mannerisms. Success makes the profile accurate, at least concerning a particular suspect as seen by witnesses. (For this Gather Information check, no money changes hands.)</text:span></text:p>
      <text:p text:style-name="P1"><text:span text:style-name="T5">The Investigator can expand the profile by making an Investigate check (DC 15) involving the crime scene or other evidence linked to the suspect. If successful, the Investigator combines eyewitness accounts with forensic evidence to develop a profile of the suspect’s method of operation. This provides a +2 circumstance bonus on any skill checks made to uncover additional evidence or otherwise locate and capture the suspect.</text:span></text:p>
      <text:h text:style-name="P16" text:outline-level="3"><text:span text:style-name="T7">Contact</text:span></text:h>
      <text:p text:style-name="P1"><text:span text:style-name="T5">An Investigator of 2nd level or higher cultivates associates and informants. Each time the Investigator gains a contact, the GM should develop a supporting character to represent the contact. The player can suggest the type of contact his or her character wants to gain, but the contact must be an ordinary character, not a heroic character.</text:span></text:p>
      <text:p text:style-name="P1"><text:span text:style-name="T5">A contact will not accompany an Investigator on missions or risk his or her life. A contact can, however, provide information or render a service (make a specific skill check on the Investigator’s behalf).</text:span></text:p>
      <text:p text:style-name="P1"><text:span text:style-name="T5">At 2nd level, the Investigator gains a low-level contact, at 5th level a mid-level contact, and at 8th level a high-level contact.</text:span></text:p>
      <text:p text:style-name="P1"><text:span text:style-name="T5">The Investigator can’t call on the same contact more than once in a week, and when he or she does call on a contact, compensation may be required for the assistance the contact renders. In general, a professional associate won’t be compensated monetarily, but instead will consider that the Investigator owes him or her a favor. Contacts with underworld or street connections usually demand monetary compensation for the services they render, and experts in the use of skills normally want to be paid for the services they provide.</text:span></text:p>
      <text:p text:style-name="P1"><text:span text:style-name="T5">For underworld or street contacts, this expense is represented by a Wealth check against a purchase DC of 10 for the low-level contact, 15 for the mid-level contact, or 20 for the high-level contact. For skilled experts, the purchase DC is 10 + the ranks the expert has in the appropriate skill.</text:span></text:p>
      <text:h text:style-name="P16" text:outline-level="3"><text:span text:style-name="T7">Bonus Feats</text:span></text:h>
      <text:p text:style-name="P1"><text:span text:style-name="T5">At 3rd, 6th, and 9th level, the Investigator gets a bonus feat. The bonus feat must be selected from the following list, and the Investigator must meet all the prerequisites of the feat to select it.</text:span></text:p>
      <text:p text:style-name="P1"><text:span text:style-name="T5">Advanced Firearms Proficiency, Armor Proficiency (light), Armor Proficiency (medium), Brawl, Defensive Martial Arts, Dodge, Double Tap, Educated, Knockout Punch, Personal Firearms Proficiency, Point Blank Shot.</text:span></text:p>
      <text:h text:style-name="P16" text:outline-level="3"><text:span text:style-name="T7">Nonlethal Force</text:span></text:h>
      <text:p text:style-name="P1"><text:span text:style-name="T5">At 4th level, an Investigator becomes adept at using nonlethal force to subdue an opponent. From this point on, he or she can deal nonlethal damage with a weapon that normally deals lethal damage (if he or she so chooses) without taking the normal –4 penalty on the attack roll.</text:span></text:p>
      <text:h text:style-name="P16" text:outline-level="3"><text:span text:style-name="T7">Discern Lie</text:span></text:h>
      <text:p text:style-name="P1"><text:span text:style-name="T5">At 7th level, an Investigator develops the ability to gauge whether another character is telling the truth by reading facial expressions and interpreting body language. The Investigator must be able to see and hear (but not necessarily understand) the individual under scrutiny.</text:span></text:p>
      <text:p text:style-name="P1"><text:span text:style-name="T5">With a successful Sense Motive check opposed by the subject’s Bluff check result or against DC 10 (whichever is greater), the Investigator can tell whether the subject is deliberately and knowingly speaking a lie. This ability doesn’t reveal the truth, uncover unintentional inaccuracies, or necessarily reveal omissions in information.</text:span></text:p>
      <text:h text:style-name="P16" text:outline-level="3"><text:span text:style-name="T7">Sixth Sense</text:span></text:h>
      <text:p text:style-name="P1"><text:span text:style-name="T5">At 10th level, an Investigator becomes so attuned at solving mysteries that he or she finds a way to put two and two together and rarely misses a clue. Whenever the Investigator spends 1 action point to improve the result of a skill check made using certain skills (see below), the Investigator gets to add an additional 1d6 to the result. </text:span></text:p>
      <text:p text:style-name="P1"><text:span text:style-name="T5">The skills that sixth sense applies to are Gather Information, Investigate, Listen, Research, Search, and Spot.</text:span></text:p>
      <text:p text:style-name="P24"/>
      <text:p text:style-name="P22"><text:span text:style-name="T3">PERSONALITY</text:span></text:p>
      <text:h text:style-name="P16" text:outline-level="3"><text:span text:style-name="T7">Requirements</text:span></text:h>
      <text:p text:style-name="P1"><text:span text:style-name="T5">To qualify to become a Personality, a character must fulfill the following criteria.</text:span></text:p>
      <text:p text:style-name="P1"><text:span text:style-name="T7">Skills:</text:span><text:span text:style-name="T5"> Diplomacy 6 ranks, Perform (select one) 6 ranks.</text:span></text:p>
      <text:p text:style-name="P15"><text:span text:style-name="T7">Feat:</text:span><text:span text:style-name="T5"> Renown.</text:span></text:p>
      <text:h text:style-name="P16" text:outline-level="3"><text:span text:style-name="T7">Class Information</text:span></text:h>
      <text:p text:style-name="P1"><text:span text:style-name="T5">The following information pertains to the Personality advanced class.</text:span></text:p>
      <text:p text:style-name="P1"><text:span text:style-name="T7">Hit Die:</text:span><text:span text:style-name="T5"> 1d6</text:span></text:p>
      <text:p text:style-name="P1"><text:span text:style-name="T7">Action Points:</text:span><text:span text:style-name="T5"> 6 + one-half character level, rounded down, every time the Personality attains a new level in this class.</text:span></text:p>
      <text:h text:style-name="P16" text:outline-level="3"><text:soft-page-break/><text:span text:style-name="T7">Class Skills</text:span></text:h>
      <text:p text:style-name="P1"><text:span text:style-name="T5">The Personality’s class skills (and the key ability for each skill) are: Bluff (Cha), Craft (visual arts) (Int), Craft (writing) (Int), Diplomacy (Cha), Knowledge (art, behavioral sciences, business, civics, current events, popular culture) (Int), Perform (act, dance, sing, stand-up) (Cha), Profession (Wis), Read/_Write Language (none), Speak Language (none).</text:span></text:p>
      <text:p text:style-name="P1"><text:span text:style-name="T7">Skill Points at Each Level:</text:span><text:span text:style-name="T5"> 5 + Int modifier.</text:span></text:p>
      <text:p text:style-name="P2"/>
      <table:table table:name="Table16" table:style-name="Table16">
        <table:table-column table:style-name="Table16.A"/>
        <table:table-column table:style-name="Table16.B"/>
        <table:table-column table:style-name="Table16.C" table:number-columns-repeated="3"/>
        <table:table-column table:style-name="Table16.F"/>
        <table:table-column table:style-name="Table16.G"/>
        <table:table-column table:style-name="Table16.H"/>
        <table:table-row table:style-name="Table16.1">
          <table:table-cell table:style-name="Table16.A1" table:number-columns-spanned="8" office:value-type="string">
            <text:p text:style-name="P6"><text:span text:style-name="T8">Table: The Personality</text:span></text:p>
          </table:table-cell>
          <table:covered-table-cell/>
          <table:covered-table-cell/>
          <table:covered-table-cell/>
          <table:covered-table-cell/>
          <table:covered-table-cell/>
          <table:covered-table-cell/>
          <table:covered-table-cell/>
        </table:table-row>
        <table:table-row table:style-name="Table16.2">
          <table:table-cell table:style-name="Table16.A2" office:value-type="string">
            <text:p text:style-name="P6"><text:span text:style-name="T8">Class Level</text:span></text:p>
          </table:table-cell>
          <table:table-cell table:style-name="Table16.A2" office:value-type="string">
            <text:p text:style-name="P6"><text:span text:style-name="T8">Base Attack Bonus</text:span></text:p>
          </table:table-cell>
          <table:table-cell table:style-name="Table16.A2" office:value-type="string">
            <text:p text:style-name="P6"><text:span text:style-name="T8">Fort Save</text:span></text:p>
          </table:table-cell>
          <table:table-cell table:style-name="Table16.A2" office:value-type="string">
            <text:p text:style-name="P6"><text:span text:style-name="T8">Ref Save</text:span></text:p>
          </table:table-cell>
          <table:table-cell table:style-name="Table16.A2" office:value-type="string">
            <text:p text:style-name="P6"><text:span text:style-name="T8">Will Save</text:span></text:p>
          </table:table-cell>
          <table:table-cell table:style-name="Table16.A2" office:value-type="string">
            <text:p text:style-name="P6"><text:span text:style-name="T8">Special</text:span></text:p>
          </table:table-cell>
          <table:table-cell table:style-name="Table16.A2" office:value-type="string">
            <text:p text:style-name="P6"><text:span text:style-name="T8">Defense Bonus</text:span></text:p>
          </table:table-cell>
          <table:table-cell table:style-name="Table16.A2" office:value-type="string">
            <text:p text:style-name="P6"><text:span text:style-name="T8">Reputation Bonus</text:span></text:p>
          </table:table-cell>
        </table:table-row>
        <table:table-row table:style-name="Table16.2">
          <table:table-cell table:style-name="Table16.A3" office:value-type="string">
            <text:p text:style-name="P6"><text:span text:style-name="T9">1st</text:span></text:p>
          </table:table-cell>
          <table:table-cell table:style-name="Table16.A3" office:value-type="string">
            <text:p text:style-name="P6"><text:span text:style-name="T9">+0</text:span></text:p>
          </table:table-cell>
          <table:table-cell table:style-name="Table16.A3" office:value-type="string">
            <text:p text:style-name="P6"><text:span text:style-name="T9">+1</text:span></text:p>
          </table:table-cell>
          <table:table-cell table:style-name="Table16.A3" office:value-type="string">
            <text:p text:style-name="P6"><text:span text:style-name="T9">+1</text:span></text:p>
          </table:table-cell>
          <table:table-cell table:style-name="Table16.A3" office:value-type="string">
            <text:p text:style-name="P6"><text:span text:style-name="T9">+0</text:span></text:p>
          </table:table-cell>
          <table:table-cell table:style-name="Table16.A3" office:value-type="string">
            <text:p text:style-name="P6"><text:span text:style-name="T9">Unlimited access</text:span></text:p>
          </table:table-cell>
          <table:table-cell table:style-name="Table16.A3" office:value-type="string">
            <text:p text:style-name="P6"><text:span text:style-name="T9">+0</text:span></text:p>
          </table:table-cell>
          <table:table-cell table:style-name="Table16.A3" office:value-type="string">
            <text:p text:style-name="P6"><text:span text:style-name="T9">+2</text:span></text:p>
          </table:table-cell>
        </table:table-row>
        <table:table-row table:style-name="Table16.2">
          <table:table-cell table:style-name="Table16.A3" office:value-type="string">
            <text:p text:style-name="P1"><text:span text:style-name="T9">2nd</text:span></text:p>
          </table:table-cell>
          <table:table-cell table:style-name="Table16.A3" office:value-type="string">
            <text:p text:style-name="P1"><text:span text:style-name="T9">+1</text:span></text:p>
          </table:table-cell>
          <table:table-cell table:style-name="Table16.A3" office:value-type="string">
            <text:p text:style-name="P1"><text:span text:style-name="T9">+2</text:span></text:p>
          </table:table-cell>
          <table:table-cell table:style-name="Table16.A3" office:value-type="string">
            <text:p text:style-name="P1"><text:span text:style-name="T9">+2</text:span></text:p>
          </table:table-cell>
          <table:table-cell table:style-name="Table16.A3" office:value-type="string">
            <text:p text:style-name="P1"><text:span text:style-name="T9">+0</text:span></text:p>
          </table:table-cell>
          <table:table-cell table:style-name="Table16.A3" office:value-type="string">
            <text:p text:style-name="P1"><text:span text:style-name="T9">Bonus class skill</text:span></text:p>
          </table:table-cell>
          <table:table-cell table:style-name="Table16.A3" office:value-type="string">
            <text:p text:style-name="P1"><text:span text:style-name="T9">+1</text:span></text:p>
          </table:table-cell>
          <table:table-cell table:style-name="Table16.A3" office:value-type="string">
            <text:p text:style-name="P1"><text:span text:style-name="T9">+2</text:span></text:p>
          </table:table-cell>
        </table:table-row>
        <table:table-row table:style-name="Table16.2">
          <table:table-cell table:style-name="Table16.A3" office:value-type="string">
            <text:p text:style-name="P1"><text:span text:style-name="T9">3rd</text:span></text:p>
          </table:table-cell>
          <table:table-cell table:style-name="Table16.A3" office:value-type="string">
            <text:p text:style-name="P1"><text:span text:style-name="T9">+1</text:span></text:p>
          </table:table-cell>
          <table:table-cell table:style-name="Table16.A3" office:value-type="string">
            <text:p text:style-name="P1"><text:span text:style-name="T9">+2</text:span></text:p>
          </table:table-cell>
          <table:table-cell table:style-name="Table16.A3" office:value-type="string">
            <text:p text:style-name="P1"><text:span text:style-name="T9">+2</text:span></text:p>
          </table:table-cell>
          <table:table-cell table:style-name="Table16.A3" office:value-type="string">
            <text:p text:style-name="P1"><text:span text:style-name="T9">+1</text:span></text:p>
          </table:table-cell>
          <table:table-cell table:style-name="Table16.A3" office:value-type="string">
            <text:p text:style-name="P1"><text:span text:style-name="T9">Bonus feat</text:span></text:p>
          </table:table-cell>
          <table:table-cell table:style-name="Table16.A3" office:value-type="string">
            <text:p text:style-name="P1"><text:span text:style-name="T9">+1</text:span></text:p>
          </table:table-cell>
          <table:table-cell table:style-name="Table16.A3" office:value-type="string">
            <text:p text:style-name="P1"><text:span text:style-name="T9">+2</text:span></text:p>
          </table:table-cell>
        </table:table-row>
        <table:table-row table:style-name="Table16.2">
          <table:table-cell table:style-name="Table16.A3" office:value-type="string">
            <text:p text:style-name="P1"><text:span text:style-name="T9">4th</text:span></text:p>
          </table:table-cell>
          <table:table-cell table:style-name="Table16.A3" office:value-type="string">
            <text:p text:style-name="P1"><text:span text:style-name="T9">+2</text:span></text:p>
          </table:table-cell>
          <table:table-cell table:style-name="Table16.A3" office:value-type="string">
            <text:p text:style-name="P1"><text:span text:style-name="T9">+2</text:span></text:p>
          </table:table-cell>
          <table:table-cell table:style-name="Table16.A3" office:value-type="string">
            <text:p text:style-name="P1"><text:span text:style-name="T9">+2</text:span></text:p>
          </table:table-cell>
          <table:table-cell table:style-name="Table16.A3" office:value-type="string">
            <text:p text:style-name="P1"><text:span text:style-name="T9">+1</text:span></text:p>
          </table:table-cell>
          <table:table-cell table:style-name="Table16.A3" office:value-type="string">
            <text:p text:style-name="P1"><text:span text:style-name="T9">Royalty</text:span></text:p>
          </table:table-cell>
          <table:table-cell table:style-name="Table16.A3" office:value-type="string">
            <text:p text:style-name="P1"><text:span text:style-name="T9">+1</text:span></text:p>
          </table:table-cell>
          <table:table-cell table:style-name="Table16.A3" office:value-type="string">
            <text:p text:style-name="P1"><text:span text:style-name="T9">+3</text:span></text:p>
          </table:table-cell>
        </table:table-row>
        <table:table-row table:style-name="Table16.2">
          <table:table-cell table:style-name="Table16.A3" office:value-type="string">
            <text:p text:style-name="P1"><text:span text:style-name="T9">5th</text:span></text:p>
          </table:table-cell>
          <table:table-cell table:style-name="Table16.A3" office:value-type="string">
            <text:p text:style-name="P1"><text:span text:style-name="T9">+2</text:span></text:p>
          </table:table-cell>
          <table:table-cell table:style-name="Table16.A3" office:value-type="string">
            <text:p text:style-name="P1"><text:span text:style-name="T9">+3</text:span></text:p>
          </table:table-cell>
          <table:table-cell table:style-name="Table16.A3" office:value-type="string">
            <text:p text:style-name="P1"><text:span text:style-name="T9">+3</text:span></text:p>
          </table:table-cell>
          <table:table-cell table:style-name="Table16.A3" office:value-type="string">
            <text:p text:style-name="P1"><text:span text:style-name="T9">+1</text:span></text:p>
          </table:table-cell>
          <table:table-cell table:style-name="Table16.A3" office:value-type="string">
            <text:p text:style-name="P1"><text:span text:style-name="T9">Winning smile</text:span></text:p>
          </table:table-cell>
          <table:table-cell table:style-name="Table16.A3" office:value-type="string">
            <text:p text:style-name="P1"><text:span text:style-name="T9">+2</text:span></text:p>
          </table:table-cell>
          <table:table-cell table:style-name="Table16.A3" office:value-type="string">
            <text:p text:style-name="P1"><text:span text:style-name="T9">+3</text:span></text:p>
          </table:table-cell>
        </table:table-row>
        <table:table-row table:style-name="Table16.2">
          <table:table-cell table:style-name="Table16.A3" office:value-type="string">
            <text:p text:style-name="P1"><text:span text:style-name="T9">6th</text:span></text:p>
          </table:table-cell>
          <table:table-cell table:style-name="Table16.A3" office:value-type="string">
            <text:p text:style-name="P1"><text:span text:style-name="T9">+3</text:span></text:p>
          </table:table-cell>
          <table:table-cell table:style-name="Table16.A3" office:value-type="string">
            <text:p text:style-name="P1"><text:span text:style-name="T9">+3</text:span></text:p>
          </table:table-cell>
          <table:table-cell table:style-name="Table16.A3" office:value-type="string">
            <text:p text:style-name="P1"><text:span text:style-name="T9">+3</text:span></text:p>
          </table:table-cell>
          <table:table-cell table:style-name="Table16.A3" office:value-type="string">
            <text:p text:style-name="P1"><text:span text:style-name="T9">+2</text:span></text:p>
          </table:table-cell>
          <table:table-cell table:style-name="Table16.A3" office:value-type="string">
            <text:p text:style-name="P1"><text:span text:style-name="T9">Bonus feat</text:span></text:p>
          </table:table-cell>
          <table:table-cell table:style-name="Table16.A3" office:value-type="string">
            <text:p text:style-name="P1"><text:span text:style-name="T9">+2</text:span></text:p>
          </table:table-cell>
          <table:table-cell table:style-name="Table16.A3" office:value-type="string">
            <text:p text:style-name="P1"><text:span text:style-name="T9">+3</text:span></text:p>
          </table:table-cell>
        </table:table-row>
        <table:table-row table:style-name="Table16.2">
          <table:table-cell table:style-name="Table16.A3" office:value-type="string">
            <text:p text:style-name="P1"><text:span text:style-name="T9">7th</text:span></text:p>
          </table:table-cell>
          <table:table-cell table:style-name="Table16.A3" office:value-type="string">
            <text:p text:style-name="P1"><text:span text:style-name="T9">+3</text:span></text:p>
          </table:table-cell>
          <table:table-cell table:style-name="Table16.A3" office:value-type="string">
            <text:p text:style-name="P1"><text:span text:style-name="T9">+4</text:span></text:p>
          </table:table-cell>
          <table:table-cell table:style-name="Table16.A3" office:value-type="string">
            <text:p text:style-name="P1"><text:span text:style-name="T9">+4</text:span></text:p>
          </table:table-cell>
          <table:table-cell table:style-name="Table16.A3" office:value-type="string">
            <text:p text:style-name="P1"><text:span text:style-name="T9">+2</text:span></text:p>
          </table:table-cell>
          <table:table-cell table:style-name="Table16.A3" office:value-type="string">
            <text:p text:style-name="P1"><text:span text:style-name="T9">Bonus class skill</text:span></text:p>
          </table:table-cell>
          <table:table-cell table:style-name="Table16.A3" office:value-type="string">
            <text:p text:style-name="P1"><text:span text:style-name="T9">+2</text:span></text:p>
          </table:table-cell>
          <table:table-cell table:style-name="Table16.A3" office:value-type="string">
            <text:p text:style-name="P1"><text:span text:style-name="T9">+4</text:span></text:p>
          </table:table-cell>
        </table:table-row>
        <table:table-row table:style-name="Table16.2">
          <table:table-cell table:style-name="Table16.A3" office:value-type="string">
            <text:p text:style-name="P1"><text:span text:style-name="T9">8th</text:span></text:p>
          </table:table-cell>
          <table:table-cell table:style-name="Table16.A3" office:value-type="string">
            <text:p text:style-name="P1"><text:span text:style-name="T9">+4</text:span></text:p>
          </table:table-cell>
          <table:table-cell table:style-name="Table16.A3" office:value-type="string">
            <text:p text:style-name="P1"><text:span text:style-name="T9">+4</text:span></text:p>
          </table:table-cell>
          <table:table-cell table:style-name="Table16.A3" office:value-type="string">
            <text:p text:style-name="P1"><text:span text:style-name="T9">+4</text:span></text:p>
          </table:table-cell>
          <table:table-cell table:style-name="Table16.A3" office:value-type="string">
            <text:p text:style-name="P1"><text:span text:style-name="T9">+2</text:span></text:p>
          </table:table-cell>
          <table:table-cell table:style-name="Table16.A3" office:value-type="string">
            <text:p text:style-name="P1"><text:span text:style-name="T9">Royalty</text:span></text:p>
          </table:table-cell>
          <table:table-cell table:style-name="Table16.A3" office:value-type="string">
            <text:p text:style-name="P1"><text:span text:style-name="T9">+3</text:span></text:p>
          </table:table-cell>
          <table:table-cell table:style-name="Table16.A3" office:value-type="string">
            <text:p text:style-name="P1"><text:span text:style-name="T9">+4</text:span></text:p>
          </table:table-cell>
        </table:table-row>
        <table:table-row table:style-name="Table16.2">
          <table:table-cell table:style-name="Table16.A3" office:value-type="string">
            <text:p text:style-name="P1"><text:span text:style-name="T9">9th</text:span></text:p>
          </table:table-cell>
          <table:table-cell table:style-name="Table16.A3" office:value-type="string">
            <text:p text:style-name="P1"><text:span text:style-name="T9">+4</text:span></text:p>
          </table:table-cell>
          <table:table-cell table:style-name="Table16.A3" office:value-type="string">
            <text:p text:style-name="P1"><text:span text:style-name="T9">+4</text:span></text:p>
          </table:table-cell>
          <table:table-cell table:style-name="Table16.A3" office:value-type="string">
            <text:p text:style-name="P1"><text:span text:style-name="T9">+4</text:span></text:p>
          </table:table-cell>
          <table:table-cell table:style-name="Table16.A3" office:value-type="string">
            <text:p text:style-name="P1"><text:span text:style-name="T9">+3</text:span></text:p>
          </table:table-cell>
          <table:table-cell table:style-name="Table16.A3" office:value-type="string">
            <text:p text:style-name="P1"><text:span text:style-name="T9">Bonus feat</text:span></text:p>
          </table:table-cell>
          <table:table-cell table:style-name="Table16.A3" office:value-type="string">
            <text:p text:style-name="P1"><text:span text:style-name="T9">+3</text:span></text:p>
          </table:table-cell>
          <table:table-cell table:style-name="Table16.A3" office:value-type="string">
            <text:p text:style-name="P1"><text:span text:style-name="T9">+4</text:span></text:p>
          </table:table-cell>
        </table:table-row>
        <table:table-row table:style-name="Table16.2">
          <table:table-cell table:style-name="Table16.A12" office:value-type="string">
            <text:p text:style-name="P6"><text:span text:style-name="T9">10th</text:span></text:p>
          </table:table-cell>
          <table:table-cell table:style-name="Table16.A12" office:value-type="string">
            <text:p text:style-name="P6"><text:span text:style-name="T9">+5</text:span></text:p>
          </table:table-cell>
          <table:table-cell table:style-name="Table16.A12" office:value-type="string">
            <text:p text:style-name="P6"><text:span text:style-name="T9">+5</text:span></text:p>
          </table:table-cell>
          <table:table-cell table:style-name="Table16.A12" office:value-type="string">
            <text:p text:style-name="P6"><text:span text:style-name="T9">+5</text:span></text:p>
          </table:table-cell>
          <table:table-cell table:style-name="Table16.A12" office:value-type="string">
            <text:p text:style-name="P6"><text:span text:style-name="T9">+3</text:span></text:p>
          </table:table-cell>
          <table:table-cell table:style-name="Table16.A12" office:value-type="string">
            <text:p text:style-name="P6"><text:span text:style-name="T9">Compelling performance</text:span></text:p>
          </table:table-cell>
          <table:table-cell table:style-name="Table16.A12" office:value-type="string">
            <text:p text:style-name="P6"><text:span text:style-name="T9">+3</text:span></text:p>
          </table:table-cell>
          <table:table-cell table:style-name="Table16.A12" office:value-type="string">
            <text:p text:style-name="P6"><text:span text:style-name="T9">+5</text:span></text:p>
          </table:table-cell>
        </table:table-row>
      </table:table>
      <text:p text:style-name="P2"/>
      <text:h text:style-name="P16" text:outline-level="3"><text:span text:style-name="T7">Class Features</text:span></text:h>
      <text:p text:style-name="P1"><text:span text:style-name="T5">The following features pertain to the Personality advanced class.</text:span></text:p>
      <text:h text:style-name="P16" text:outline-level="3"><text:span text:style-name="T7">Unlimited Access</text:span></text:h>
      <text:p text:style-name="P1"><text:span text:style-name="T5">When others would normally make a Diplomacy check or Bluff check to smooth-talk or trick their way into a private party or invitation-only event, the Personality adds a bonus equal to his or her Personality level. </text:span></text:p>
      <text:p text:style-name="P1"><text:span text:style-name="T5">When a Personality buys a ticket to a show or for transportation, he or she can make a Diplomacy check to get that ticket upgraded. <text:s/>DCs are given below.</text:span></text:p>
      <table:table table:name="Table17" table:style-name="Table17">
        <table:table-column table:style-name="Table17.A"/>
        <table:table-column table:style-name="Table17.B"/>
        <table:table-row table:style-name="Table17.1">
          <table:table-cell table:style-name="Table17.A1" office:value-type="string">
            <text:p text:style-name="P6"><text:span text:style-name="T2">Upgrade</text:span></text:p>
          </table:table-cell>
          <table:table-cell table:style-name="Table17.A1" office:value-type="string">
            <text:h text:style-name="P18" text:outline-level="3"><text:span text:style-name="T2">Diplomacy DC</text:span></text:h>
          </table:table-cell>
        </table:table-row>
        <table:table-row table:style-name="Table17.1">
          <table:table-cell table:style-name="Table17.A2" office:value-type="string">
            <text:p text:style-name="P6"><text:span text:style-name="T9">Seat at sporting event to field pass</text:span></text:p>
          </table:table-cell>
          <table:table-cell table:style-name="Table17.A2" office:value-type="string">
            <text:p text:style-name="P11"><text:span text:style-name="T9">10</text:span></text:p>
          </table:table-cell>
        </table:table-row>
        <table:table-row table:style-name="Table17.1">
          <table:table-cell table:style-name="Table17.A2" office:value-type="string">
            <text:p text:style-name="P1"><text:span text:style-name="T9">Hotel room to suite</text:span></text:p>
          </table:table-cell>
          <table:table-cell table:style-name="Table17.A2" office:value-type="string">
            <text:p text:style-name="P10"><text:span text:style-name="T9">15</text:span></text:p>
          </table:table-cell>
        </table:table-row>
        <table:table-row table:style-name="Table17.1">
          <table:table-cell table:style-name="Table17.A2" office:value-type="string">
            <text:p text:style-name="P1"><text:span text:style-name="T9">Concert or theater ticket to backstage pass</text:span></text:p>
          </table:table-cell>
          <table:table-cell table:style-name="Table17.A2" office:value-type="string">
            <text:p text:style-name="P10"><text:span text:style-name="T9">20</text:span></text:p>
          </table:table-cell>
        </table:table-row>
        <table:table-row table:style-name="Table17.1">
          <table:table-cell table:style-name="Table17.A5" office:value-type="string">
            <text:p text:style-name="P6"><text:span text:style-name="T9">Economy transportation to first-class</text:span></text:p>
          </table:table-cell>
          <table:table-cell table:style-name="Table17.A5" office:value-type="string">
            <text:p text:style-name="P11"><text:span text:style-name="T9">25</text:span></text:p>
          </table:table-cell>
        </table:table-row>
      </table:table>
      <text:p text:style-name="P26"><text:span text:style-name="T7">Bonus Class Skill</text:span></text:p>
      <text:p text:style-name="P1"><text:span text:style-name="T5">At 2nd and again at 7th level, the Personality designates one cross-class skill as a class skill. Once designated, the skill is considered a class skill every time the character adds a new level of Personality.</text:span></text:p>
      <text:h text:style-name="P16" text:outline-level="3"><text:span text:style-name="T7">Bonus Feats</text:span></text:h>
      <text:p text:style-name="P1"><text:soft-page-break/><text:span text:style-name="T5">At 3rd, 6th, and 9th level, the Personality gets a bonus feat. The bonus feat must be selected from the following list, and the Personality must meet all the prerequisites of the feat to select it.</text:span></text:p>
      <text:p text:style-name="P1"><text:span text:style-name="T5">Alertness, Animal Affinity, Combat Expertise, Confident, Creative, Deceptive, Defensive Martial Arts, Educated, Trustworthy.</text:span></text:p>
      <text:h text:style-name="P16" text:outline-level="3"><text:span text:style-name="T7">Royalty</text:span></text:h>
      <text:p text:style-name="P1"><text:span text:style-name="T5">At 4th and 8th level, a Personality’s activities in the public eye generate extra income. This income provides a Wealth bonus increase of +4.</text:span></text:p>
      <text:h text:style-name="P16" text:outline-level="3"><text:span text:style-name="T7">Winning Smile</text:span></text:h>
      <text:p text:style-name="P1"><text:span text:style-name="T5">At 5th level, a Personality develops such a force of personal magnetism that he or she can convince a single target to regard him or her as a trusted friend. (If the target is currently being threatened or attacked by the Personality or his or her allies, this ability won’t work.)</text:span></text:p>
      <text:p text:style-name="P1"><text:span text:style-name="T5">The target makes a Will saving throw to avoid being persuaded by the Personality’s words and actions. The DC is 10 + Personality’s class level + Personality’s Charisma bonus.</text:span></text:p>
      <text:p text:style-name="P1"><text:span text:style-name="T5">This ability doesn’t enable the Personality to control the target, but the target perceives the Personality’s words and actions in the most favorable way. The Personality can try to give the target orders, but he or she must win an opposed Charisma check to convince the target to perform any actions the target wouldn’t normally undertake. The target never obeys suicidal or obviously harmful orders, and any act by the Personality or his or her allies that threatens the target breaks the mood and clears the target’s head. Otherwise, a target remains won over for 1 minute per Personality level.</text:span></text:p>
      <text:p text:style-name="P1"><text:span text:style-name="T5">After the duration expires, the GM determines the reaction and attitude of the target based on what the Personality compelled the target to do. </text:span></text:p>
      <text:p text:style-name="P1"><text:span text:style-name="T5">This is a Mind-Affecting ability.</text:span></text:p>
      <text:h text:style-name="P16" text:outline-level="3"><text:span text:style-name="T7">Compelling Performance</text:span></text:h>
      <text:p text:style-name="P1"><text:span text:style-name="T5">At 10th level, a Personality’s force of personal magnetism increases to the point that he or she can arouse a single emotion of his or her choice—despair, hope, or rage—in a target. To use this ability, the Personality must spend 1 action point. The emotion he or she arouses affects one target (a GM character) within 15 feet of the Personality (or within 15 feet of a television, radio, or telephone that broadcasts the Personality’s performance). The performance requires a full-round action, and its effects on the target last for 1d4+1 rounds.</text:span></text:p>
      <text:p text:style-name="P1"><text:span text:style-name="T5">The target makes a Will saving throw. The DC is 10 + Personality’s class level + Personality’s Charisma bonus. If the target succeeds at the saving throw, he or she is immune to the compulsion of this performance. If the target fails, he or she reacts to the emotion as described below.</text:span></text:p>
      <text:p text:style-name="P1"><text:span text:style-name="T5">Despair: The target takes a –2 morale penalty on saving throws, attack rolls, ability checks, skill checks, and weapon damage rolls.</text:span></text:p>
      <text:p text:style-name="P1"><text:span text:style-name="T5">Hope: The target gains a +2 morale bonus on saving throws, attack rolls, ability checks, skill checks, and weapon damage rolls.</text:span></text:p>
      <text:p text:style-name="P1"><text:span text:style-name="T5">Rage: The target gains a +2 morale bonus to Strength and Constitution, a +1 morale bonus on Will saves, and a –1 penalty to Defense. In a dramatic situation, the target is compelled to fight, regardless of the danger.</text:span></text:p>
      <text:h text:style-name="P20" text:outline-level="2"/>
      <text:h text:style-name="P19" text:outline-level="2"><text:span text:style-name="T4">NEGOTIATOR</text:span></text:h>
      <text:h text:style-name="P16" text:outline-level="3"><text:span text:style-name="T7">Requirements</text:span></text:h>
      <text:p text:style-name="P1"><text:span text:style-name="T5">To qualify to become a Negotiator, a character must fulfill the following criteria.</text:span></text:p>
      <text:p text:style-name="P1"><text:span text:style-name="T7">Skills:</text:span><text:span text:style-name="T5"> Bluff 6 ranks, Diplomacy 6 ranks.</text:span></text:p>
      <text:p text:style-name="P1"><text:span text:style-name="T7">Feat:</text:span><text:span text:style-name="T5"> Alertness.</text:span></text:p>
      <text:h text:style-name="P16" text:outline-level="3"><text:span text:style-name="T7">Class Information</text:span></text:h>
      <text:p text:style-name="P1"><text:span text:style-name="T5">The following information pertains to the Negotiator advanced class.</text:span></text:p>
      <text:p text:style-name="P1"><text:span text:style-name="T7">Hit Die:</text:span><text:span text:style-name="T5"> 1d8</text:span></text:p>
      <text:p text:style-name="P1"><text:span text:style-name="T7">Action Points:</text:span><text:span text:style-name="T5"> 6 + one-half character level, rounded down, every time the Negotiator attains a new level in this class.</text:span></text:p>
      <text:h text:style-name="P16" text:outline-level="3"><text:span text:style-name="T7">Class Skills</text:span></text:h>
      <text:p text:style-name="P1"><text:span text:style-name="T5">The Negotiator’s class skills (and the key ability for each skill) are: Bluff (Cha), Computer Use (Int), Diplomacy (Cha), Drive (Dex), Gamble (Wis), Gather Information (Cha), Intimidate (Cha), Investigate (Int), Knowledge (behavioral sciences, business, civics, current events, popular culture, streetwise) (Int), Profession (Wis), Read/Write Language (none), Sense Motive (Wis), Speak Language (none), Spot (Wis).</text:span></text:p>
      <text:p text:style-name="P1"><text:span text:style-name="T7">Skill Points at Each Level:</text:span><text:span text:style-name="T5"> 5 + Int modifier.</text:span></text:p>
      <text:p text:style-name="P2"/>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6"><text:span text:style-name="T8">Table: The Negotiator</text:span></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string">
            <text:p text:style-name="P6"><text:span text:style-name="T8">Class Level</text:span></text:p>
          </table:table-cell>
          <table:table-cell table:style-name="Table18.B2" office:value-type="string">
            <text:p text:style-name="P6"><text:span text:style-name="T8">Base Attack Bonus</text:span></text:p>
          </table:table-cell>
          <table:table-cell table:style-name="Table18.B2" office:value-type="string">
            <text:p text:style-name="P6"><text:span text:style-name="T8">Fort Save</text:span></text:p>
          </table:table-cell>
          <table:table-cell table:style-name="Table18.B2" office:value-type="string">
            <text:p text:style-name="P6"><text:span text:style-name="T8">Ref Save</text:span></text:p>
          </table:table-cell>
          <table:table-cell table:style-name="Table18.B2" office:value-type="string">
            <text:p text:style-name="P6"><text:span text:style-name="T8">Will Save</text:span></text:p>
          </table:table-cell>
          <table:table-cell table:style-name="Table18.B2" office:value-type="string">
            <text:p text:style-name="P6"><text:span text:style-name="T8">Special</text:span></text:p>
          </table:table-cell>
          <table:table-cell table:style-name="Table18.B2" office:value-type="string">
            <text:p text:style-name="P6"><text:span text:style-name="T8">Defense Bonus</text:span></text:p>
          </table:table-cell>
          <table:table-cell table:style-name="Table18.B2" office:value-type="string">
            <text:p text:style-name="P6"><text:span text:style-name="T8">Reputation Bonus</text:span></text:p>
          </table:table-cell>
        </table:table-row>
        <table:table-row table:style-name="Table18.2">
          <table:table-cell table:style-name="Table18.A2" office:value-type="string">
            <text:p text:style-name="P6"><text:span text:style-name="T9">1st</text:span></text:p>
          </table:table-cell>
          <table:table-cell table:style-name="Table18.A2" office:value-type="string">
            <text:p text:style-name="P6"><text:span text:style-name="T9">+0</text:span></text:p>
          </table:table-cell>
          <table:table-cell table:style-name="Table18.A2" office:value-type="string">
            <text:p text:style-name="P6"><text:span text:style-name="T9">+1</text:span></text:p>
          </table:table-cell>
          <table:table-cell table:style-name="Table18.A2" office:value-type="string">
            <text:p text:style-name="P6"><text:span text:style-name="T9">+0</text:span></text:p>
          </table:table-cell>
          <table:table-cell table:style-name="Table18.A2" office:value-type="string">
            <text:p text:style-name="P6"><text:span text:style-name="T9">+2</text:span></text:p>
          </table:table-cell>
          <table:table-cell table:style-name="Table18.A2" office:value-type="string">
            <text:p text:style-name="P6"><text:span text:style-name="T9">Conceal motive</text:span></text:p>
          </table:table-cell>
          <table:table-cell table:style-name="Table18.A2" office:value-type="string">
            <text:p text:style-name="P6"><text:span text:style-name="T9">+0</text:span></text:p>
          </table:table-cell>
          <table:table-cell table:style-name="Table18.A2" office:value-type="string">
            <text:p text:style-name="P6"><text:span text:style-name="T9">+1</text:span></text:p>
          </table:table-cell>
        </table:table-row>
        <text:soft-page-break/>
        <table:table-row table:style-name="Table18.2">
          <table:table-cell table:style-name="Table18.A2" office:value-type="string">
            <text:p text:style-name="P1"><text:span text:style-name="T9">2nd</text:span></text:p>
          </table:table-cell>
          <table:table-cell table:style-name="Table18.A2" office:value-type="string">
            <text:p text:style-name="P1"><text:span text:style-name="T9">+1</text:span></text:p>
          </table:table-cell>
          <table:table-cell table:style-name="Table18.A2" office:value-type="string">
            <text:p text:style-name="P1"><text:span text:style-name="T9">+2</text:span></text:p>
          </table:table-cell>
          <table:table-cell table:style-name="Table18.A2" office:value-type="string">
            <text:p text:style-name="P1"><text:span text:style-name="T9">+0</text:span></text:p>
          </table:table-cell>
          <table:table-cell table:style-name="Table18.A2" office:value-type="string">
            <text:p text:style-name="P1"><text:span text:style-name="T9">+3</text:span></text:p>
          </table:table-cell>
          <table:table-cell table:style-name="Table18.A2" office:value-type="string">
            <text:p text:style-name="P1"><text:span text:style-name="T9">React first</text:span></text:p>
          </table:table-cell>
          <table:table-cell table:style-name="Table18.A2" office:value-type="string">
            <text:p text:style-name="P1"><text:span text:style-name="T9">+1</text:span></text:p>
          </table:table-cell>
          <table:table-cell table:style-name="Table18.A2" office:value-type="string">
            <text:p text:style-name="P1"><text:span text:style-name="T9">+1</text:span></text:p>
          </table:table-cell>
        </table:table-row>
        <table:table-row table:style-name="Table18.2">
          <table:table-cell table:style-name="Table18.A2" office:value-type="string">
            <text:p text:style-name="P1"><text:span text:style-name="T9">3rd</text:span></text:p>
          </table:table-cell>
          <table:table-cell table:style-name="Table18.A2" office:value-type="string">
            <text:p text:style-name="P1"><text:span text:style-name="T9">+2</text:span></text:p>
          </table:table-cell>
          <table:table-cell table:style-name="Table18.A2" office:value-type="string">
            <text:p text:style-name="P1"><text:span text:style-name="T9">+2</text:span></text:p>
          </table:table-cell>
          <table:table-cell table:style-name="Table18.A2" office:value-type="string">
            <text:p text:style-name="P1"><text:span text:style-name="T9">+1</text:span></text:p>
          </table:table-cell>
          <table:table-cell table:style-name="Table18.A2" office:value-type="string">
            <text:p text:style-name="P1"><text:span text:style-name="T9">+3</text:span></text:p>
          </table:table-cell>
          <table:table-cell table:style-name="Table18.A2" office:value-type="string">
            <text:p text:style-name="P1"><text:span text:style-name="T9">Bonus feat</text:span></text:p>
          </table:table-cell>
          <table:table-cell table:style-name="Table18.A2" office:value-type="string">
            <text:p text:style-name="P1"><text:span text:style-name="T9">+1</text:span></text:p>
          </table:table-cell>
          <table:table-cell table:style-name="Table18.A2" office:value-type="string">
            <text:p text:style-name="P1"><text:span text:style-name="T9">+1</text:span></text:p>
          </table:table-cell>
        </table:table-row>
        <table:table-row table:style-name="Table18.2">
          <table:table-cell table:style-name="Table18.A2" office:value-type="string">
            <text:p text:style-name="P1"><text:span text:style-name="T9">4th</text:span></text:p>
          </table:table-cell>
          <table:table-cell table:style-name="Table18.A2" office:value-type="string">
            <text:p text:style-name="P1"><text:span text:style-name="T9">+3</text:span></text:p>
          </table:table-cell>
          <table:table-cell table:style-name="Table18.A2" office:value-type="string">
            <text:p text:style-name="P1"><text:span text:style-name="T9">+2</text:span></text:p>
          </table:table-cell>
          <table:table-cell table:style-name="Table18.A2" office:value-type="string">
            <text:p text:style-name="P1"><text:span text:style-name="T9">+1</text:span></text:p>
          </table:table-cell>
          <table:table-cell table:style-name="Table18.A2" office:value-type="string">
            <text:p text:style-name="P1"><text:span text:style-name="T9">+4</text:span></text:p>
          </table:table-cell>
          <table:table-cell table:style-name="Table18.A2" office:value-type="string">
            <text:p text:style-name="P1"><text:span text:style-name="T9">Talk down one opponent</text:span></text:p>
          </table:table-cell>
          <table:table-cell table:style-name="Table18.A2" office:value-type="string">
            <text:p text:style-name="P1"><text:span text:style-name="T9">+1</text:span></text:p>
          </table:table-cell>
          <table:table-cell table:style-name="Table18.A2" office:value-type="string">
            <text:p text:style-name="P1"><text:span text:style-name="T9">+2</text:span></text:p>
          </table:table-cell>
        </table:table-row>
        <text:soft-page-break/>
        <table:table-row table:style-name="Table18.2">
          <table:table-cell table:style-name="Table18.A2" office:value-type="string">
            <text:p text:style-name="P1"><text:span text:style-name="T9">5th</text:span></text:p>
          </table:table-cell>
          <table:table-cell table:style-name="Table18.A2" office:value-type="string">
            <text:p text:style-name="P1"><text:span text:style-name="T9">+3</text:span></text:p>
          </table:table-cell>
          <table:table-cell table:style-name="Table18.A2" office:value-type="string">
            <text:p text:style-name="P1"><text:span text:style-name="T9">+3</text:span></text:p>
          </table:table-cell>
          <table:table-cell table:style-name="Table18.A2" office:value-type="string">
            <text:p text:style-name="P1"><text:span text:style-name="T9">+1</text:span></text:p>
          </table:table-cell>
          <table:table-cell table:style-name="Table18.A2" office:value-type="string">
            <text:p text:style-name="P1"><text:span text:style-name="T9">+4</text:span></text:p>
          </table:table-cell>
          <table:table-cell table:style-name="Table18.A2" office:value-type="string">
            <text:p text:style-name="P1"><text:span text:style-name="T9">No sweat</text:span></text:p>
          </table:table-cell>
          <table:table-cell table:style-name="Table18.A2" office:value-type="string">
            <text:p text:style-name="P1"><text:span text:style-name="T9">+2</text:span></text:p>
          </table:table-cell>
          <table:table-cell table:style-name="Table18.A2" office:value-type="string">
            <text:p text:style-name="P1"><text:span text:style-name="T9">+2</text:span></text:p>
          </table:table-cell>
        </table:table-row>
        <table:table-row table:style-name="Table18.2">
          <table:table-cell table:style-name="Table18.A2" office:value-type="string">
            <text:p text:style-name="P1"><text:span text:style-name="T9">6th</text:span></text:p>
          </table:table-cell>
          <table:table-cell table:style-name="Table18.A2" office:value-type="string">
            <text:p text:style-name="P1"><text:span text:style-name="T9">+4</text:span></text:p>
          </table:table-cell>
          <table:table-cell table:style-name="Table18.A2" office:value-type="string">
            <text:p text:style-name="P1"><text:span text:style-name="T9">+3</text:span></text:p>
          </table:table-cell>
          <table:table-cell table:style-name="Table18.A2" office:value-type="string">
            <text:p text:style-name="P1"><text:span text:style-name="T9">+2</text:span></text:p>
          </table:table-cell>
          <table:table-cell table:style-name="Table18.A2" office:value-type="string">
            <text:p text:style-name="P1"><text:span text:style-name="T9">+5</text:span></text:p>
          </table:table-cell>
          <table:table-cell table:style-name="Table18.A2" office:value-type="string">
            <text:p text:style-name="P1"><text:span text:style-name="T9">Bonus feat</text:span></text:p>
          </table:table-cell>
          <table:table-cell table:style-name="Table18.A2" office:value-type="string">
            <text:p text:style-name="P1"><text:span text:style-name="T9">+2</text:span></text:p>
          </table:table-cell>
          <table:table-cell table:style-name="Table18.A2" office:value-type="string">
            <text:p text:style-name="P1"><text:span text:style-name="T9">+2</text:span></text:p>
          </table:table-cell>
        </table:table-row>
        <table:table-row table:style-name="Table18.2">
          <table:table-cell table:style-name="Table18.A2" office:value-type="string">
            <text:p text:style-name="P1"><text:span text:style-name="T9">7th</text:span></text:p>
          </table:table-cell>
          <table:table-cell table:style-name="Table18.A2" office:value-type="string">
            <text:p text:style-name="P1"><text:span text:style-name="T9">+5</text:span></text:p>
          </table:table-cell>
          <table:table-cell table:style-name="Table18.A2" office:value-type="string">
            <text:p text:style-name="P1"><text:span text:style-name="T9">+4</text:span></text:p>
          </table:table-cell>
          <table:table-cell table:style-name="Table18.A2" office:value-type="string">
            <text:p text:style-name="P1"><text:span text:style-name="T9">+2</text:span></text:p>
          </table:table-cell>
          <table:table-cell table:style-name="Table18.A2" office:value-type="string">
            <text:p text:style-name="P1"><text:span text:style-name="T9">+5</text:span></text:p>
          </table:table-cell>
          <table:table-cell table:style-name="Table18.A2" office:value-type="string">
            <text:p text:style-name="P1"><text:span text:style-name="T9">Talk down several opponents</text:span></text:p>
          </table:table-cell>
          <table:table-cell table:style-name="Table18.A2" office:value-type="string">
            <text:p text:style-name="P1"><text:span text:style-name="T9">+2</text:span></text:p>
          </table:table-cell>
          <table:table-cell table:style-name="Table18.A2" office:value-type="string">
            <text:p text:style-name="P1"><text:span text:style-name="T9">+3</text:span></text:p>
          </table:table-cell>
        </table:table-row>
        <text:soft-page-break/>
        <table:table-row table:style-name="Table18.2">
          <table:table-cell table:style-name="Table18.A2" office:value-type="string">
            <text:p text:style-name="P1"><text:span text:style-name="T9">8th</text:span></text:p>
          </table:table-cell>
          <table:table-cell table:style-name="Table18.A2" office:value-type="string">
            <text:p text:style-name="P1"><text:span text:style-name="T9">+6</text:span></text:p>
          </table:table-cell>
          <table:table-cell table:style-name="Table18.A2" office:value-type="string">
            <text:p text:style-name="P1"><text:span text:style-name="T9">+4</text:span></text:p>
          </table:table-cell>
          <table:table-cell table:style-name="Table18.A2" office:value-type="string">
            <text:p text:style-name="P1"><text:span text:style-name="T9">+2</text:span></text:p>
          </table:table-cell>
          <table:table-cell table:style-name="Table18.A2" office:value-type="string">
            <text:p text:style-name="P1"><text:span text:style-name="T9">+6</text:span></text:p>
          </table:table-cell>
          <table:table-cell table:style-name="Table18.A2" office:value-type="string">
            <text:p text:style-name="P1"><text:span text:style-name="T9">Sow distrust</text:span></text:p>
          </table:table-cell>
          <table:table-cell table:style-name="Table18.A2" office:value-type="string">
            <text:p text:style-name="P1"><text:span text:style-name="T9">+3</text:span></text:p>
          </table:table-cell>
          <table:table-cell table:style-name="Table18.A2" office:value-type="string">
            <text:p text:style-name="P1"><text:span text:style-name="T9">+3</text:span></text:p>
          </table:table-cell>
        </table:table-row>
        <table:table-row table:style-name="Table18.2">
          <table:table-cell table:style-name="Table18.A2" office:value-type="string">
            <text:p text:style-name="P1"><text:span text:style-name="T9">9th</text:span></text:p>
          </table:table-cell>
          <table:table-cell table:style-name="Table18.A2" office:value-type="string">
            <text:p text:style-name="P1"><text:span text:style-name="T9">+6</text:span></text:p>
          </table:table-cell>
          <table:table-cell table:style-name="Table18.A2" office:value-type="string">
            <text:p text:style-name="P1"><text:span text:style-name="T9">+4</text:span></text:p>
          </table:table-cell>
          <table:table-cell table:style-name="Table18.A2" office:value-type="string">
            <text:p text:style-name="P1"><text:span text:style-name="T9">+3</text:span></text:p>
          </table:table-cell>
          <table:table-cell table:style-name="Table18.A2" office:value-type="string">
            <text:p text:style-name="P1"><text:span text:style-name="T9">+6</text:span></text:p>
          </table:table-cell>
          <table:table-cell table:style-name="Table18.A2" office:value-type="string">
            <text:p text:style-name="P1"><text:span text:style-name="T9">Bonus feat</text:span></text:p>
          </table:table-cell>
          <table:table-cell table:style-name="Table18.A2" office:value-type="string">
            <text:p text:style-name="P1"><text:span text:style-name="T9">+3</text:span></text:p>
          </table:table-cell>
          <table:table-cell table:style-name="Table18.A2" office:value-type="string">
            <text:p text:style-name="P1"><text:span text:style-name="T9">+3</text:span></text:p>
          </table:table-cell>
        </table:table-row>
        <table:table-row table:style-name="Table18.2">
          <table:table-cell table:style-name="Table18.A12" office:value-type="string">
            <text:p text:style-name="P6"><text:span text:style-name="T9">10th</text:span></text:p>
          </table:table-cell>
          <table:table-cell table:style-name="Table18.A12" office:value-type="string">
            <text:p text:style-name="P6"><text:span text:style-name="T9">+7</text:span></text:p>
          </table:table-cell>
          <table:table-cell table:style-name="Table18.A12" office:value-type="string">
            <text:p text:style-name="P6"><text:span text:style-name="T9">+5</text:span></text:p>
          </table:table-cell>
          <table:table-cell table:style-name="Table18.A12" office:value-type="string">
            <text:p text:style-name="P6"><text:span text:style-name="T9">+3</text:span></text:p>
          </table:table-cell>
          <table:table-cell table:style-name="Table18.A12" office:value-type="string">
            <text:p text:style-name="P6"><text:span text:style-name="T9">+7</text:span></text:p>
          </table:table-cell>
          <table:table-cell table:style-name="Table18.A12" office:value-type="string">
            <text:p text:style-name="P6"><text:span text:style-name="T9">Talk down all opponents</text:span></text:p>
          </table:table-cell>
          <table:table-cell table:style-name="Table18.A12" office:value-type="string">
            <text:p text:style-name="P6"><text:span text:style-name="T9">+3</text:span></text:p>
          </table:table-cell>
          <table:table-cell table:style-name="Table18.A12" office:value-type="string">
            <text:p text:style-name="P6"><text:span text:style-name="T9">+4</text:span></text:p>
          </table:table-cell>
        </table:table-row>
      </table:table>
      <text:p text:style-name="P2"/>
      <text:h text:style-name="P16" text:outline-level="3"><text:span text:style-name="T7">Class Features</text:span></text:h>
      <text:p text:style-name="P1"><text:span text:style-name="T5">All of the following are features of the Negotiator advanced class.</text:span></text:p>
      <text:h text:style-name="P16" text:outline-level="3"><text:span text:style-name="T7">Conceal Motive</text:span></text:h>
      <text:p text:style-name="P1"><text:span text:style-name="T5">A Negotiator gets to add a bonus equal to his or her Negotiator level whenever he or she opposes a Sense Motive check.</text:span></text:p>
      <text:h text:style-name="P16" text:outline-level="3"><text:span text:style-name="T7">React First</text:span></text:h>
      <text:p text:style-name="P1"><text:span text:style-name="T5">Starting at 2nd level, a Negotiator gains the ability to react first when trying to make a deal or mediate a settlement. The Negotiator must make contact and speak to the participants prior to the start of combat. If he or she does this, he or she gains a free readied action that allows the Negotiator to make either a move or attack action if either side in the negotiation (other than the Negotiator) decides to start hostilities. The Negotiator gets to act before any initiative checks are made, in effect giving him or her the benefit of surprise.</text:span></text:p>
      <text:h text:style-name="P16" text:outline-level="3"><text:span text:style-name="T7">Bonus Feats</text:span></text:h>
      <text:p text:style-name="P1"><text:span text:style-name="T5">At 3rd, 6th, and 9th level, the Negotiator gets a bonus feat. The bonus feat must be selected from the following list, and the Negotiator must meet all the prerequisites of the feat to select it.</text:span></text:p>
      <text:p text:style-name="P1"><text:span text:style-name="T5">Advanced Firearms Proficiency, Armor Proficiency (light), Armor Proficiency (medium), Attentive, Confident, Dead Aim, Deceptive, Educated, Far Shot, Iron Will, Personal Firearms Proficiency, Trustworthy.</text:span></text:p>
      <text:h text:style-name="P16" text:outline-level="3"><text:span text:style-name="T7">Talk Down</text:span></text:h>
      <text:p text:style-name="P1"><text:span text:style-name="T5">A Negotiator of 4th level or higher can talk his or her way out of trouble. Either prior to the start of hostilities or during combat, the Negotiator can talk down a single opponent within 15 feet of his or her position or otherwise able to hear the Negotiator’s voice. The target must be able to understand the Negotiator. That opponent immediately stops fighting and reverts to an indifferent attitude regarding the Negotiator and the situation in general. Any hostile action by the Negotiator or by one of the Negotiator’s allies directed at the opponent allows the opponent to act as he or she sees fit.</text:span></text:p>
      <text:p text:style-name="P1"><text:span text:style-name="T5">To initiate this talent, the Negotiator must spend a full-round action talking to his or her opponent. The opponent makes a Will saving throw. The DC is equal to 10 + Negotiator’s class level + Negotiator’s Charisma bonus. If the save fails, the opponent stops fighting. If the save succeeds, the opponent continues as normal.</text:span></text:p>
      <text:p text:style-name="P1"><text:span text:style-name="T5">At 7th level, a Negotiator can talk down a number of opponents equal to his or her Charisma bonus within 15 feet of his or her position or within 15 feet of a television, radio, or telephone broadcasting the Negotiator’s message.</text:span></text:p>
      <text:p text:style-name="P1"><text:span text:style-name="T5">At 10th level, the range extends to 30 feet and covers all opponents who can hear and understand the Negotiator’s voice.</text:span></text:p>
      <text:p text:style-name="P1"><text:span text:style-name="T5">This is a Mind-Affecting ability.</text:span></text:p>
      <text:h text:style-name="P16" text:outline-level="3"><text:span text:style-name="T7">No Sweat</text:span></text:h>
      <text:p text:style-name="P1"><text:span text:style-name="T5">Starting at 5th level, whenever a Negotiator spends 1 action point to improve the result of a die roll, he or she rolls an additional 1d6. The Negotiator can then select the highest die roll to add to his or her d20 roll.</text:span></text:p>
      <text:h text:style-name="P16" text:outline-level="3"><text:span text:style-name="T7">Sow Distrust</text:span></text:h>
      <text:p text:style-name="P1"><text:span text:style-name="T5">A Negotiator of 8th level or higher can turn one character against another. The Negotiator must spend a full-round action and know the name of the character he or she is attempting to persuade as well as the name of the character toward whom the target’s distrust will be directed. The target must be able to hear and understand the Negotiator.</text:span></text:p>
      <text:p text:style-name="P1"><text:span text:style-name="T5">The target makes a Will save. The DC is equal to 10 + Negotiator’s class level + Negotiator’s Charisma bonus. If the target fails the save, his or her attitude toward the other designated character worsens by one step: helpful turns to friendly, friendly to indifferent, indifferent to unfriendly, unfriendly to hostile (see the Diplomacy skill). The target makes a Will save whenever the Negotiator uses this talent against him or her. As long as the target continues to fail the Will save, the Negotiator can continue taking full-round actions to worsen the target’s attitude toward a designated character. When the target’s attitude drops to hostile, he or she attacks the designated character.</text:span></text:p>
      <text:p text:style-name="P1"><text:span text:style-name="T5">A successful Will save doesn’t restore previous attitude shifts, but it does render the target immune for 24 hours to further attempts by the Negotiator to sow distrust.</text:span></text:p>
      <text:p text:style-name="P1"><text:span text:style-name="T5">The Negotiator can’t use this talent on his or her allies.</text:span></text:p>
      <text:p text:style-name="P1"><text:span text:style-name="T5">This is a Mind-Affecting abil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5.3327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_20_No_20_Indent" style:display-name="Sidebar Body No Indent" style:family="paragraph" style:parent-style-name="Standard"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Body_20_Text_20_2" style:display-name="Body Text 2" style:family="paragraph" style:parent-style-name="Standard" style:default-outline-level="">
      <style:paragraph-properties fo:margin-left="0in" fo:margin-right="-0.3335in"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Body_20_Text_20_Indent_20_2" style:display-name="Body Text Indent 2" style:family="paragraph" style:parent-style-name="Standard" style:default-outline-level="">
      <style:paragraph-properties fo:margin-left="0in" fo:margin-right="0in" fo:line-height="0.1598in" fo:text-align="justify" style:justify-single-word="false" fo:orphans="2" fo:widows="2" fo:text-indent="0.1252in" style:auto-text-indent="false" style:vertical-align="auto"/>
      <style:text-properties fo:font-size="10pt" fo:language="en" fo:country="US" style:font-size-asian="10pt" style:language-asian="en" style:country-asian="US"/>
    </style:style>
    <style:style style:name="caption"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fo:font-weight="bold" style:font-size-asian="10pt" style:language-asian="en" style:country-asian="US" style:font-weight-asian="bold"/>
    </style:style>
    <style:style style:name="Default_20_Paragraph_20_Font" style:display-name="Default Paragraph Font" style:family="text"/>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166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vanced Classes</dc:title>
    <dc:subject>MSRD</dc:subject>
    <meta:initial-creator>AKSmith</meta:initial-creator>
    <meta:creation-date>2002-09-17T13:40:00</meta:creation-date>
    <dc:date>2003-10-23T11:00:00</dc:date>
    <meta:print-date>2003-08-20T13:44:00</meta:print-date>
    <meta:editing-cycles>141</meta:editing-cycles>
    <meta:editing-duration>PT6M58S</meta:editing-duration>
    <meta:document-statistic meta:table-count="18" meta:image-count="0" meta:object-count="0" meta:page-count="24" meta:paragraph-count="1587" meta:word-count="10227" meta:character-count="58046" meta:non-whitespace-character-count="49399"/>
    <meta:generator>LibreOffice/5.4.6.2$Linux_X86_64 LibreOffice_project/40m0$Build-2</meta:generator>
    <meta:user-defined meta:name="Company">Wizards of the Coast</meta:user-defined>
    <meta:user-defined meta:name="Operator">AKSmith</meta:user-defined>
  </office:meta>
</office:document-meta>
</file>